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9.01pt"/>
    </style:style>
    <style:style style:name="co3" style:family="table-column">
      <style:table-column-properties fo:break-before="auto" style:column-width="58.11pt"/>
    </style:style>
    <style:style style:name="co4" style:family="table-column">
      <style:table-column-properties fo:break-before="auto" style:column-width="94.39pt"/>
    </style:style>
    <style:style style:name="co5" style:family="table-column">
      <style:table-column-properties fo:break-before="auto" style:column-width="135.3pt"/>
    </style:style>
    <style:style style:name="co6" style:family="table-column">
      <style:table-column-properties fo:break-before="auto" style:column-width="68.94pt"/>
    </style:style>
    <style:style style:name="co7" style:family="table-column">
      <style:table-column-properties fo:break-before="auto" style:column-width="86.71pt"/>
    </style:style>
    <style:style style:name="co8" style:family="table-column">
      <style:table-column-properties fo:break-before="auto" style:column-width="67.41pt"/>
    </style:style>
    <style:style style:name="co9" style:family="table-column">
      <style:table-column-properties fo:break-before="auto" style:column-width="70.4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X Gate (Single)" table:style-name="ta1">
        <table:table-column table:style-name="co1" table:number-columns-repeated="8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# of Qubits</text:p>
          </table:table-cell>
          <table:table-cell office:value-type="string" calcext:value-type="string">
            <text:p><text:s/>Average Time (ms)</text:p>
          </table:table-cell>
          <table:table-cell office:value-type="string" calcext:value-type="string">
            <text:p><text:s/>Sample Std. Deviation (ms)</text:p>
          </table:table-cell>
          <table:table-cell office:value-type="string" calcext:value-type="string">
            <text:p><text:s/>Fastest (ms)</text:p>
          </table:table-cell>
          <table:table-cell office:value-type="string" calcext:value-type="string">
            <text:p><text:s/>1st Quartile (ms)</text:p>
          </table:table-cell>
          <table:table-cell office:value-type="string" calcext:value-type="string">
            <text:p><text:s/>Median (ms)</text:p>
          </table:table-cell>
          <table:table-cell office:value-type="string" calcext:value-type="string">
            <text:p><text:s/>3rd Quartile (ms)</text:p>
          </table:table-cell>
          <table:table-cell office:value-type="string" calcext:value-type="string">
            <text:p><text:s/>Slowest (ms)</text:p>
          </table:table-cell>
          <table:table-cell office:value-type="string" calcext:value-type="string">
            <text:p>Typ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4027" calcext:value-type="float">
            <text:p>0.04027</text:p>
          </table:table-cell>
          <table:table-cell office:value-type="float" office:value="0.104915" calcext:value-type="float">
            <text:p>0.104915</text:p>
          </table:table-cell>
          <table:table-cell table:number-columns-repeated="3" office:value-type="float" office:value="0.029" calcext:value-type="float">
            <text:p>0.029</text:p>
          </table:table-cell>
          <table:table-cell office:value-type="float" office:value="0.03" calcext:value-type="float">
            <text:p>0.03</text:p>
          </table:table-cell>
          <table:table-cell office:value-type="float" office:value="1.084" calcext:value-type="float">
            <text:p>1.084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4078" calcext:value-type="float">
            <text:p>0.04078</text:p>
          </table:table-cell>
          <table:table-cell office:value-type="float" office:value="0.106425" calcext:value-type="float">
            <text:p>0.106425</text:p>
          </table:table-cell>
          <table:table-cell office:value-type="float" office:value="0.028" calcext:value-type="float">
            <text:p>0.028</text:p>
          </table:table-cell>
          <table:table-cell table:number-columns-repeated="2" office:value-type="float" office:value="0.029" calcext:value-type="float">
            <text:p>0.029</text:p>
          </table:table-cell>
          <table:table-cell office:value-type="float" office:value="0.03" calcext:value-type="float">
            <text:p>0.03</text:p>
          </table:table-cell>
          <table:table-cell office:value-type="float" office:value="1.099" calcext:value-type="float">
            <text:p>1.099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4019" calcext:value-type="float">
            <text:p>0.04019</text:p>
          </table:table-cell>
          <table:table-cell office:value-type="float" office:value="0.106014" calcext:value-type="float">
            <text:p>0.106014</text:p>
          </table:table-cell>
          <table:table-cell table:number-columns-repeated="2" office:value-type="float" office:value="0.029" calcext:value-type="float">
            <text:p>0.029</text:p>
          </table:table-cell>
          <table:table-cell table:number-columns-repeated="2" office:value-type="float" office:value="0.03" calcext:value-type="float">
            <text:p>0.03</text:p>
          </table:table-cell>
          <table:table-cell office:value-type="float" office:value="1.095" calcext:value-type="float">
            <text:p>1.095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4061" calcext:value-type="float">
            <text:p>0.04061</text:p>
          </table:table-cell>
          <table:table-cell office:value-type="float" office:value="0.105907" calcext:value-type="float">
            <text:p>0.105907</text:p>
          </table:table-cell>
          <table:table-cell table:number-columns-repeated="2" office:value-type="float" office:value="0.029" calcext:value-type="float">
            <text:p>0.029</text:p>
          </table:table-cell>
          <table:table-cell table:number-columns-repeated="2" office:value-type="float" office:value="0.03" calcext:value-type="float">
            <text:p>0.03</text:p>
          </table:table-cell>
          <table:table-cell office:value-type="float" office:value="1.094" calcext:value-type="float">
            <text:p>1.094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4034" calcext:value-type="float">
            <text:p>0.04034</text:p>
          </table:table-cell>
          <table:table-cell office:value-type="float" office:value="0.105809" calcext:value-type="float">
            <text:p>0.105809</text:p>
          </table:table-cell>
          <table:table-cell table:number-columns-repeated="3" office:value-type="float" office:value="0.029" calcext:value-type="float">
            <text:p>0.029</text:p>
          </table:table-cell>
          <table:table-cell office:value-type="float" office:value="0.03" calcext:value-type="float">
            <text:p>0.03</text:p>
          </table:table-cell>
          <table:table-cell office:value-type="float" office:value="1.093" calcext:value-type="float">
            <text:p>1.093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4079" calcext:value-type="float">
            <text:p>0.04079</text:p>
          </table:table-cell>
          <table:table-cell office:value-type="float" office:value="0.105983" calcext:value-type="float">
            <text:p>0.105983</text:p>
          </table:table-cell>
          <table:table-cell table:number-columns-repeated="2" office:value-type="float" office:value="0.029" calcext:value-type="float">
            <text:p>0.029</text:p>
          </table:table-cell>
          <table:table-cell table:number-columns-repeated="2" office:value-type="float" office:value="0.03" calcext:value-type="float">
            <text:p>0.03</text:p>
          </table:table-cell>
          <table:table-cell office:value-type="float" office:value="1.095" calcext:value-type="float">
            <text:p>1.095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3487" calcext:value-type="float">
            <text:p>0.03487</text:p>
          </table:table-cell>
          <table:table-cell office:value-type="float" office:value="0.0521496" calcext:value-type="float">
            <text:p>0.0521496</text:p>
          </table:table-cell>
          <table:table-cell table:number-columns-repeated="3" office:value-type="float" office:value="0.029" calcext:value-type="float">
            <text:p>0.029</text:p>
          </table:table-cell>
          <table:table-cell office:value-type="float" office:value="0.03" calcext:value-type="float">
            <text:p>0.03</text:p>
          </table:table-cell>
          <table:table-cell office:value-type="float" office:value="0.553" calcext:value-type="float">
            <text:p>0.553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4001" calcext:value-type="float">
            <text:p>0.04001</text:p>
          </table:table-cell>
          <table:table-cell office:value-type="float" office:value="0.099614" calcext:value-type="float">
            <text:p>0.099614</text:p>
          </table:table-cell>
          <table:table-cell table:number-columns-repeated="2" office:value-type="float" office:value="0.029" calcext:value-type="float">
            <text:p>0.029</text:p>
          </table:table-cell>
          <table:table-cell table:number-columns-repeated="2" office:value-type="float" office:value="0.03" calcext:value-type="float">
            <text:p>0.03</text:p>
          </table:table-cell>
          <table:table-cell office:value-type="float" office:value="1.031" calcext:value-type="float">
            <text:p>1.031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3989" calcext:value-type="float">
            <text:p>0.03989</text:p>
          </table:table-cell>
          <table:table-cell office:value-type="float" office:value="0.10004" calcext:value-type="float">
            <text:p>0.10004</text:p>
          </table:table-cell>
          <table:table-cell table:number-columns-repeated="2" office:value-type="float" office:value="0.029" calcext:value-type="float">
            <text:p>0.029</text:p>
          </table:table-cell>
          <table:table-cell table:number-columns-repeated="2" office:value-type="float" office:value="0.03" calcext:value-type="float">
            <text:p>0.03</text:p>
          </table:table-cell>
          <table:table-cell office:value-type="float" office:value="1.035" calcext:value-type="float">
            <text:p>1.035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4034" calcext:value-type="float">
            <text:p>0.04034</text:p>
          </table:table-cell>
          <table:table-cell office:value-type="float" office:value="0.0996962" calcext:value-type="float">
            <text:p>0.0996962</text:p>
          </table:table-cell>
          <table:table-cell office:value-type="float" office:value="0.029" calcext:value-type="float">
            <text:p>0.029</text:p>
          </table:table-cell>
          <table:table-cell table:number-columns-repeated="3" office:value-type="float" office:value="0.03" calcext:value-type="float">
            <text:p>0.03</text:p>
          </table:table-cell>
          <table:table-cell office:value-type="float" office:value="1.032" calcext:value-type="float">
            <text:p>1.032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4098" calcext:value-type="float">
            <text:p>0.04098</text:p>
          </table:table-cell>
          <table:table-cell office:value-type="float" office:value="0.103433" calcext:value-type="float">
            <text:p>0.103433</text:p>
          </table:table-cell>
          <table:table-cell office:value-type="float" office:value="0.029" calcext:value-type="float">
            <text:p>0.029</text:p>
          </table:table-cell>
          <table:table-cell table:number-columns-repeated="2" office:value-type="float" office:value="0.03" calcext:value-type="float">
            <text:p>0.03</text:p>
          </table:table-cell>
          <table:table-cell office:value-type="float" office:value="0.031" calcext:value-type="float">
            <text:p>0.031</text:p>
          </table:table-cell>
          <table:table-cell office:value-type="float" office:value="1.07" calcext:value-type="float">
            <text:p>1.07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4227" calcext:value-type="float">
            <text:p>0.04227</text:p>
          </table:table-cell>
          <table:table-cell office:value-type="float" office:value="0.103224" calcext:value-type="float">
            <text:p>0.103224</text:p>
          </table:table-cell>
          <table:table-cell table:number-columns-repeated="2" office:value-type="float" office:value="0.031" calcext:value-type="float">
            <text:p>0.031</text:p>
          </table:table-cell>
          <table:table-cell table:number-columns-repeated="2" office:value-type="float" office:value="0.032" calcext:value-type="float">
            <text:p>0.032</text:p>
          </table:table-cell>
          <table:table-cell office:value-type="float" office:value="1.069" calcext:value-type="float">
            <text:p>1.069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4488" calcext:value-type="float">
            <text:p>0.04488</text:p>
          </table:table-cell>
          <table:table-cell office:value-type="float" office:value="0.101855" calcext:value-type="float">
            <text:p>0.101855</text:p>
          </table:table-cell>
          <table:table-cell office:value-type="float" office:value="0.033" calcext:value-type="float">
            <text:p>0.033</text:p>
          </table:table-cell>
          <table:table-cell table:number-columns-repeated="2" office:value-type="float" office:value="0.034" calcext:value-type="float">
            <text:p>0.034</text:p>
          </table:table-cell>
          <table:table-cell office:value-type="float" office:value="0.035" calcext:value-type="float">
            <text:p>0.035</text:p>
          </table:table-cell>
          <table:table-cell office:value-type="float" office:value="1.058" calcext:value-type="float">
            <text:p>1.058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4947" calcext:value-type="float">
            <text:p>0.04947</text:p>
          </table:table-cell>
          <table:table-cell office:value-type="float" office:value="0.105108" calcext:value-type="float">
            <text:p>0.105108</text:p>
          </table:table-cell>
          <table:table-cell table:number-columns-repeated="2" office:value-type="float" office:value="0.038" calcext:value-type="float">
            <text:p>0.038</text:p>
          </table:table-cell>
          <table:table-cell table:number-columns-repeated="2" office:value-type="float" office:value="0.039" calcext:value-type="float">
            <text:p>0.039</text:p>
          </table:table-cell>
          <table:table-cell office:value-type="float" office:value="1.095" calcext:value-type="float">
            <text:p>1.095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05918" calcext:value-type="float">
            <text:p>0.05918</text:p>
          </table:table-cell>
          <table:table-cell office:value-type="float" office:value="0.110765" calcext:value-type="float">
            <text:p>0.110765</text:p>
          </table:table-cell>
          <table:table-cell table:number-columns-repeated="2" office:value-type="float" office:value="0.047" calcext:value-type="float">
            <text:p>0.047</text:p>
          </table:table-cell>
          <table:table-cell table:number-columns-repeated="2" office:value-type="float" office:value="0.048" calcext:value-type="float">
            <text:p>0.048</text:p>
          </table:table-cell>
          <table:table-cell office:value-type="float" office:value="1.161" calcext:value-type="float">
            <text:p>1.161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07809" calcext:value-type="float">
            <text:p>0.07809</text:p>
          </table:table-cell>
          <table:table-cell office:value-type="float" office:value="0.119121" calcext:value-type="float">
            <text:p>0.119121</text:p>
          </table:table-cell>
          <table:table-cell table:number-columns-repeated="2" office:value-type="float" office:value="0.065" calcext:value-type="float">
            <text:p>0.065</text:p>
          </table:table-cell>
          <table:table-cell table:number-columns-repeated="2" office:value-type="float" office:value="0.066" calcext:value-type="float">
            <text:p>0.066</text:p>
          </table:table-cell>
          <table:table-cell office:value-type="float" office:value="1.263" calcext:value-type="float">
            <text:p>1.263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11617" calcext:value-type="float">
            <text:p>0.11617</text:p>
          </table:table-cell>
          <table:table-cell office:value-type="float" office:value="0.140289" calcext:value-type="float">
            <text:p>0.140289</text:p>
          </table:table-cell>
          <table:table-cell office:value-type="float" office:value="0.101" calcext:value-type="float">
            <text:p>0.101</text:p>
          </table:table-cell>
          <table:table-cell table:number-columns-repeated="3" office:value-type="float" office:value="0.102" calcext:value-type="float">
            <text:p>0.102</text:p>
          </table:table-cell>
          <table:table-cell office:value-type="float" office:value="1.512" calcext:value-type="float">
            <text:p>1.512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28351" calcext:value-type="float">
            <text:p>0.28351</text:p>
          </table:table-cell>
          <table:table-cell office:value-type="float" office:value="0.17716" calcext:value-type="float">
            <text:p>0.17716</text:p>
          </table:table-cell>
          <table:table-cell office:value-type="float" office:value="0.263" calcext:value-type="float">
            <text:p>0.263</text:p>
          </table:table-cell>
          <table:table-cell office:value-type="float" office:value="0.264" calcext:value-type="float">
            <text:p>0.264</text:p>
          </table:table-cell>
          <table:table-cell office:value-type="float" office:value="0.265" calcext:value-type="float">
            <text:p>0.265</text:p>
          </table:table-cell>
          <table:table-cell office:value-type="float" office:value="0.266" calcext:value-type="float">
            <text:p>0.266</text:p>
          </table:table-cell>
          <table:table-cell office:value-type="float" office:value="2.046" calcext:value-type="float">
            <text:p>2.046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52287" calcext:value-type="float">
            <text:p>0.52287</text:p>
          </table:table-cell>
          <table:table-cell office:value-type="float" office:value="0.256209" calcext:value-type="float">
            <text:p>0.256209</text:p>
          </table:table-cell>
          <table:table-cell office:value-type="float" office:value="0.493" calcext:value-type="float">
            <text:p>0.493</text:p>
          </table:table-cell>
          <table:table-cell office:value-type="float" office:value="0.496" calcext:value-type="float">
            <text:p>0.496</text:p>
          </table:table-cell>
          <table:table-cell office:value-type="float" office:value="0.497" calcext:value-type="float">
            <text:p>0.497</text:p>
          </table:table-cell>
          <table:table-cell office:value-type="float" office:value="0.498" calcext:value-type="float">
            <text:p>0.498</text:p>
          </table:table-cell>
          <table:table-cell office:value-type="float" office:value="3.072" calcext:value-type="float">
            <text:p>3.072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.00298" calcext:value-type="float">
            <text:p>1.00298</text:p>
          </table:table-cell>
          <table:table-cell office:value-type="float" office:value="0.41179" calcext:value-type="float">
            <text:p>0.41179</text:p>
          </table:table-cell>
          <table:table-cell office:value-type="float" office:value="0.955" calcext:value-type="float">
            <text:p>0.955</text:p>
          </table:table-cell>
          <table:table-cell office:value-type="float" office:value="0.959" calcext:value-type="float">
            <text:p>0.959</text:p>
          </table:table-cell>
          <table:table-cell office:value-type="float" office:value="0.961" calcext:value-type="float">
            <text:p>0.961</text:p>
          </table:table-cell>
          <table:table-cell office:value-type="float" office:value="0.963" calcext:value-type="float">
            <text:p>0.963</text:p>
          </table:table-cell>
          <table:table-cell office:value-type="float" office:value="5.1" calcext:value-type="float">
            <text:p>5.1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.96323" calcext:value-type="float">
            <text:p>1.96323</text:p>
          </table:table-cell>
          <table:table-cell office:value-type="float" office:value="0.717797" calcext:value-type="float">
            <text:p>0.717797</text:p>
          </table:table-cell>
          <table:table-cell office:value-type="float" office:value="1.879" calcext:value-type="float">
            <text:p>1.879</text:p>
          </table:table-cell>
          <table:table-cell office:value-type="float" office:value="1.888" calcext:value-type="float">
            <text:p>1.888</text:p>
          </table:table-cell>
          <table:table-cell office:value-type="float" office:value="1.889" calcext:value-type="float">
            <text:p>1.889</text:p>
          </table:table-cell>
          <table:table-cell office:value-type="float" office:value="1.893" calcext:value-type="float">
            <text:p>1.893</text:p>
          </table:table-cell>
          <table:table-cell office:value-type="float" office:value="9.105" calcext:value-type="float">
            <text:p>9.105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.8818" calcext:value-type="float">
            <text:p>3.8818</text:p>
          </table:table-cell>
          <table:table-cell office:value-type="float" office:value="1.32724" calcext:value-type="float">
            <text:p>1.32724</text:p>
          </table:table-cell>
          <table:table-cell office:value-type="float" office:value="3.561" calcext:value-type="float">
            <text:p>3.561</text:p>
          </table:table-cell>
          <table:table-cell office:value-type="float" office:value="3.745" calcext:value-type="float">
            <text:p>3.745</text:p>
          </table:table-cell>
          <table:table-cell office:value-type="float" office:value="3.748" calcext:value-type="float">
            <text:p>3.748</text:p>
          </table:table-cell>
          <table:table-cell office:value-type="float" office:value="3.753" calcext:value-type="float">
            <text:p>3.753</text:p>
          </table:table-cell>
          <table:table-cell office:value-type="float" office:value="17.086" calcext:value-type="float">
            <text:p>17.086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7.7216" calcext:value-type="float">
            <text:p>7.7216</text:p>
          </table:table-cell>
          <table:table-cell office:value-type="float" office:value="2.54377" calcext:value-type="float">
            <text:p>2.54377</text:p>
          </table:table-cell>
          <table:table-cell office:value-type="float" office:value="7.297" calcext:value-type="float">
            <text:p>7.297</text:p>
          </table:table-cell>
          <table:table-cell office:value-type="float" office:value="7.459" calcext:value-type="float">
            <text:p>7.459</text:p>
          </table:table-cell>
          <table:table-cell office:value-type="float" office:value="7.466" calcext:value-type="float">
            <text:p>7.466</text:p>
          </table:table-cell>
          <table:table-cell office:value-type="float" office:value="7.473" calcext:value-type="float">
            <text:p>7.473</text:p>
          </table:table-cell>
          <table:table-cell office:value-type="float" office:value="33.031" calcext:value-type="float">
            <text:p>33.031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5.3949" calcext:value-type="float">
            <text:p>15.3949</text:p>
          </table:table-cell>
          <table:table-cell office:value-type="float" office:value="4.97028" calcext:value-type="float">
            <text:p>4.97028</text:p>
          </table:table-cell>
          <table:table-cell office:value-type="float" office:value="14.719" calcext:value-type="float">
            <text:p>14.719</text:p>
          </table:table-cell>
          <table:table-cell office:value-type="float" office:value="14.888" calcext:value-type="float">
            <text:p>14.888</text:p>
          </table:table-cell>
          <table:table-cell office:value-type="float" office:value="14.894" calcext:value-type="float">
            <text:p>14.894</text:p>
          </table:table-cell>
          <table:table-cell office:value-type="float" office:value="14.908" calcext:value-type="float">
            <text:p>14.908</text:p>
          </table:table-cell>
          <table:table-cell office:value-type="float" office:value="64.848" calcext:value-type="float">
            <text:p>64.848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0.7613" calcext:value-type="float">
            <text:p>30.7613</text:p>
          </table:table-cell>
          <table:table-cell office:value-type="float" office:value="9.84055" calcext:value-type="float">
            <text:p>9.84055</text:p>
          </table:table-cell>
          <table:table-cell office:value-type="float" office:value="29.612" calcext:value-type="float">
            <text:p>29.612</text:p>
          </table:table-cell>
          <table:table-cell office:value-type="float" office:value="29.76" calcext:value-type="float">
            <text:p>29.76</text:p>
          </table:table-cell>
          <table:table-cell office:value-type="float" office:value="29.775" calcext:value-type="float">
            <text:p>29.775</text:p>
          </table:table-cell>
          <table:table-cell office:value-type="float" office:value="29.794" calcext:value-type="float">
            <text:p>29.794</text:p>
          </table:table-cell>
          <table:table-cell office:value-type="float" office:value="128.673" calcext:value-type="float">
            <text:p>128.673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1.4949" calcext:value-type="float">
            <text:p>61.4949</text:p>
          </table:table-cell>
          <table:table-cell office:value-type="float" office:value="19.5874" calcext:value-type="float">
            <text:p>19.5874</text:p>
          </table:table-cell>
          <table:table-cell office:value-type="float" office:value="59.368" calcext:value-type="float">
            <text:p>59.368</text:p>
          </table:table-cell>
          <table:table-cell office:value-type="float" office:value="59.514" calcext:value-type="float">
            <text:p>59.514</text:p>
          </table:table-cell>
          <table:table-cell office:value-type="float" office:value="59.533" calcext:value-type="float">
            <text:p>59.533</text:p>
          </table:table-cell>
          <table:table-cell office:value-type="float" office:value="59.547" calcext:value-type="float">
            <text:p>59.547</text:p>
          </table:table-cell>
          <table:table-cell office:value-type="float" office:value="256.387" calcext:value-type="float">
            <text:p>256.387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3575" calcext:value-type="float">
            <text:p>0.03575</text:p>
          </table:table-cell>
          <table:table-cell office:value-type="float" office:value="0.0553047" calcext:value-type="float">
            <text:p>0.0553047</text:p>
          </table:table-cell>
          <table:table-cell office:value-type="float" office:value="0.029" calcext:value-type="float">
            <text:p>0.029</text:p>
          </table:table-cell>
          <table:table-cell table:number-columns-repeated="3" office:value-type="float" office:value="0.03" calcext:value-type="float">
            <text:p>0.03</text:p>
          </table:table-cell>
          <table:table-cell office:value-type="float" office:value="0.586" calcext:value-type="float">
            <text:p>0.586</text:p>
          </table:table-cell>
          <table:table-cell table:formula="of:=&quot;QUnit (OCL)&quot;" office:value-type="string" office:string-value="QUnit (OCL)" calcext:value-type="string">
            <text:p>QUnit (OCL)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3575" calcext:value-type="float">
            <text:p>0.03575</text:p>
          </table:table-cell>
          <table:table-cell office:value-type="float" office:value="0.0534975" calcext:value-type="float">
            <text:p>0.0534975</text:p>
          </table:table-cell>
          <table:table-cell office:value-type="float" office:value="0.029" calcext:value-type="float">
            <text:p>0.029</text:p>
          </table:table-cell>
          <table:table-cell table:number-columns-repeated="2" office:value-type="float" office:value="0.03" calcext:value-type="float">
            <text:p>0.03</text:p>
          </table:table-cell>
          <table:table-cell office:value-type="float" office:value="0.031" calcext:value-type="float">
            <text:p>0.031</text:p>
          </table:table-cell>
          <table:table-cell office:value-type="float" office:value="0.568" calcext:value-type="float">
            <text:p>0.568</text:p>
          </table:table-cell>
          <table:table-cell table:formula="of:=&quot;QUnit (OCL)&quot;" office:value-type="string" office:string-value="QUnit (OCL)" calcext:value-type="string">
            <text:p>QUnit (OCL)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3644" calcext:value-type="float">
            <text:p>0.03644</text:p>
          </table:table-cell>
          <table:table-cell office:value-type="float" office:value="0.0536523" calcext:value-type="float">
            <text:p>0.0536523</text:p>
          </table:table-cell>
          <table:table-cell table:number-columns-repeated="2" office:value-type="float" office:value="0.03" calcext:value-type="float">
            <text:p>0.03</text:p>
          </table:table-cell>
          <table:table-cell table:number-columns-repeated="2" office:value-type="float" office:value="0.031" calcext:value-type="float">
            <text:p>0.031</text:p>
          </table:table-cell>
          <table:table-cell office:value-type="float" office:value="0.569" calcext:value-type="float">
            <text:p>0.569</text:p>
          </table:table-cell>
          <table:table-cell table:formula="of:=&quot;QUnit (OCL)&quot;" office:value-type="string" office:string-value="QUnit (OCL)" calcext:value-type="string">
            <text:p>QUnit (OCL)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3608" calcext:value-type="float">
            <text:p>0.03608</text:p>
          </table:table-cell>
          <table:table-cell office:value-type="float" office:value="0.0557752" calcext:value-type="float">
            <text:p>0.0557752</text:p>
          </table:table-cell>
          <table:table-cell office:value-type="float" office:value="0.029" calcext:value-type="float">
            <text:p>0.029</text:p>
          </table:table-cell>
          <table:table-cell table:number-columns-repeated="2" office:value-type="float" office:value="0.03" calcext:value-type="float">
            <text:p>0.03</text:p>
          </table:table-cell>
          <table:table-cell office:value-type="float" office:value="0.031" calcext:value-type="float">
            <text:p>0.031</text:p>
          </table:table-cell>
          <table:table-cell office:value-type="float" office:value="0.591" calcext:value-type="float">
            <text:p>0.591</text:p>
          </table:table-cell>
          <table:table-cell table:formula="of:=&quot;QUnit (OCL)&quot;" office:value-type="string" office:string-value="QUnit (OCL)" calcext:value-type="string">
            <text:p>QUnit (OCL)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3648" calcext:value-type="float">
            <text:p>0.03648</text:p>
          </table:table-cell>
          <table:table-cell office:value-type="float" office:value="0.0535742" calcext:value-type="float">
            <text:p>0.0535742</text:p>
          </table:table-cell>
          <table:table-cell office:value-type="float" office:value="0.03" calcext:value-type="float">
            <text:p>0.03</text:p>
          </table:table-cell>
          <table:table-cell table:number-columns-repeated="3" office:value-type="float" office:value="0.031" calcext:value-type="float">
            <text:p>0.031</text:p>
          </table:table-cell>
          <table:table-cell office:value-type="float" office:value="0.569" calcext:value-type="float">
            <text:p>0.569</text:p>
          </table:table-cell>
          <table:table-cell table:formula="of:=&quot;QUnit (OCL)&quot;" office:value-type="string" office:string-value="QUnit (OCL)" calcext:value-type="string">
            <text:p>QUnit (OCL)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3608" calcext:value-type="float">
            <text:p>0.03608</text:p>
          </table:table-cell>
          <table:table-cell office:value-type="float" office:value="0.0534896" calcext:value-type="float">
            <text:p>0.0534896</text:p>
          </table:table-cell>
          <table:table-cell table:number-columns-repeated="3" office:value-type="float" office:value="0.03" calcext:value-type="float">
            <text:p>0.03</text:p>
          </table:table-cell>
          <table:table-cell office:value-type="float" office:value="0.031" calcext:value-type="float">
            <text:p>0.031</text:p>
          </table:table-cell>
          <table:table-cell office:value-type="float" office:value="0.568" calcext:value-type="float">
            <text:p>0.568</text:p>
          </table:table-cell>
          <table:table-cell table:formula="of:=&quot;QUnit (OCL)&quot;" office:value-type="string" office:string-value="QUnit (OCL)" calcext:value-type="string">
            <text:p>QUnit (OCL)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3757" calcext:value-type="float">
            <text:p>0.03757</text:p>
          </table:table-cell>
          <table:table-cell office:value-type="float" office:value="0.0567888" calcext:value-type="float">
            <text:p>0.0567888</text:p>
          </table:table-cell>
          <table:table-cell table:number-columns-repeated="3" office:value-type="float" office:value="0.031" calcext:value-type="float">
            <text:p>0.031</text:p>
          </table:table-cell>
          <table:table-cell office:value-type="float" office:value="0.032" calcext:value-type="float">
            <text:p>0.032</text:p>
          </table:table-cell>
          <table:table-cell office:value-type="float" office:value="0.602" calcext:value-type="float">
            <text:p>0.602</text:p>
          </table:table-cell>
          <table:table-cell table:formula="of:=&quot;QUnit (OCL)&quot;" office:value-type="string" office:string-value="QUnit (OCL)" calcext:value-type="string">
            <text:p>QUnit (OCL)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3759" calcext:value-type="float">
            <text:p>0.03759</text:p>
          </table:table-cell>
          <table:table-cell office:value-type="float" office:value="0.0569625" calcext:value-type="float">
            <text:p>0.0569625</text:p>
          </table:table-cell>
          <table:table-cell table:number-columns-repeated="2" office:value-type="float" office:value="0.031" calcext:value-type="float">
            <text:p>0.031</text:p>
          </table:table-cell>
          <table:table-cell table:number-columns-repeated="2" office:value-type="float" office:value="0.032" calcext:value-type="float">
            <text:p>0.032</text:p>
          </table:table-cell>
          <table:table-cell office:value-type="float" office:value="0.604" calcext:value-type="float">
            <text:p>0.604</text:p>
          </table:table-cell>
          <table:table-cell table:formula="of:=&quot;QUnit (OCL)&quot;" office:value-type="string" office:string-value="QUnit (OCL)" calcext:value-type="string">
            <text:p>QUnit (OCL)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3766" calcext:value-type="float">
            <text:p>0.03766</text:p>
          </table:table-cell>
          <table:table-cell office:value-type="float" office:value="0.0569724" calcext:value-type="float">
            <text:p>0.0569724</text:p>
          </table:table-cell>
          <table:table-cell table:number-columns-repeated="3" office:value-type="float" office:value="0.031" calcext:value-type="float">
            <text:p>0.031</text:p>
          </table:table-cell>
          <table:table-cell office:value-type="float" office:value="0.032" calcext:value-type="float">
            <text:p>0.032</text:p>
          </table:table-cell>
          <table:table-cell office:value-type="float" office:value="0.603" calcext:value-type="float">
            <text:p>0.603</text:p>
          </table:table-cell>
          <table:table-cell table:formula="of:=&quot;QUnit (OCL)&quot;" office:value-type="string" office:string-value="QUnit (OCL)" calcext:value-type="string">
            <text:p>QUnit (OCL)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3606" calcext:value-type="float">
            <text:p>0.03606</text:p>
          </table:table-cell>
          <table:table-cell office:value-type="float" office:value="0.0537218" calcext:value-type="float">
            <text:p>0.0537218</text:p>
          </table:table-cell>
          <table:table-cell table:number-columns-repeated="3" office:value-type="float" office:value="0.03" calcext:value-type="float">
            <text:p>0.03</text:p>
          </table:table-cell>
          <table:table-cell office:value-type="float" office:value="0.031" calcext:value-type="float">
            <text:p>0.031</text:p>
          </table:table-cell>
          <table:table-cell office:value-type="float" office:value="0.57" calcext:value-type="float">
            <text:p>0.57</text:p>
          </table:table-cell>
          <table:table-cell table:formula="of:=&quot;QUnit (OCL)&quot;" office:value-type="string" office:string-value="QUnit (OCL)" calcext:value-type="string">
            <text:p>QUnit (OCL)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3617" calcext:value-type="float">
            <text:p>0.03617</text:p>
          </table:table-cell>
          <table:table-cell office:value-type="float" office:value="0.0536076" calcext:value-type="float">
            <text:p>0.0536076</text:p>
          </table:table-cell>
          <table:table-cell table:number-columns-repeated="3" office:value-type="float" office:value="0.03" calcext:value-type="float">
            <text:p>0.03</text:p>
          </table:table-cell>
          <table:table-cell office:value-type="float" office:value="0.031" calcext:value-type="float">
            <text:p>0.031</text:p>
          </table:table-cell>
          <table:table-cell office:value-type="float" office:value="0.569" calcext:value-type="float">
            <text:p>0.569</text:p>
          </table:table-cell>
          <table:table-cell table:formula="of:=&quot;QUnit (OCL)&quot;" office:value-type="string" office:string-value="QUnit (OCL)" calcext:value-type="string">
            <text:p>QUnit (OCL)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3594" calcext:value-type="float">
            <text:p>0.03594</text:p>
          </table:table-cell>
          <table:table-cell office:value-type="float" office:value="0.0536218" calcext:value-type="float">
            <text:p>0.0536218</text:p>
          </table:table-cell>
          <table:table-cell office:value-type="float" office:value="0.029" calcext:value-type="float">
            <text:p>0.029</text:p>
          </table:table-cell>
          <table:table-cell table:number-columns-repeated="2" office:value-type="float" office:value="0.03" calcext:value-type="float">
            <text:p>0.03</text:p>
          </table:table-cell>
          <table:table-cell office:value-type="float" office:value="0.031" calcext:value-type="float">
            <text:p>0.031</text:p>
          </table:table-cell>
          <table:table-cell office:value-type="float" office:value="0.569" calcext:value-type="float">
            <text:p>0.569</text:p>
          </table:table-cell>
          <table:table-cell table:formula="of:=&quot;QUnit (OCL)&quot;" office:value-type="string" office:string-value="QUnit (OCL)" calcext:value-type="string">
            <text:p>QUnit (OCL)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3588" calcext:value-type="float">
            <text:p>0.03588</text:p>
          </table:table-cell>
          <table:table-cell office:value-type="float" office:value="0.0559966" calcext:value-type="float">
            <text:p>0.0559966</text:p>
          </table:table-cell>
          <table:table-cell office:value-type="float" office:value="0.029" calcext:value-type="float">
            <text:p>0.029</text:p>
          </table:table-cell>
          <table:table-cell table:number-columns-repeated="2" office:value-type="float" office:value="0.03" calcext:value-type="float">
            <text:p>0.03</text:p>
          </table:table-cell>
          <table:table-cell office:value-type="float" office:value="0.031" calcext:value-type="float">
            <text:p>0.031</text:p>
          </table:table-cell>
          <table:table-cell office:value-type="float" office:value="0.593" calcext:value-type="float">
            <text:p>0.593</text:p>
          </table:table-cell>
          <table:table-cell table:formula="of:=&quot;QUnit (OCL)&quot;" office:value-type="string" office:string-value="QUnit (OCL)" calcext:value-type="string">
            <text:p>QUnit (OCL)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3619" calcext:value-type="float">
            <text:p>0.03619</text:p>
          </table:table-cell>
          <table:table-cell office:value-type="float" office:value="0.0534806" calcext:value-type="float">
            <text:p>0.0534806</text:p>
          </table:table-cell>
          <table:table-cell table:number-columns-repeated="2" office:value-type="float" office:value="0.03" calcext:value-type="float">
            <text:p>0.03</text:p>
          </table:table-cell>
          <table:table-cell table:number-columns-repeated="2" office:value-type="float" office:value="0.031" calcext:value-type="float">
            <text:p>0.031</text:p>
          </table:table-cell>
          <table:table-cell office:value-type="float" office:value="0.568" calcext:value-type="float">
            <text:p>0.568</text:p>
          </table:table-cell>
          <table:table-cell table:formula="of:=&quot;QUnit (OCL)&quot;" office:value-type="string" office:string-value="QUnit (OCL)" calcext:value-type="string">
            <text:p>QUnit (OCL)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03615" calcext:value-type="float">
            <text:p>0.03615</text:p>
          </table:table-cell>
          <table:table-cell office:value-type="float" office:value="0.0561728" calcext:value-type="float">
            <text:p>0.0561728</text:p>
          </table:table-cell>
          <table:table-cell office:value-type="float" office:value="0.029" calcext:value-type="float">
            <text:p>0.029</text:p>
          </table:table-cell>
          <table:table-cell table:number-columns-repeated="2" office:value-type="float" office:value="0.03" calcext:value-type="float">
            <text:p>0.03</text:p>
          </table:table-cell>
          <table:table-cell office:value-type="float" office:value="0.031" calcext:value-type="float">
            <text:p>0.031</text:p>
          </table:table-cell>
          <table:table-cell office:value-type="float" office:value="0.595" calcext:value-type="float">
            <text:p>0.595</text:p>
          </table:table-cell>
          <table:table-cell table:formula="of:=&quot;QUnit (OCL)&quot;" office:value-type="string" office:string-value="QUnit (OCL)" calcext:value-type="string">
            <text:p>QUnit (OCL)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03611" calcext:value-type="float">
            <text:p>0.03611</text:p>
          </table:table-cell>
          <table:table-cell office:value-type="float" office:value="0.0540282" calcext:value-type="float">
            <text:p>0.0540282</text:p>
          </table:table-cell>
          <table:table-cell table:number-columns-repeated="3" office:value-type="float" office:value="0.03" calcext:value-type="float">
            <text:p>0.03</text:p>
          </table:table-cell>
          <table:table-cell office:value-type="float" office:value="0.031" calcext:value-type="float">
            <text:p>0.031</text:p>
          </table:table-cell>
          <table:table-cell office:value-type="float" office:value="0.573" calcext:value-type="float">
            <text:p>0.573</text:p>
          </table:table-cell>
          <table:table-cell table:formula="of:=&quot;QUnit (OCL)&quot;" office:value-type="string" office:string-value="QUnit (OCL)" calcext:value-type="string">
            <text:p>QUnit (OCL)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3596" calcext:value-type="float">
            <text:p>0.03596</text:p>
          </table:table-cell>
          <table:table-cell office:value-type="float" office:value="0.0536824" calcext:value-type="float">
            <text:p>0.0536824</text:p>
          </table:table-cell>
          <table:table-cell office:value-type="float" office:value="0.029" calcext:value-type="float">
            <text:p>0.029</text:p>
          </table:table-cell>
          <table:table-cell table:number-columns-repeated="2" office:value-type="float" office:value="0.03" calcext:value-type="float">
            <text:p>0.03</text:p>
          </table:table-cell>
          <table:table-cell office:value-type="float" office:value="0.031" calcext:value-type="float">
            <text:p>0.031</text:p>
          </table:table-cell>
          <table:table-cell office:value-type="float" office:value="0.57" calcext:value-type="float">
            <text:p>0.57</text:p>
          </table:table-cell>
          <table:table-cell table:formula="of:=&quot;QUnit (OCL)&quot;" office:value-type="string" office:string-value="QUnit (OCL)" calcext:value-type="string">
            <text:p>QUnit (OCL)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363" calcext:value-type="float">
            <text:p>0.0363</text:p>
          </table:table-cell>
          <table:table-cell office:value-type="float" office:value="0.0539299" calcext:value-type="float">
            <text:p>0.0539299</text:p>
          </table:table-cell>
          <table:table-cell office:value-type="float" office:value="0.029" calcext:value-type="float">
            <text:p>0.029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.031" calcext:value-type="float">
            <text:p>0.031</text:p>
          </table:table-cell>
          <table:table-cell office:value-type="float" office:value="0.572" calcext:value-type="float">
            <text:p>0.572</text:p>
          </table:table-cell>
          <table:table-cell table:formula="of:=&quot;QUnit (OCL)&quot;" office:value-type="string" office:string-value="QUnit (OCL)" calcext:value-type="string">
            <text:p>QUnit (OCL)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03615" calcext:value-type="float">
            <text:p>0.03615</text:p>
          </table:table-cell>
          <table:table-cell office:value-type="float" office:value="0.0542344" calcext:value-type="float">
            <text:p>0.0542344</text:p>
          </table:table-cell>
          <table:table-cell office:value-type="float" office:value="0.029" calcext:value-type="float">
            <text:p>0.029</text:p>
          </table:table-cell>
          <table:table-cell table:number-columns-repeated="2" office:value-type="float" office:value="0.03" calcext:value-type="float">
            <text:p>0.03</text:p>
          </table:table-cell>
          <table:table-cell office:value-type="float" office:value="0.031" calcext:value-type="float">
            <text:p>0.031</text:p>
          </table:table-cell>
          <table:table-cell office:value-type="float" office:value="0.575" calcext:value-type="float">
            <text:p>0.575</text:p>
          </table:table-cell>
          <table:table-cell table:formula="of:=&quot;QUnit (OCL)&quot;" office:value-type="string" office:string-value="QUnit (OCL)" calcext:value-type="string">
            <text:p>QUnit (OCL)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0363" calcext:value-type="float">
            <text:p>0.0363</text:p>
          </table:table-cell>
          <table:table-cell office:value-type="float" office:value="0.0542239" calcext:value-type="float">
            <text:p>0.0542239</text:p>
          </table:table-cell>
          <table:table-cell table:number-columns-repeated="2" office:value-type="float" office:value="0.03" calcext:value-type="float">
            <text:p>0.03</text:p>
          </table:table-cell>
          <table:table-cell table:number-columns-repeated="2" office:value-type="float" office:value="0.031" calcext:value-type="float">
            <text:p>0.031</text:p>
          </table:table-cell>
          <table:table-cell office:value-type="float" office:value="0.575" calcext:value-type="float">
            <text:p>0.575</text:p>
          </table:table-cell>
          <table:table-cell table:formula="of:=&quot;QUnit (OCL)&quot;" office:value-type="string" office:string-value="QUnit (OCL)" calcext:value-type="string">
            <text:p>QUnit (OCL)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03664" calcext:value-type="float">
            <text:p>0.03664</text:p>
          </table:table-cell>
          <table:table-cell office:value-type="float" office:value="0.0541514" calcext:value-type="float">
            <text:p>0.0541514</text:p>
          </table:table-cell>
          <table:table-cell table:number-columns-repeated="2" office:value-type="float" office:value="0.03" calcext:value-type="float">
            <text:p>0.03</text:p>
          </table:table-cell>
          <table:table-cell table:number-columns-repeated="2" office:value-type="float" office:value="0.031" calcext:value-type="float">
            <text:p>0.031</text:p>
          </table:table-cell>
          <table:table-cell office:value-type="float" office:value="0.574" calcext:value-type="float">
            <text:p>0.574</text:p>
          </table:table-cell>
          <table:table-cell table:formula="of:=&quot;QUnit (OCL)&quot;" office:value-type="string" office:string-value="QUnit (OCL)" calcext:value-type="string">
            <text:p>QUnit (OCL)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03662" calcext:value-type="float">
            <text:p>0.03662</text:p>
          </table:table-cell>
          <table:table-cell office:value-type="float" office:value="0.0537587" calcext:value-type="float">
            <text:p>0.0537587</text:p>
          </table:table-cell>
          <table:table-cell office:value-type="float" office:value="0.03" calcext:value-type="float">
            <text:p>0.03</text:p>
          </table:table-cell>
          <table:table-cell table:number-columns-repeated="3" office:value-type="float" office:value="0.031" calcext:value-type="float">
            <text:p>0.031</text:p>
          </table:table-cell>
          <table:table-cell office:value-type="float" office:value="0.571" calcext:value-type="float">
            <text:p>0.571</text:p>
          </table:table-cell>
          <table:table-cell table:formula="of:=&quot;QUnit (OCL)&quot;" office:value-type="string" office:string-value="QUnit (OCL)" calcext:value-type="string">
            <text:p>QUnit (OCL)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03628" calcext:value-type="float">
            <text:p>0.03628</text:p>
          </table:table-cell>
          <table:table-cell office:value-type="float" office:value="0.0539804" calcext:value-type="float">
            <text:p>0.0539804</text:p>
          </table:table-cell>
          <table:table-cell table:number-columns-repeated="2" office:value-type="float" office:value="0.03" calcext:value-type="float">
            <text:p>0.03</text:p>
          </table:table-cell>
          <table:table-cell table:number-columns-repeated="2" office:value-type="float" office:value="0.031" calcext:value-type="float">
            <text:p>0.031</text:p>
          </table:table-cell>
          <table:table-cell office:value-type="float" office:value="0.573" calcext:value-type="float">
            <text:p>0.573</text:p>
          </table:table-cell>
          <table:table-cell table:formula="of:=&quot;QUnit (OCL)&quot;" office:value-type="string" office:string-value="QUnit (OCL)" calcext:value-type="string">
            <text:p>QUnit (OCL)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03678" calcext:value-type="float">
            <text:p>0.03678</text:p>
          </table:table-cell>
          <table:table-cell office:value-type="float" office:value="0.0538439" calcext:value-type="float">
            <text:p>0.0538439</text:p>
          </table:table-cell>
          <table:table-cell table:number-columns-repeated="2" office:value-type="float" office:value="0.03" calcext:value-type="float">
            <text:p>0.03</text:p>
          </table:table-cell>
          <table:table-cell table:number-columns-repeated="2" office:value-type="float" office:value="0.031" calcext:value-type="float">
            <text:p>0.031</text:p>
          </table:table-cell>
          <table:table-cell office:value-type="float" office:value="0.572" calcext:value-type="float">
            <text:p>0.572</text:p>
          </table:table-cell>
          <table:table-cell table:formula="of:=&quot;QUnit (OCL)&quot;" office:value-type="string" office:string-value="QUnit (OCL)" calcext:value-type="string">
            <text:p>QUnit (OCL)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03653" calcext:value-type="float">
            <text:p>0.03653</text:p>
          </table:table-cell>
          <table:table-cell office:value-type="float" office:value="0.0543671" calcext:value-type="float">
            <text:p>0.0543671</text:p>
          </table:table-cell>
          <table:table-cell table:number-columns-repeated="2" office:value-type="float" office:value="0.03" calcext:value-type="float">
            <text:p>0.03</text:p>
          </table:table-cell>
          <table:table-cell table:number-columns-repeated="2" office:value-type="float" office:value="0.031" calcext:value-type="float">
            <text:p>0.031</text:p>
          </table:table-cell>
          <table:table-cell office:value-type="float" office:value="0.577" calcext:value-type="float">
            <text:p>0.577</text:p>
          </table:table-cell>
          <table:table-cell table:formula="of:=&quot;QUnit (OCL)&quot;" office:value-type="string" office:string-value="QUnit (OCL)" calcext:value-type="string">
            <text:p>QUnit (OCL)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03623" calcext:value-type="float">
            <text:p>0.03623</text:p>
          </table:table-cell>
          <table:table-cell office:value-type="float" office:value="0.0559606" calcext:value-type="float">
            <text:p>0.0559606</text:p>
          </table:table-cell>
          <table:table-cell table:number-columns-repeated="2" office:value-type="float" office:value="0.03" calcext:value-type="float">
            <text:p>0.03</text:p>
          </table:table-cell>
          <table:table-cell table:number-columns-repeated="2" office:value-type="float" office:value="0.031" calcext:value-type="float">
            <text:p>0.031</text:p>
          </table:table-cell>
          <table:table-cell office:value-type="float" office:value="0.593" calcext:value-type="float">
            <text:p>0.593</text:p>
          </table:table-cell>
          <table:table-cell table:formula="of:=&quot;QUnit (OCL)&quot;" office:value-type="string" office:string-value="QUnit (OCL)" calcext:value-type="string">
            <text:p>QUnit (OCL)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5218" calcext:value-type="float">
            <text:p>0.05218</text:p>
          </table:table-cell>
          <table:table-cell office:value-type="float" office:value="0.00778637" calcext:value-type="float">
            <text:p>0.00778637</text:p>
          </table:table-cell>
          <table:table-cell office:value-type="float" office:value="0.049" calcext:value-type="float">
            <text:p>0.049</text:p>
          </table:table-cell>
          <table:table-cell table:number-columns-repeated="2" office:value-type="float" office:value="0.051" calcext:value-type="float">
            <text:p>0.051</text:p>
          </table:table-cell>
          <table:table-cell office:value-type="float" office:value="0.052" calcext:value-type="float">
            <text:p>0.052</text:p>
          </table:table-cell>
          <table:table-cell office:value-type="float" office:value="0.121" calcext:value-type="float">
            <text:p>0.121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22576" calcext:value-type="float">
            <text:p>0.22576</text:p>
          </table:table-cell>
          <table:table-cell office:value-type="float" office:value="0.0297903" calcext:value-type="float">
            <text:p>0.0297903</text:p>
          </table:table-cell>
          <table:table-cell office:value-type="float" office:value="0.197" calcext:value-type="float">
            <text:p>0.197</text:p>
          </table:table-cell>
          <table:table-cell office:value-type="float" office:value="0.203" calcext:value-type="float">
            <text:p>0.203</text:p>
          </table:table-cell>
          <table:table-cell office:value-type="float" office:value="0.208" calcext:value-type="float">
            <text:p>0.208</text:p>
          </table:table-cell>
          <table:table-cell office:value-type="float" office:value="0.25" calcext:value-type="float">
            <text:p>0.25</text:p>
          </table:table-cell>
          <table:table-cell office:value-type="float" office:value="0.333" calcext:value-type="float">
            <text:p>0.333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39704" calcext:value-type="float">
            <text:p>0.39704</text:p>
          </table:table-cell>
          <table:table-cell office:value-type="float" office:value="0.0394403" calcext:value-type="float">
            <text:p>0.0394403</text:p>
          </table:table-cell>
          <table:table-cell office:value-type="float" office:value="0.335" calcext:value-type="float">
            <text:p>0.335</text:p>
          </table:table-cell>
          <table:table-cell office:value-type="float" office:value="0.356" calcext:value-type="float">
            <text:p>0.356</text:p>
          </table:table-cell>
          <table:table-cell office:value-type="float" office:value="0.41" calcext:value-type="float">
            <text:p>0.41</text:p>
          </table:table-cell>
          <table:table-cell office:value-type="float" office:value="0.418" calcext:value-type="float">
            <text:p>0.418</text:p>
          </table:table-cell>
          <table:table-cell office:value-type="float" office:value="0.527" calcext:value-type="float">
            <text:p>0.527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70087" calcext:value-type="float">
            <text:p>0.70087</text:p>
          </table:table-cell>
          <table:table-cell office:value-type="float" office:value="0.0421511" calcext:value-type="float">
            <text:p>0.0421511</text:p>
          </table:table-cell>
          <table:table-cell office:value-type="float" office:value="0.619" calcext:value-type="float">
            <text:p>0.619</text:p>
          </table:table-cell>
          <table:table-cell office:value-type="float" office:value="0.689" calcext:value-type="float">
            <text:p>0.689</text:p>
          </table:table-cell>
          <table:table-cell office:value-type="float" office:value="0.703" calcext:value-type="float">
            <text:p>0.703</text:p>
          </table:table-cell>
          <table:table-cell office:value-type="float" office:value="0.713" calcext:value-type="float">
            <text:p>0.713</text:p>
          </table:table-cell>
          <table:table-cell office:value-type="float" office:value="0.856" calcext:value-type="float">
            <text:p>0.856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69156" calcext:value-type="float">
            <text:p>0.69156</text:p>
          </table:table-cell>
          <table:table-cell office:value-type="float" office:value="0.0511844" calcext:value-type="float">
            <text:p>0.0511844</text:p>
          </table:table-cell>
          <table:table-cell office:value-type="float" office:value="0.614" calcext:value-type="float">
            <text:p>0.614</text:p>
          </table:table-cell>
          <table:table-cell office:value-type="float" office:value="0.663" calcext:value-type="float">
            <text:p>0.663</text:p>
          </table:table-cell>
          <table:table-cell office:value-type="float" office:value="0.697" calcext:value-type="float">
            <text:p>0.697</text:p>
          </table:table-cell>
          <table:table-cell office:value-type="float" office:value="0.707" calcext:value-type="float">
            <text:p>0.707</text:p>
          </table:table-cell>
          <table:table-cell office:value-type="float" office:value="0.992" calcext:value-type="float">
            <text:p>0.992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69344" calcext:value-type="float">
            <text:p>0.69344</text:p>
          </table:table-cell>
          <table:table-cell office:value-type="float" office:value="0.0592661" calcext:value-type="float">
            <text:p>0.0592661</text:p>
          </table:table-cell>
          <table:table-cell office:value-type="float" office:value="0.605" calcext:value-type="float">
            <text:p>0.605</text:p>
          </table:table-cell>
          <table:table-cell office:value-type="float" office:value="0.68" calcext:value-type="float">
            <text:p>0.68</text:p>
          </table:table-cell>
          <table:table-cell office:value-type="float" office:value="0.69" calcext:value-type="float">
            <text:p>0.69</text:p>
          </table:table-cell>
          <table:table-cell office:value-type="float" office:value="0.699" calcext:value-type="float">
            <text:p>0.699</text:p>
          </table:table-cell>
          <table:table-cell office:value-type="float" office:value="1.006" calcext:value-type="float">
            <text:p>1.006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70669" calcext:value-type="float">
            <text:p>0.70669</text:p>
          </table:table-cell>
          <table:table-cell office:value-type="float" office:value="0.0702609" calcext:value-type="float">
            <text:p>0.0702609</text:p>
          </table:table-cell>
          <table:table-cell office:value-type="float" office:value="0.614" calcext:value-type="float">
            <text:p>0.614</text:p>
          </table:table-cell>
          <table:table-cell office:value-type="float" office:value="0.687" calcext:value-type="float">
            <text:p>0.687</text:p>
          </table:table-cell>
          <table:table-cell office:value-type="float" office:value="0.691" calcext:value-type="float">
            <text:p>0.691</text:p>
          </table:table-cell>
          <table:table-cell office:value-type="float" office:value="0.695" calcext:value-type="float">
            <text:p>0.695</text:p>
          </table:table-cell>
          <table:table-cell office:value-type="float" office:value="1.105" calcext:value-type="float">
            <text:p>1.105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72328" calcext:value-type="float">
            <text:p>0.72328</text:p>
          </table:table-cell>
          <table:table-cell office:value-type="float" office:value="0.064658" calcext:value-type="float">
            <text:p>0.064658</text:p>
          </table:table-cell>
          <table:table-cell office:value-type="float" office:value="0.63" calcext:value-type="float">
            <text:p>0.63</text:p>
          </table:table-cell>
          <table:table-cell office:value-type="float" office:value="0.687" calcext:value-type="float">
            <text:p>0.687</text:p>
          </table:table-cell>
          <table:table-cell office:value-type="float" office:value="0.719" calcext:value-type="float">
            <text:p>0.719</text:p>
          </table:table-cell>
          <table:table-cell office:value-type="float" office:value="0.732" calcext:value-type="float">
            <text:p>0.732</text:p>
          </table:table-cell>
          <table:table-cell office:value-type="float" office:value="1.047" calcext:value-type="float">
            <text:p>1.047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69738" calcext:value-type="float">
            <text:p>0.69738</text:p>
          </table:table-cell>
          <table:table-cell office:value-type="float" office:value="0.0809397" calcext:value-type="float">
            <text:p>0.0809397</text:p>
          </table:table-cell>
          <table:table-cell office:value-type="float" office:value="0.612" calcext:value-type="float">
            <text:p>0.612</text:p>
          </table:table-cell>
          <table:table-cell office:value-type="float" office:value="0.632" calcext:value-type="float">
            <text:p>0.632</text:p>
          </table:table-cell>
          <table:table-cell office:value-type="float" office:value="0.675" calcext:value-type="float">
            <text:p>0.675</text:p>
          </table:table-cell>
          <table:table-cell office:value-type="float" office:value="0.735" calcext:value-type="float">
            <text:p>0.735</text:p>
          </table:table-cell>
          <table:table-cell office:value-type="float" office:value="1.031" calcext:value-type="float">
            <text:p>1.031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78004" calcext:value-type="float">
            <text:p>0.78004</text:p>
          </table:table-cell>
          <table:table-cell office:value-type="float" office:value="0.0986064" calcext:value-type="float">
            <text:p>0.0986064</text:p>
          </table:table-cell>
          <table:table-cell office:value-type="float" office:value="0.631" calcext:value-type="float">
            <text:p>0.631</text:p>
          </table:table-cell>
          <table:table-cell office:value-type="float" office:value="0.688" calcext:value-type="float">
            <text:p>0.688</text:p>
          </table:table-cell>
          <table:table-cell office:value-type="float" office:value="0.791" calcext:value-type="float">
            <text:p>0.791</text:p>
          </table:table-cell>
          <table:table-cell office:value-type="float" office:value="0.827" calcext:value-type="float">
            <text:p>0.827</text:p>
          </table:table-cell>
          <table:table-cell office:value-type="float" office:value="1.101" calcext:value-type="float">
            <text:p>1.101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74633" calcext:value-type="float">
            <text:p>0.74633</text:p>
          </table:table-cell>
          <table:table-cell office:value-type="float" office:value="0.0835296" calcext:value-type="float">
            <text:p>0.0835296</text:p>
          </table:table-cell>
          <table:table-cell office:value-type="float" office:value="0.634" calcext:value-type="float">
            <text:p>0.634</text:p>
          </table:table-cell>
          <table:table-cell office:value-type="float" office:value="0.689" calcext:value-type="float">
            <text:p>0.689</text:p>
          </table:table-cell>
          <table:table-cell office:value-type="float" office:value="0.727" calcext:value-type="float">
            <text:p>0.727</text:p>
          </table:table-cell>
          <table:table-cell office:value-type="float" office:value="0.775" calcext:value-type="float">
            <text:p>0.775</text:p>
          </table:table-cell>
          <table:table-cell office:value-type="float" office:value="0.972" calcext:value-type="float">
            <text:p>0.972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90928" calcext:value-type="float">
            <text:p>0.90928</text:p>
          </table:table-cell>
          <table:table-cell office:value-type="float" office:value="0.187834" calcext:value-type="float">
            <text:p>0.187834</text:p>
          </table:table-cell>
          <table:table-cell office:value-type="float" office:value="0.657" calcext:value-type="float">
            <text:p>0.657</text:p>
          </table:table-cell>
          <table:table-cell office:value-type="float" office:value="0.714" calcext:value-type="float">
            <text:p>0.714</text:p>
          </table:table-cell>
          <table:table-cell office:value-type="float" office:value="0.871" calcext:value-type="float">
            <text:p>0.871</text:p>
          </table:table-cell>
          <table:table-cell office:value-type="float" office:value="1.111" calcext:value-type="float">
            <text:p>1.111</text:p>
          </table:table-cell>
          <table:table-cell office:value-type="float" office:value="1.203" calcext:value-type="float">
            <text:p>1.203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.3039" calcext:value-type="float">
            <text:p>1.3039</text:p>
          </table:table-cell>
          <table:table-cell office:value-type="float" office:value="0.343014" calcext:value-type="float">
            <text:p>0.343014</text:p>
          </table:table-cell>
          <table:table-cell office:value-type="float" office:value="0.708" calcext:value-type="float">
            <text:p>0.708</text:p>
          </table:table-cell>
          <table:table-cell office:value-type="float" office:value="0.924" calcext:value-type="float">
            <text:p>0.924</text:p>
          </table:table-cell>
          <table:table-cell office:value-type="float" office:value="1.464" calcext:value-type="float">
            <text:p>1.464</text:p>
          </table:table-cell>
          <table:table-cell office:value-type="float" office:value="1.571" calcext:value-type="float">
            <text:p>1.571</text:p>
          </table:table-cell>
          <table:table-cell office:value-type="float" office:value="1.882" calcext:value-type="float">
            <text:p>1.882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.60592" calcext:value-type="float">
            <text:p>1.60592</text:p>
          </table:table-cell>
          <table:table-cell office:value-type="float" office:value="0.73725" calcext:value-type="float">
            <text:p>0.73725</text:p>
          </table:table-cell>
          <table:table-cell office:value-type="float" office:value="0.694" calcext:value-type="float">
            <text:p>0.694</text:p>
          </table:table-cell>
          <table:table-cell office:value-type="float" office:value="0.892" calcext:value-type="float">
            <text:p>0.892</text:p>
          </table:table-cell>
          <table:table-cell office:value-type="float" office:value="1.422" calcext:value-type="float">
            <text:p>1.422</text:p>
          </table:table-cell>
          <table:table-cell office:value-type="float" office:value="2.31" calcext:value-type="float">
            <text:p>2.31</text:p>
          </table:table-cell>
          <table:table-cell office:value-type="float" office:value="2.99" calcext:value-type="float">
            <text:p>2.99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.22916" calcext:value-type="float">
            <text:p>2.22916</text:p>
          </table:table-cell>
          <table:table-cell office:value-type="float" office:value="1.49302" calcext:value-type="float">
            <text:p>1.49302</text:p>
          </table:table-cell>
          <table:table-cell office:value-type="float" office:value="0.753" calcext:value-type="float">
            <text:p>0.753</text:p>
          </table:table-cell>
          <table:table-cell office:value-type="float" office:value="1.051" calcext:value-type="float">
            <text:p>1.051</text:p>
          </table:table-cell>
          <table:table-cell office:value-type="float" office:value="1.501" calcext:value-type="float">
            <text:p>1.501</text:p>
          </table:table-cell>
          <table:table-cell office:value-type="float" office:value="3.974" calcext:value-type="float">
            <text:p>3.974</text:p>
          </table:table-cell>
          <table:table-cell office:value-type="float" office:value="5.274" calcext:value-type="float">
            <text:p>5.274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.29425" calcext:value-type="float">
            <text:p>1.29425</text:p>
          </table:table-cell>
          <table:table-cell office:value-type="float" office:value="1.38728" calcext:value-type="float">
            <text:p>1.38728</text:p>
          </table:table-cell>
          <table:table-cell office:value-type="float" office:value="0.798" calcext:value-type="float">
            <text:p>0.798</text:p>
          </table:table-cell>
          <table:table-cell office:value-type="float" office:value="0.863" calcext:value-type="float">
            <text:p>0.863</text:p>
          </table:table-cell>
          <table:table-cell office:value-type="float" office:value="0.895" calcext:value-type="float">
            <text:p>0.895</text:p>
          </table:table-cell>
          <table:table-cell office:value-type="float" office:value="0.975" calcext:value-type="float">
            <text:p>0.975</text:p>
          </table:table-cell>
          <table:table-cell office:value-type="float" office:value="8.976" calcext:value-type="float">
            <text:p>8.976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.25745" calcext:value-type="float">
            <text:p>2.25745</text:p>
          </table:table-cell>
          <table:table-cell office:value-type="float" office:value="3.22535" calcext:value-type="float">
            <text:p>3.22535</text:p>
          </table:table-cell>
          <table:table-cell office:value-type="float" office:value="0.741" calcext:value-type="float">
            <text:p>0.741</text:p>
          </table:table-cell>
          <table:table-cell office:value-type="float" office:value="0.946" calcext:value-type="float">
            <text:p>0.946</text:p>
          </table:table-cell>
          <table:table-cell office:value-type="float" office:value="1.078" calcext:value-type="float">
            <text:p>1.078</text:p>
          </table:table-cell>
          <table:table-cell office:value-type="float" office:value="1.279" calcext:value-type="float">
            <text:p>1.279</text:p>
          </table:table-cell>
          <table:table-cell office:value-type="float" office:value="15.882" calcext:value-type="float">
            <text:p>15.882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.04228" calcext:value-type="float">
            <text:p>6.04228</text:p>
          </table:table-cell>
          <table:table-cell office:value-type="float" office:value="9.13393" calcext:value-type="float">
            <text:p>9.13393</text:p>
          </table:table-cell>
          <table:table-cell office:value-type="float" office:value="0.771" calcext:value-type="float">
            <text:p>0.771</text:p>
          </table:table-cell>
          <table:table-cell office:value-type="float" office:value="1.065" calcext:value-type="float">
            <text:p>1.065</text:p>
          </table:table-cell>
          <table:table-cell office:value-type="float" office:value="1.262" calcext:value-type="float">
            <text:p>1.262</text:p>
          </table:table-cell>
          <table:table-cell office:value-type="float" office:value="5.094" calcext:value-type="float">
            <text:p>5.094</text:p>
          </table:table-cell>
          <table:table-cell office:value-type="float" office:value="34.142" calcext:value-type="float">
            <text:p>34.142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1.3474" calcext:value-type="float">
            <text:p>21.3474</text:p>
          </table:table-cell>
          <table:table-cell office:value-type="float" office:value="22.1435" calcext:value-type="float">
            <text:p>22.1435</text:p>
          </table:table-cell>
          <table:table-cell office:value-type="float" office:value="0.756" calcext:value-type="float">
            <text:p>0.756</text:p>
          </table:table-cell>
          <table:table-cell office:value-type="float" office:value="1.278" calcext:value-type="float">
            <text:p>1.278</text:p>
          </table:table-cell>
          <table:table-cell office:value-type="float" office:value="10.051" calcext:value-type="float">
            <text:p>10.051</text:p>
          </table:table-cell>
          <table:table-cell office:value-type="float" office:value="38.377" calcext:value-type="float">
            <text:p>38.377</text:p>
          </table:table-cell>
          <table:table-cell office:value-type="float" office:value="68.974" calcext:value-type="float">
            <text:p>68.974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80.4014" calcext:value-type="float">
            <text:p>80.4014</text:p>
          </table:table-cell>
          <table:table-cell office:value-type="float" office:value="34.7139" calcext:value-type="float">
            <text:p>34.7139</text:p>
          </table:table-cell>
          <table:table-cell office:value-type="float" office:value="17.351" calcext:value-type="float">
            <text:p>17.351</text:p>
          </table:table-cell>
          <table:table-cell office:value-type="float" office:value="46.684" calcext:value-type="float">
            <text:p>46.684</text:p>
          </table:table-cell>
          <table:table-cell office:value-type="float" office:value="80.257" calcext:value-type="float">
            <text:p>80.257</text:p>
          </table:table-cell>
          <table:table-cell office:value-type="float" office:value="109.03" calcext:value-type="float">
            <text:p>109.03</text:p>
          </table:table-cell>
          <table:table-cell office:value-type="float" office:value="139.34" calcext:value-type="float">
            <text:p>139.34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25.716" calcext:value-type="float">
            <text:p>225.716</text:p>
          </table:table-cell>
          <table:table-cell office:value-type="float" office:value="34.8026" calcext:value-type="float">
            <text:p>34.8026</text:p>
          </table:table-cell>
          <table:table-cell office:value-type="float" office:value="167.607" calcext:value-type="float">
            <text:p>167.607</text:p>
          </table:table-cell>
          <table:table-cell office:value-type="float" office:value="194.084" calcext:value-type="float">
            <text:p>194.084</text:p>
          </table:table-cell>
          <table:table-cell office:value-type="float" office:value="229.06" calcext:value-type="float">
            <text:p>229.06</text:p>
          </table:table-cell>
          <table:table-cell office:value-type="float" office:value="253.57" calcext:value-type="float">
            <text:p>253.57</text:p>
          </table:table-cell>
          <table:table-cell office:value-type="float" office:value="289.989" calcext:value-type="float">
            <text:p>289.989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14.539" calcext:value-type="float">
            <text:p>514.539</text:p>
          </table:table-cell>
          <table:table-cell office:value-type="float" office:value="35.8225" calcext:value-type="float">
            <text:p>35.8225</text:p>
          </table:table-cell>
          <table:table-cell office:value-type="float" office:value="450.721" calcext:value-type="float">
            <text:p>450.721</text:p>
          </table:table-cell>
          <table:table-cell office:value-type="float" office:value="484.119" calcext:value-type="float">
            <text:p>484.119</text:p>
          </table:table-cell>
          <table:table-cell office:value-type="float" office:value="516.082" calcext:value-type="float">
            <text:p>516.082</text:p>
          </table:table-cell>
          <table:table-cell office:value-type="float" office:value="542.444" calcext:value-type="float">
            <text:p>542.444</text:p>
          </table:table-cell>
          <table:table-cell office:value-type="float" office:value="580.759" calcext:value-type="float">
            <text:p>580.759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078.3" calcext:value-type="float">
            <text:p>1078.3</text:p>
          </table:table-cell>
          <table:table-cell office:value-type="float" office:value="34.9069" calcext:value-type="float">
            <text:p>34.9069</text:p>
          </table:table-cell>
          <table:table-cell office:value-type="float" office:value="1018.6" calcext:value-type="float">
            <text:p>1018.6</text:p>
          </table:table-cell>
          <table:table-cell office:value-type="float" office:value="1045.29" calcext:value-type="float">
            <text:p>1045.29</text:p>
          </table:table-cell>
          <table:table-cell office:value-type="float" office:value="1075.12" calcext:value-type="float">
            <text:p>1075.12</text:p>
          </table:table-cell>
          <table:table-cell office:value-type="float" office:value="1107.39" calcext:value-type="float">
            <text:p>1107.39</text:p>
          </table:table-cell>
          <table:table-cell office:value-type="float" office:value="1155.17" calcext:value-type="float">
            <text:p>1155.17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236.18" calcext:value-type="float">
            <text:p>2236.18</text:p>
          </table:table-cell>
          <table:table-cell office:value-type="float" office:value="35.3812" calcext:value-type="float">
            <text:p>35.3812</text:p>
          </table:table-cell>
          <table:table-cell office:value-type="float" office:value="2163.27" calcext:value-type="float">
            <text:p>2163.27</text:p>
          </table:table-cell>
          <table:table-cell office:value-type="float" office:value="2204.64" calcext:value-type="float">
            <text:p>2204.64</text:p>
          </table:table-cell>
          <table:table-cell office:value-type="float" office:value="2235.02" calcext:value-type="float">
            <text:p>2235.02</text:p>
          </table:table-cell>
          <table:table-cell office:value-type="float" office:value="2262.48" calcext:value-type="float">
            <text:p>2262.48</text:p>
          </table:table-cell>
          <table:table-cell office:value-type="float" office:value="2301.15" calcext:value-type="float">
            <text:p>2301.15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546.61" calcext:value-type="float">
            <text:p>4546.61</text:p>
          </table:table-cell>
          <table:table-cell office:value-type="float" office:value="101.979" calcext:value-type="float">
            <text:p>101.979</text:p>
          </table:table-cell>
          <table:table-cell office:value-type="float" office:value="3822.32" calcext:value-type="float">
            <text:p>3822.32</text:p>
          </table:table-cell>
          <table:table-cell office:value-type="float" office:value="4530.66" calcext:value-type="float">
            <text:p>4530.66</text:p>
          </table:table-cell>
          <table:table-cell office:value-type="float" office:value="4561.27" calcext:value-type="float">
            <text:p>4561.27</text:p>
          </table:table-cell>
          <table:table-cell office:value-type="float" office:value="4590.86" calcext:value-type="float">
            <text:p>4590.86</text:p>
          </table:table-cell>
          <table:table-cell office:value-type="float" office:value="4664.16" calcext:value-type="float">
            <text:p>4664.16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9168.1" calcext:value-type="float">
            <text:p>9168.1</text:p>
          </table:table-cell>
          <table:table-cell office:value-type="float" office:value="71.0117" calcext:value-type="float">
            <text:p>71.0117</text:p>
          </table:table-cell>
          <table:table-cell office:value-type="float" office:value="8547.88" calcext:value-type="float">
            <text:p>8547.88</text:p>
          </table:table-cell>
          <table:table-cell office:value-type="float" office:value="9145.53" calcext:value-type="float">
            <text:p>9145.53</text:p>
          </table:table-cell>
          <table:table-cell office:value-type="float" office:value="9168.52" calcext:value-type="float">
            <text:p>9168.52</text:p>
          </table:table-cell>
          <table:table-cell office:value-type="float" office:value="9199.27" calcext:value-type="float">
            <text:p>9199.27</text:p>
          </table:table-cell>
          <table:table-cell office:value-type="float" office:value="9236.52" calcext:value-type="float">
            <text:p>9236.52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</table:table>
      <table:table table:name="CNOT (Single)" table:style-name="ta1">
        <table:table-column table:style-name="co1" table:number-columns-repeated="8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# of Qubits</text:p>
          </table:table-cell>
          <table:table-cell office:value-type="string" calcext:value-type="string">
            <text:p><text:s/>Average Time (ms)</text:p>
          </table:table-cell>
          <table:table-cell office:value-type="string" calcext:value-type="string">
            <text:p><text:s/>Sample Std. Deviation (ms)</text:p>
          </table:table-cell>
          <table:table-cell office:value-type="string" calcext:value-type="string">
            <text:p><text:s/>Fastest (ms)</text:p>
          </table:table-cell>
          <table:table-cell office:value-type="string" calcext:value-type="string">
            <text:p><text:s/>1st Quartile (ms)</text:p>
          </table:table-cell>
          <table:table-cell office:value-type="string" calcext:value-type="string">
            <text:p><text:s/>Median (ms)</text:p>
          </table:table-cell>
          <table:table-cell office:value-type="string" calcext:value-type="string">
            <text:p><text:s/>3rd Quartile (ms)</text:p>
          </table:table-cell>
          <table:table-cell office:value-type="string" calcext:value-type="string">
            <text:p><text:s/>Slowest (ms)</text:p>
          </table:table-cell>
          <table:table-cell office:value-type="string" calcext:value-type="string">
            <text:p>Typ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4027" calcext:value-type="float">
            <text:p>0.04027</text:p>
          </table:table-cell>
          <table:table-cell office:value-type="float" office:value="0.104804" calcext:value-type="float">
            <text:p>0.104804</text:p>
          </table:table-cell>
          <table:table-cell table:number-columns-repeated="2" office:value-type="float" office:value="0.029" calcext:value-type="float">
            <text:p>0.029</text:p>
          </table:table-cell>
          <table:table-cell table:number-columns-repeated="2" office:value-type="float" office:value="0.03" calcext:value-type="float">
            <text:p>0.03</text:p>
          </table:table-cell>
          <table:table-cell office:value-type="float" office:value="1.083" calcext:value-type="float">
            <text:p>1.083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404" calcext:value-type="float">
            <text:p>0.0404</text:p>
          </table:table-cell>
          <table:table-cell office:value-type="float" office:value="0.106013" calcext:value-type="float">
            <text:p>0.106013</text:p>
          </table:table-cell>
          <table:table-cell office:value-type="float" office:value="0.028" calcext:value-type="float">
            <text:p>0.028</text:p>
          </table:table-cell>
          <table:table-cell table:number-columns-repeated="2" office:value-type="float" office:value="0.029" calcext:value-type="float">
            <text:p>0.029</text:p>
          </table:table-cell>
          <table:table-cell office:value-type="float" office:value="0.03" calcext:value-type="float">
            <text:p>0.03</text:p>
          </table:table-cell>
          <table:table-cell office:value-type="float" office:value="1.095" calcext:value-type="float">
            <text:p>1.095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4045" calcext:value-type="float">
            <text:p>0.04045</text:p>
          </table:table-cell>
          <table:table-cell office:value-type="float" office:value="0.106024" calcext:value-type="float">
            <text:p>0.106024</text:p>
          </table:table-cell>
          <table:table-cell table:number-columns-repeated="3" office:value-type="float" office:value="0.029" calcext:value-type="float">
            <text:p>0.029</text:p>
          </table:table-cell>
          <table:table-cell office:value-type="float" office:value="0.03" calcext:value-type="float">
            <text:p>0.03</text:p>
          </table:table-cell>
          <table:table-cell office:value-type="float" office:value="1.095" calcext:value-type="float">
            <text:p>1.095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3979" calcext:value-type="float">
            <text:p>0.03979</text:p>
          </table:table-cell>
          <table:table-cell office:value-type="float" office:value="0.106255" calcext:value-type="float">
            <text:p>0.106255</text:p>
          </table:table-cell>
          <table:table-cell office:value-type="float" office:value="0.028" calcext:value-type="float">
            <text:p>0.028</text:p>
          </table:table-cell>
          <table:table-cell table:number-columns-repeated="3" office:value-type="float" office:value="0.029" calcext:value-type="float">
            <text:p>0.029</text:p>
          </table:table-cell>
          <table:table-cell office:value-type="float" office:value="1.097" calcext:value-type="float">
            <text:p>1.097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4025" calcext:value-type="float">
            <text:p>0.04025</text:p>
          </table:table-cell>
          <table:table-cell office:value-type="float" office:value="0.105928" calcext:value-type="float">
            <text:p>0.105928</text:p>
          </table:table-cell>
          <table:table-cell table:number-columns-repeated="3" office:value-type="float" office:value="0.029" calcext:value-type="float">
            <text:p>0.029</text:p>
          </table:table-cell>
          <table:table-cell office:value-type="float" office:value="0.03" calcext:value-type="float">
            <text:p>0.03</text:p>
          </table:table-cell>
          <table:table-cell office:value-type="float" office:value="1.094" calcext:value-type="float">
            <text:p>1.094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4077" calcext:value-type="float">
            <text:p>0.04077</text:p>
          </table:table-cell>
          <table:table-cell office:value-type="float" office:value="0.106311" calcext:value-type="float">
            <text:p>0.106311</text:p>
          </table:table-cell>
          <table:table-cell table:number-columns-repeated="3" office:value-type="float" office:value="0.029" calcext:value-type="float">
            <text:p>0.029</text:p>
          </table:table-cell>
          <table:table-cell office:value-type="float" office:value="0.03" calcext:value-type="float">
            <text:p>0.03</text:p>
          </table:table-cell>
          <table:table-cell office:value-type="float" office:value="1.098" calcext:value-type="float">
            <text:p>1.098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3468" calcext:value-type="float">
            <text:p>0.03468</text:p>
          </table:table-cell>
          <table:table-cell office:value-type="float" office:value="0.0522468" calcext:value-type="float">
            <text:p>0.0522468</text:p>
          </table:table-cell>
          <table:table-cell office:value-type="float" office:value="0.028" calcext:value-type="float">
            <text:p>0.028</text:p>
          </table:table-cell>
          <table:table-cell table:number-columns-repeated="2" office:value-type="float" office:value="0.029" calcext:value-type="float">
            <text:p>0.029</text:p>
          </table:table-cell>
          <table:table-cell office:value-type="float" office:value="0.03" calcext:value-type="float">
            <text:p>0.03</text:p>
          </table:table-cell>
          <table:table-cell office:value-type="float" office:value="0.554" calcext:value-type="float">
            <text:p>0.554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397" calcext:value-type="float">
            <text:p>0.0397</text:p>
          </table:table-cell>
          <table:table-cell office:value-type="float" office:value="0.0996476" calcext:value-type="float">
            <text:p>0.0996476</text:p>
          </table:table-cell>
          <table:table-cell table:number-columns-repeated="3" office:value-type="float" office:value="0.029" calcext:value-type="float">
            <text:p>0.029</text:p>
          </table:table-cell>
          <table:table-cell office:value-type="float" office:value="0.03" calcext:value-type="float">
            <text:p>0.03</text:p>
          </table:table-cell>
          <table:table-cell office:value-type="float" office:value="1.031" calcext:value-type="float">
            <text:p>1.031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3992" calcext:value-type="float">
            <text:p>0.03992</text:p>
          </table:table-cell>
          <table:table-cell office:value-type="float" office:value="0.0996269" calcext:value-type="float">
            <text:p>0.0996269</text:p>
          </table:table-cell>
          <table:table-cell table:number-columns-repeated="3" office:value-type="float" office:value="0.029" calcext:value-type="float">
            <text:p>0.029</text:p>
          </table:table-cell>
          <table:table-cell office:value-type="float" office:value="0.03" calcext:value-type="float">
            <text:p>0.03</text:p>
          </table:table-cell>
          <table:table-cell office:value-type="float" office:value="1.031" calcext:value-type="float">
            <text:p>1.031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3984" calcext:value-type="float">
            <text:p>0.03984</text:p>
          </table:table-cell>
          <table:table-cell office:value-type="float" office:value="0.100132" calcext:value-type="float">
            <text:p>0.100132</text:p>
          </table:table-cell>
          <table:table-cell table:number-columns-repeated="2" office:value-type="float" office:value="0.029" calcext:value-type="float">
            <text:p>0.029</text:p>
          </table:table-cell>
          <table:table-cell table:number-columns-repeated="2" office:value-type="float" office:value="0.03" calcext:value-type="float">
            <text:p>0.03</text:p>
          </table:table-cell>
          <table:table-cell office:value-type="float" office:value="1.036" calcext:value-type="float">
            <text:p>1.036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4048" calcext:value-type="float">
            <text:p>0.04048</text:p>
          </table:table-cell>
          <table:table-cell office:value-type="float" office:value="0.102771" calcext:value-type="float">
            <text:p>0.102771</text:p>
          </table:table-cell>
          <table:table-cell office:value-type="float" office:value="0.029" calcext:value-type="float">
            <text:p>0.029</text:p>
          </table:table-cell>
          <table:table-cell table:number-columns-repeated="3" office:value-type="float" office:value="0.03" calcext:value-type="float">
            <text:p>0.03</text:p>
          </table:table-cell>
          <table:table-cell office:value-type="float" office:value="1.063" calcext:value-type="float">
            <text:p>1.063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411" calcext:value-type="float">
            <text:p>0.0411</text:p>
          </table:table-cell>
          <table:table-cell office:value-type="float" office:value="0.102608" calcext:value-type="float">
            <text:p>0.102608</text:p>
          </table:table-cell>
          <table:table-cell table:number-columns-repeated="2" office:value-type="float" office:value="0.03" calcext:value-type="float">
            <text:p>0.03</text:p>
          </table:table-cell>
          <table:table-cell table:number-columns-repeated="2" office:value-type="float" office:value="0.031" calcext:value-type="float">
            <text:p>0.031</text:p>
          </table:table-cell>
          <table:table-cell office:value-type="float" office:value="1.062" calcext:value-type="float">
            <text:p>1.062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4246" calcext:value-type="float">
            <text:p>0.04246</text:p>
          </table:table-cell>
          <table:table-cell office:value-type="float" office:value="0.101781" calcext:value-type="float">
            <text:p>0.101781</text:p>
          </table:table-cell>
          <table:table-cell office:value-type="float" office:value="0.031" calcext:value-type="float">
            <text:p>0.031</text:p>
          </table:table-cell>
          <table:table-cell table:number-columns-repeated="3" office:value-type="float" office:value="0.032" calcext:value-type="float">
            <text:p>0.032</text:p>
          </table:table-cell>
          <table:table-cell office:value-type="float" office:value="1.055" calcext:value-type="float">
            <text:p>1.055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4543" calcext:value-type="float">
            <text:p>0.04543</text:p>
          </table:table-cell>
          <table:table-cell office:value-type="float" office:value="0.104396" calcext:value-type="float">
            <text:p>0.104396</text:p>
          </table:table-cell>
          <table:table-cell table:number-columns-repeated="2" office:value-type="float" office:value="0.034" calcext:value-type="float">
            <text:p>0.034</text:p>
          </table:table-cell>
          <table:table-cell table:number-columns-repeated="2" office:value-type="float" office:value="0.035" calcext:value-type="float">
            <text:p>0.035</text:p>
          </table:table-cell>
          <table:table-cell office:value-type="float" office:value="1.084" calcext:value-type="float">
            <text:p>1.084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05211" calcext:value-type="float">
            <text:p>0.05211</text:p>
          </table:table-cell>
          <table:table-cell office:value-type="float" office:value="0.109164" calcext:value-type="float">
            <text:p>0.109164</text:p>
          </table:table-cell>
          <table:table-cell table:number-columns-repeated="2" office:value-type="float" office:value="0.04" calcext:value-type="float">
            <text:p>0.04</text:p>
          </table:table-cell>
          <table:table-cell table:number-columns-repeated="2" office:value-type="float" office:value="0.041" calcext:value-type="float">
            <text:p>0.041</text:p>
          </table:table-cell>
          <table:table-cell office:value-type="float" office:value="1.138" calcext:value-type="float">
            <text:p>1.138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06376" calcext:value-type="float">
            <text:p>0.06376</text:p>
          </table:table-cell>
          <table:table-cell office:value-type="float" office:value="0.119546" calcext:value-type="float">
            <text:p>0.119546</text:p>
          </table:table-cell>
          <table:table-cell table:number-columns-repeated="3" office:value-type="float" office:value="0.051" calcext:value-type="float">
            <text:p>0.051</text:p>
          </table:table-cell>
          <table:table-cell office:value-type="float" office:value="0.052" calcext:value-type="float">
            <text:p>0.052</text:p>
          </table:table-cell>
          <table:table-cell office:value-type="float" office:value="1.253" calcext:value-type="float">
            <text:p>1.253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8737" calcext:value-type="float">
            <text:p>0.08737</text:p>
          </table:table-cell>
          <table:table-cell office:value-type="float" office:value="0.138771" calcext:value-type="float">
            <text:p>0.138771</text:p>
          </table:table-cell>
          <table:table-cell office:value-type="float" office:value="0.072" calcext:value-type="float">
            <text:p>0.072</text:p>
          </table:table-cell>
          <table:table-cell table:number-columns-repeated="3" office:value-type="float" office:value="0.073" calcext:value-type="float">
            <text:p>0.073</text:p>
          </table:table-cell>
          <table:table-cell office:value-type="float" office:value="1.468" calcext:value-type="float">
            <text:p>1.468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18374" calcext:value-type="float">
            <text:p>0.18374</text:p>
          </table:table-cell>
          <table:table-cell office:value-type="float" office:value="0.177427" calcext:value-type="float">
            <text:p>0.177427</text:p>
          </table:table-cell>
          <table:table-cell office:value-type="float" office:value="0.164" calcext:value-type="float">
            <text:p>0.164</text:p>
          </table:table-cell>
          <table:table-cell office:value-type="float" office:value="0.165" calcext:value-type="float">
            <text:p>0.165</text:p>
          </table:table-cell>
          <table:table-cell table:number-columns-repeated="2" office:value-type="float" office:value="0.166" calcext:value-type="float">
            <text:p>0.166</text:p>
          </table:table-cell>
          <table:table-cell office:value-type="float" office:value="1.949" calcext:value-type="float">
            <text:p>1.949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32717" calcext:value-type="float">
            <text:p>0.32717</text:p>
          </table:table-cell>
          <table:table-cell office:value-type="float" office:value="0.256676" calcext:value-type="float">
            <text:p>0.256676</text:p>
          </table:table-cell>
          <table:table-cell office:value-type="float" office:value="0.299" calcext:value-type="float">
            <text:p>0.299</text:p>
          </table:table-cell>
          <table:table-cell office:value-type="float" office:value="0.3" calcext:value-type="float">
            <text:p>0.3</text:p>
          </table:table-cell>
          <table:table-cell office:value-type="float" office:value="0.301" calcext:value-type="float">
            <text:p>0.301</text:p>
          </table:table-cell>
          <table:table-cell office:value-type="float" office:value="0.302" calcext:value-type="float">
            <text:p>0.302</text:p>
          </table:table-cell>
          <table:table-cell office:value-type="float" office:value="2.881" calcext:value-type="float">
            <text:p>2.881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61359" calcext:value-type="float">
            <text:p>0.61359</text:p>
          </table:table-cell>
          <table:table-cell office:value-type="float" office:value="0.408213" calcext:value-type="float">
            <text:p>0.408213</text:p>
          </table:table-cell>
          <table:table-cell office:value-type="float" office:value="0.567" calcext:value-type="float">
            <text:p>0.567</text:p>
          </table:table-cell>
          <table:table-cell office:value-type="float" office:value="0.571" calcext:value-type="float">
            <text:p>0.571</text:p>
          </table:table-cell>
          <table:table-cell office:value-type="float" office:value="0.572" calcext:value-type="float">
            <text:p>0.572</text:p>
          </table:table-cell>
          <table:table-cell office:value-type="float" office:value="0.573" calcext:value-type="float">
            <text:p>0.573</text:p>
          </table:table-cell>
          <table:table-cell office:value-type="float" office:value="4.675" calcext:value-type="float">
            <text:p>4.675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.18635" calcext:value-type="float">
            <text:p>1.18635</text:p>
          </table:table-cell>
          <table:table-cell office:value-type="float" office:value="0.718485" calcext:value-type="float">
            <text:p>0.718485</text:p>
          </table:table-cell>
          <table:table-cell office:value-type="float" office:value="1.108" calcext:value-type="float">
            <text:p>1.108</text:p>
          </table:table-cell>
          <table:table-cell office:value-type="float" office:value="1.112" calcext:value-type="float">
            <text:p>1.112</text:p>
          </table:table-cell>
          <table:table-cell office:value-type="float" office:value="1.113" calcext:value-type="float">
            <text:p>1.113</text:p>
          </table:table-cell>
          <table:table-cell office:value-type="float" office:value="1.115" calcext:value-type="float">
            <text:p>1.115</text:p>
          </table:table-cell>
          <table:table-cell office:value-type="float" office:value="8.335" calcext:value-type="float">
            <text:p>8.335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.33087" calcext:value-type="float">
            <text:p>2.33087</text:p>
          </table:table-cell>
          <table:table-cell office:value-type="float" office:value="1.32588" calcext:value-type="float">
            <text:p>1.32588</text:p>
          </table:table-cell>
          <table:table-cell office:value-type="float" office:value="2.188" calcext:value-type="float">
            <text:p>2.188</text:p>
          </table:table-cell>
          <table:table-cell office:value-type="float" office:value="2.195" calcext:value-type="float">
            <text:p>2.195</text:p>
          </table:table-cell>
          <table:table-cell office:value-type="float" office:value="2.196" calcext:value-type="float">
            <text:p>2.196</text:p>
          </table:table-cell>
          <table:table-cell office:value-type="float" office:value="2.198" calcext:value-type="float">
            <text:p>2.198</text:p>
          </table:table-cell>
          <table:table-cell office:value-type="float" office:value="15.523" calcext:value-type="float">
            <text:p>15.523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.61676" calcext:value-type="float">
            <text:p>4.61676</text:p>
          </table:table-cell>
          <table:table-cell office:value-type="float" office:value="2.54686" calcext:value-type="float">
            <text:p>2.54686</text:p>
          </table:table-cell>
          <table:table-cell office:value-type="float" office:value="4.189" calcext:value-type="float">
            <text:p>4.189</text:p>
          </table:table-cell>
          <table:table-cell office:value-type="float" office:value="4.357" calcext:value-type="float">
            <text:p>4.357</text:p>
          </table:table-cell>
          <table:table-cell office:value-type="float" office:value="4.362" calcext:value-type="float">
            <text:p>4.362</text:p>
          </table:table-cell>
          <table:table-cell office:value-type="float" office:value="4.366" calcext:value-type="float">
            <text:p>4.366</text:p>
          </table:table-cell>
          <table:table-cell office:value-type="float" office:value="29.957" calcext:value-type="float">
            <text:p>29.957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9.18914" calcext:value-type="float">
            <text:p>9.18914</text:p>
          </table:table-cell>
          <table:table-cell office:value-type="float" office:value="4.97044" calcext:value-type="float">
            <text:p>4.97044</text:p>
          </table:table-cell>
          <table:table-cell office:value-type="float" office:value="8.533" calcext:value-type="float">
            <text:p>8.533</text:p>
          </table:table-cell>
          <table:table-cell office:value-type="float" office:value="8.684" calcext:value-type="float">
            <text:p>8.684</text:p>
          </table:table-cell>
          <table:table-cell office:value-type="float" office:value="8.69" calcext:value-type="float">
            <text:p>8.69</text:p>
          </table:table-cell>
          <table:table-cell office:value-type="float" office:value="8.699" calcext:value-type="float">
            <text:p>8.699</text:p>
          </table:table-cell>
          <table:table-cell office:value-type="float" office:value="58.644" calcext:value-type="float">
            <text:p>58.644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8.3421" calcext:value-type="float">
            <text:p>18.3421</text:p>
          </table:table-cell>
          <table:table-cell office:value-type="float" office:value="9.83302" calcext:value-type="float">
            <text:p>9.83302</text:p>
          </table:table-cell>
          <table:table-cell office:value-type="float" office:value="17.175" calcext:value-type="float">
            <text:p>17.175</text:p>
          </table:table-cell>
          <table:table-cell office:value-type="float" office:value="17.347" calcext:value-type="float">
            <text:p>17.347</text:p>
          </table:table-cell>
          <table:table-cell office:value-type="float" office:value="17.357" calcext:value-type="float">
            <text:p>17.357</text:p>
          </table:table-cell>
          <table:table-cell office:value-type="float" office:value="17.367" calcext:value-type="float">
            <text:p>17.367</text:p>
          </table:table-cell>
          <table:table-cell office:value-type="float" office:value="116.179" calcext:value-type="float">
            <text:p>116.179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6.6459" calcext:value-type="float">
            <text:p>36.6459</text:p>
          </table:table-cell>
          <table:table-cell office:value-type="float" office:value="19.5875" calcext:value-type="float">
            <text:p>19.5875</text:p>
          </table:table-cell>
          <table:table-cell office:value-type="float" office:value="34.507" calcext:value-type="float">
            <text:p>34.507</text:p>
          </table:table-cell>
          <table:table-cell office:value-type="float" office:value="34.668" calcext:value-type="float">
            <text:p>34.668</text:p>
          </table:table-cell>
          <table:table-cell office:value-type="float" office:value="34.683" calcext:value-type="float">
            <text:p>34.683</text:p>
          </table:table-cell>
          <table:table-cell office:value-type="float" office:value="34.7" calcext:value-type="float">
            <text:p>34.7</text:p>
          </table:table-cell>
          <table:table-cell office:value-type="float" office:value="231.539" calcext:value-type="float">
            <text:p>231.539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568" calcext:value-type="float">
            <text:p>0.0568</text:p>
          </table:table-cell>
          <table:table-cell office:value-type="float" office:value="0.25702" calcext:value-type="float">
            <text:p>0.25702</text:p>
          </table:table-cell>
          <table:table-cell table:number-columns-repeated="2" office:value-type="float" office:value="0.03" calcext:value-type="float">
            <text:p>0.03</text:p>
          </table:table-cell>
          <table:table-cell table:number-columns-repeated="2" office:value-type="float" office:value="0.031" calcext:value-type="float">
            <text:p>0.031</text:p>
          </table:table-cell>
          <table:table-cell office:value-type="float" office:value="2.614" calcext:value-type="float">
            <text:p>2.614</text:p>
          </table:table-cell>
          <table:table-cell table:formula="of:=&quot;QUnit (OCL)&quot;" office:value-type="string" office:string-value="QUnit (OCL)" calcext:value-type="string">
            <text:p>QUnit (OCL)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5675" calcext:value-type="float">
            <text:p>0.05675</text:p>
          </table:table-cell>
          <table:table-cell office:value-type="float" office:value="0.259828" calcext:value-type="float">
            <text:p>0.259828</text:p>
          </table:table-cell>
          <table:table-cell table:number-columns-repeated="2" office:value-type="float" office:value="0.03" calcext:value-type="float">
            <text:p>0.03</text:p>
          </table:table-cell>
          <table:table-cell table:number-columns-repeated="2" office:value-type="float" office:value="0.031" calcext:value-type="float">
            <text:p>0.031</text:p>
          </table:table-cell>
          <table:table-cell office:value-type="float" office:value="2.642" calcext:value-type="float">
            <text:p>2.642</text:p>
          </table:table-cell>
          <table:table-cell table:formula="of:=&quot;QUnit (OCL)&quot;" office:value-type="string" office:string-value="QUnit (OCL)" calcext:value-type="string">
            <text:p>QUnit (OCL)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5698" calcext:value-type="float">
            <text:p>0.05698</text:p>
          </table:table-cell>
          <table:table-cell office:value-type="float" office:value="0.259805" calcext:value-type="float">
            <text:p>0.259805</text:p>
          </table:table-cell>
          <table:table-cell office:value-type="float" office:value="0.03" calcext:value-type="float">
            <text:p>0.03</text:p>
          </table:table-cell>
          <table:table-cell table:number-columns-repeated="3" office:value-type="float" office:value="0.031" calcext:value-type="float">
            <text:p>0.031</text:p>
          </table:table-cell>
          <table:table-cell office:value-type="float" office:value="2.642" calcext:value-type="float">
            <text:p>2.642</text:p>
          </table:table-cell>
          <table:table-cell table:formula="of:=&quot;QUnit (OCL)&quot;" office:value-type="string" office:string-value="QUnit (OCL)" calcext:value-type="string">
            <text:p>QUnit (OCL)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5671" calcext:value-type="float">
            <text:p>0.05671</text:p>
          </table:table-cell>
          <table:table-cell office:value-type="float" office:value="0.254619" calcext:value-type="float">
            <text:p>0.254619</text:p>
          </table:table-cell>
          <table:table-cell table:number-columns-repeated="2" office:value-type="float" office:value="0.03" calcext:value-type="float">
            <text:p>0.03</text:p>
          </table:table-cell>
          <table:table-cell table:number-columns-repeated="2" office:value-type="float" office:value="0.031" calcext:value-type="float">
            <text:p>0.031</text:p>
          </table:table-cell>
          <table:table-cell office:value-type="float" office:value="2.59" calcext:value-type="float">
            <text:p>2.59</text:p>
          </table:table-cell>
          <table:table-cell table:formula="of:=&quot;QUnit (OCL)&quot;" office:value-type="string" office:string-value="QUnit (OCL)" calcext:value-type="string">
            <text:p>QUnit (OCL)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5704" calcext:value-type="float">
            <text:p>0.05704</text:p>
          </table:table-cell>
          <table:table-cell office:value-type="float" office:value="0.256599" calcext:value-type="float">
            <text:p>0.256599</text:p>
          </table:table-cell>
          <table:table-cell table:number-columns-repeated="2" office:value-type="float" office:value="0.03" calcext:value-type="float">
            <text:p>0.03</text:p>
          </table:table-cell>
          <table:table-cell table:number-columns-repeated="2" office:value-type="float" office:value="0.031" calcext:value-type="float">
            <text:p>0.031</text:p>
          </table:table-cell>
          <table:table-cell office:value-type="float" office:value="2.61" calcext:value-type="float">
            <text:p>2.61</text:p>
          </table:table-cell>
          <table:table-cell table:formula="of:=&quot;QUnit (OCL)&quot;" office:value-type="string" office:string-value="QUnit (OCL)" calcext:value-type="string">
            <text:p>QUnit (OCL)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5675" calcext:value-type="float">
            <text:p>0.05675</text:p>
          </table:table-cell>
          <table:table-cell office:value-type="float" office:value="0.255713" calcext:value-type="float">
            <text:p>0.255713</text:p>
          </table:table-cell>
          <table:table-cell table:number-columns-repeated="2" office:value-type="float" office:value="0.03" calcext:value-type="float">
            <text:p>0.03</text:p>
          </table:table-cell>
          <table:table-cell table:number-columns-repeated="2" office:value-type="float" office:value="0.031" calcext:value-type="float">
            <text:p>0.031</text:p>
          </table:table-cell>
          <table:table-cell office:value-type="float" office:value="2.601" calcext:value-type="float">
            <text:p>2.601</text:p>
          </table:table-cell>
          <table:table-cell table:formula="of:=&quot;QUnit (OCL)&quot;" office:value-type="string" office:string-value="QUnit (OCL)" calcext:value-type="string">
            <text:p>QUnit (OCL)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5715" calcext:value-type="float">
            <text:p>0.05715</text:p>
          </table:table-cell>
          <table:table-cell office:value-type="float" office:value="0.257295" calcext:value-type="float">
            <text:p>0.257295</text:p>
          </table:table-cell>
          <table:table-cell office:value-type="float" office:value="0.03" calcext:value-type="float">
            <text:p>0.03</text:p>
          </table:table-cell>
          <table:table-cell table:number-columns-repeated="3" office:value-type="float" office:value="0.031" calcext:value-type="float">
            <text:p>0.031</text:p>
          </table:table-cell>
          <table:table-cell office:value-type="float" office:value="2.617" calcext:value-type="float">
            <text:p>2.617</text:p>
          </table:table-cell>
          <table:table-cell table:formula="of:=&quot;QUnit (OCL)&quot;" office:value-type="string" office:string-value="QUnit (OCL)" calcext:value-type="string">
            <text:p>QUnit (OCL)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5729" calcext:value-type="float">
            <text:p>0.05729</text:p>
          </table:table-cell>
          <table:table-cell office:value-type="float" office:value="0.257884" calcext:value-type="float">
            <text:p>0.257884</text:p>
          </table:table-cell>
          <table:table-cell office:value-type="float" office:value="0.03" calcext:value-type="float">
            <text:p>0.03</text:p>
          </table:table-cell>
          <table:table-cell table:number-columns-repeated="3" office:value-type="float" office:value="0.031" calcext:value-type="float">
            <text:p>0.031</text:p>
          </table:table-cell>
          <table:table-cell office:value-type="float" office:value="2.623" calcext:value-type="float">
            <text:p>2.623</text:p>
          </table:table-cell>
          <table:table-cell table:formula="of:=&quot;QUnit (OCL)&quot;" office:value-type="string" office:string-value="QUnit (OCL)" calcext:value-type="string">
            <text:p>QUnit (OCL)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5758" calcext:value-type="float">
            <text:p>0.05758</text:p>
          </table:table-cell>
          <table:table-cell office:value-type="float" office:value="0.258467" calcext:value-type="float">
            <text:p>0.258467</text:p>
          </table:table-cell>
          <table:table-cell office:value-type="float" office:value="0.03" calcext:value-type="float">
            <text:p>0.03</text:p>
          </table:table-cell>
          <table:table-cell table:number-columns-repeated="3" office:value-type="float" office:value="0.031" calcext:value-type="float">
            <text:p>0.031</text:p>
          </table:table-cell>
          <table:table-cell office:value-type="float" office:value="2.629" calcext:value-type="float">
            <text:p>2.629</text:p>
          </table:table-cell>
          <table:table-cell table:formula="of:=&quot;QUnit (OCL)&quot;" office:value-type="string" office:string-value="QUnit (OCL)" calcext:value-type="string">
            <text:p>QUnit (OCL)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575" calcext:value-type="float">
            <text:p>0.0575</text:p>
          </table:table-cell>
          <table:table-cell office:value-type="float" office:value="0.259061" calcext:value-type="float">
            <text:p>0.259061</text:p>
          </table:table-cell>
          <table:table-cell office:value-type="float" office:value="0.03" calcext:value-type="float">
            <text:p>0.03</text:p>
          </table:table-cell>
          <table:table-cell table:number-columns-repeated="3" office:value-type="float" office:value="0.031" calcext:value-type="float">
            <text:p>0.031</text:p>
          </table:table-cell>
          <table:table-cell office:value-type="float" office:value="2.635" calcext:value-type="float">
            <text:p>2.635</text:p>
          </table:table-cell>
          <table:table-cell table:formula="of:=&quot;QUnit (OCL)&quot;" office:value-type="string" office:string-value="QUnit (OCL)" calcext:value-type="string">
            <text:p>QUnit (OCL)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5498" calcext:value-type="float">
            <text:p>0.05498</text:p>
          </table:table-cell>
          <table:table-cell office:value-type="float" office:value="0.238503" calcext:value-type="float">
            <text:p>0.238503</text:p>
          </table:table-cell>
          <table:table-cell table:number-columns-repeated="2" office:value-type="float" office:value="0.03" calcext:value-type="float">
            <text:p>0.03</text:p>
          </table:table-cell>
          <table:table-cell table:number-columns-repeated="2" office:value-type="float" office:value="0.031" calcext:value-type="float">
            <text:p>0.031</text:p>
          </table:table-cell>
          <table:table-cell office:value-type="float" office:value="2.428" calcext:value-type="float">
            <text:p>2.428</text:p>
          </table:table-cell>
          <table:table-cell table:formula="of:=&quot;QUnit (OCL)&quot;" office:value-type="string" office:string-value="QUnit (OCL)" calcext:value-type="string">
            <text:p>QUnit (OCL)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5752" calcext:value-type="float">
            <text:p>0.05752</text:p>
          </table:table-cell>
          <table:table-cell office:value-type="float" office:value="0.258966" calcext:value-type="float">
            <text:p>0.258966</text:p>
          </table:table-cell>
          <table:table-cell office:value-type="float" office:value="0.03" calcext:value-type="float">
            <text:p>0.03</text:p>
          </table:table-cell>
          <table:table-cell table:number-columns-repeated="3" office:value-type="float" office:value="0.031" calcext:value-type="float">
            <text:p>0.031</text:p>
          </table:table-cell>
          <table:table-cell office:value-type="float" office:value="2.634" calcext:value-type="float">
            <text:p>2.634</text:p>
          </table:table-cell>
          <table:table-cell table:formula="of:=&quot;QUnit (OCL)&quot;" office:value-type="string" office:string-value="QUnit (OCL)" calcext:value-type="string">
            <text:p>QUnit (OCL)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5758" calcext:value-type="float">
            <text:p>0.05758</text:p>
          </table:table-cell>
          <table:table-cell office:value-type="float" office:value="0.262873" calcext:value-type="float">
            <text:p>0.262873</text:p>
          </table:table-cell>
          <table:table-cell table:number-columns-repeated="2" office:value-type="float" office:value="0.03" calcext:value-type="float">
            <text:p>0.03</text:p>
          </table:table-cell>
          <table:table-cell table:number-columns-repeated="2" office:value-type="float" office:value="0.031" calcext:value-type="float">
            <text:p>0.031</text:p>
          </table:table-cell>
          <table:table-cell office:value-type="float" office:value="2.673" calcext:value-type="float">
            <text:p>2.673</text:p>
          </table:table-cell>
          <table:table-cell table:formula="of:=&quot;QUnit (OCL)&quot;" office:value-type="string" office:string-value="QUnit (OCL)" calcext:value-type="string">
            <text:p>QUnit (OCL)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5736" calcext:value-type="float">
            <text:p>0.05736</text:p>
          </table:table-cell>
          <table:table-cell office:value-type="float" office:value="0.260485" calcext:value-type="float">
            <text:p>0.260485</text:p>
          </table:table-cell>
          <table:table-cell office:value-type="float" office:value="0.03" calcext:value-type="float">
            <text:p>0.03</text:p>
          </table:table-cell>
          <table:table-cell table:number-columns-repeated="3" office:value-type="float" office:value="0.031" calcext:value-type="float">
            <text:p>0.031</text:p>
          </table:table-cell>
          <table:table-cell office:value-type="float" office:value="2.649" calcext:value-type="float">
            <text:p>2.649</text:p>
          </table:table-cell>
          <table:table-cell table:formula="of:=&quot;QUnit (OCL)&quot;" office:value-type="string" office:string-value="QUnit (OCL)" calcext:value-type="string">
            <text:p>QUnit (OCL)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05732" calcext:value-type="float">
            <text:p>0.05732</text:p>
          </table:table-cell>
          <table:table-cell office:value-type="float" office:value="0.260685" calcext:value-type="float">
            <text:p>0.260685</text:p>
          </table:table-cell>
          <table:table-cell table:number-columns-repeated="2" office:value-type="float" office:value="0.03" calcext:value-type="float">
            <text:p>0.03</text:p>
          </table:table-cell>
          <table:table-cell table:number-columns-repeated="2" office:value-type="float" office:value="0.031" calcext:value-type="float">
            <text:p>0.031</text:p>
          </table:table-cell>
          <table:table-cell office:value-type="float" office:value="2.651" calcext:value-type="float">
            <text:p>2.651</text:p>
          </table:table-cell>
          <table:table-cell table:formula="of:=&quot;QUnit (OCL)&quot;" office:value-type="string" office:string-value="QUnit (OCL)" calcext:value-type="string">
            <text:p>QUnit (OCL)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05514" calcext:value-type="float">
            <text:p>0.05514</text:p>
          </table:table-cell>
          <table:table-cell office:value-type="float" office:value="0.23999" calcext:value-type="float">
            <text:p>0.23999</text:p>
          </table:table-cell>
          <table:table-cell office:value-type="float" office:value="0.03" calcext:value-type="float">
            <text:p>0.03</text:p>
          </table:table-cell>
          <table:table-cell table:number-columns-repeated="3" office:value-type="float" office:value="0.031" calcext:value-type="float">
            <text:p>0.031</text:p>
          </table:table-cell>
          <table:table-cell office:value-type="float" office:value="2.443" calcext:value-type="float">
            <text:p>2.443</text:p>
          </table:table-cell>
          <table:table-cell table:formula="of:=&quot;QUnit (OCL)&quot;" office:value-type="string" office:string-value="QUnit (OCL)" calcext:value-type="string">
            <text:p>QUnit (OCL)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5544" calcext:value-type="float">
            <text:p>0.05544</text:p>
          </table:table-cell>
          <table:table-cell office:value-type="float" office:value="0.238672" calcext:value-type="float">
            <text:p>0.238672</text:p>
          </table:table-cell>
          <table:table-cell table:number-columns-repeated="2" office:value-type="float" office:value="0.03" calcext:value-type="float">
            <text:p>0.03</text:p>
          </table:table-cell>
          <table:table-cell table:number-columns-repeated="2" office:value-type="float" office:value="0.031" calcext:value-type="float">
            <text:p>0.031</text:p>
          </table:table-cell>
          <table:table-cell office:value-type="float" office:value="2.43" calcext:value-type="float">
            <text:p>2.43</text:p>
          </table:table-cell>
          <table:table-cell table:formula="of:=&quot;QUnit (OCL)&quot;" office:value-type="string" office:string-value="QUnit (OCL)" calcext:value-type="string">
            <text:p>QUnit (OCL)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5555" calcext:value-type="float">
            <text:p>0.05555</text:p>
          </table:table-cell>
          <table:table-cell office:value-type="float" office:value="0.241464" calcext:value-type="float">
            <text:p>0.241464</text:p>
          </table:table-cell>
          <table:table-cell office:value-type="float" office:value="0.03" calcext:value-type="float">
            <text:p>0.03</text:p>
          </table:table-cell>
          <table:table-cell table:number-columns-repeated="3" office:value-type="float" office:value="0.031" calcext:value-type="float">
            <text:p>0.031</text:p>
          </table:table-cell>
          <table:table-cell office:value-type="float" office:value="2.458" calcext:value-type="float">
            <text:p>2.458</text:p>
          </table:table-cell>
          <table:table-cell table:formula="of:=&quot;QUnit (OCL)&quot;" office:value-type="string" office:string-value="QUnit (OCL)" calcext:value-type="string">
            <text:p>QUnit (OCL)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05569" calcext:value-type="float">
            <text:p>0.05569</text:p>
          </table:table-cell>
          <table:table-cell office:value-type="float" office:value="0.241547" calcext:value-type="float">
            <text:p>0.241547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.031" calcext:value-type="float">
            <text:p>0.031</text:p>
          </table:table-cell>
          <table:table-cell office:value-type="float" office:value="0.032" calcext:value-type="float">
            <text:p>0.032</text:p>
          </table:table-cell>
          <table:table-cell office:value-type="float" office:value="2.459" calcext:value-type="float">
            <text:p>2.459</text:p>
          </table:table-cell>
          <table:table-cell table:formula="of:=&quot;QUnit (OCL)&quot;" office:value-type="string" office:string-value="QUnit (OCL)" calcext:value-type="string">
            <text:p>QUnit (OCL)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05746" calcext:value-type="float">
            <text:p>0.05746</text:p>
          </table:table-cell>
          <table:table-cell office:value-type="float" office:value="0.260582" calcext:value-type="float">
            <text:p>0.260582</text:p>
          </table:table-cell>
          <table:table-cell office:value-type="float" office:value="0.03" calcext:value-type="float">
            <text:p>0.03</text:p>
          </table:table-cell>
          <table:table-cell table:number-columns-repeated="3" office:value-type="float" office:value="0.031" calcext:value-type="float">
            <text:p>0.031</text:p>
          </table:table-cell>
          <table:table-cell office:value-type="float" office:value="2.65" calcext:value-type="float">
            <text:p>2.65</text:p>
          </table:table-cell>
          <table:table-cell table:formula="of:=&quot;QUnit (OCL)&quot;" office:value-type="string" office:string-value="QUnit (OCL)" calcext:value-type="string">
            <text:p>QUnit (OCL)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05722" calcext:value-type="float">
            <text:p>0.05722</text:p>
          </table:table-cell>
          <table:table-cell office:value-type="float" office:value="0.260105" calcext:value-type="float">
            <text:p>0.260105</text:p>
          </table:table-cell>
          <table:table-cell table:number-columns-repeated="2" office:value-type="float" office:value="0.03" calcext:value-type="float">
            <text:p>0.03</text:p>
          </table:table-cell>
          <table:table-cell table:number-columns-repeated="2" office:value-type="float" office:value="0.031" calcext:value-type="float">
            <text:p>0.031</text:p>
          </table:table-cell>
          <table:table-cell office:value-type="float" office:value="2.645" calcext:value-type="float">
            <text:p>2.645</text:p>
          </table:table-cell>
          <table:table-cell table:formula="of:=&quot;QUnit (OCL)&quot;" office:value-type="string" office:string-value="QUnit (OCL)" calcext:value-type="string">
            <text:p>QUnit (OCL)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05528" calcext:value-type="float">
            <text:p>0.05528</text:p>
          </table:table-cell>
          <table:table-cell office:value-type="float" office:value="0.238884" calcext:value-type="float">
            <text:p>0.238884</text:p>
          </table:table-cell>
          <table:table-cell office:value-type="float" office:value="0.03" calcext:value-type="float">
            <text:p>0.03</text:p>
          </table:table-cell>
          <table:table-cell table:number-columns-repeated="3" office:value-type="float" office:value="0.031" calcext:value-type="float">
            <text:p>0.031</text:p>
          </table:table-cell>
          <table:table-cell office:value-type="float" office:value="2.432" calcext:value-type="float">
            <text:p>2.432</text:p>
          </table:table-cell>
          <table:table-cell table:formula="of:=&quot;QUnit (OCL)&quot;" office:value-type="string" office:string-value="QUnit (OCL)" calcext:value-type="string">
            <text:p>QUnit (OCL)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05746" calcext:value-type="float">
            <text:p>0.05746</text:p>
          </table:table-cell>
          <table:table-cell office:value-type="float" office:value="0.260489" calcext:value-type="float">
            <text:p>0.260489</text:p>
          </table:table-cell>
          <table:table-cell office:value-type="float" office:value="0.03" calcext:value-type="float">
            <text:p>0.03</text:p>
          </table:table-cell>
          <table:table-cell table:number-columns-repeated="3" office:value-type="float" office:value="0.031" calcext:value-type="float">
            <text:p>0.031</text:p>
          </table:table-cell>
          <table:table-cell office:value-type="float" office:value="2.649" calcext:value-type="float">
            <text:p>2.649</text:p>
          </table:table-cell>
          <table:table-cell table:formula="of:=&quot;QUnit (OCL)&quot;" office:value-type="string" office:string-value="QUnit (OCL)" calcext:value-type="string">
            <text:p>QUnit (OCL)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0573" calcext:value-type="float">
            <text:p>0.0573</text:p>
          </table:table-cell>
          <table:table-cell office:value-type="float" office:value="0.26099" calcext:value-type="float">
            <text:p>0.26099</text:p>
          </table:table-cell>
          <table:table-cell table:number-columns-repeated="2" office:value-type="float" office:value="0.03" calcext:value-type="float">
            <text:p>0.03</text:p>
          </table:table-cell>
          <table:table-cell table:number-columns-repeated="2" office:value-type="float" office:value="0.031" calcext:value-type="float">
            <text:p>0.031</text:p>
          </table:table-cell>
          <table:table-cell office:value-type="float" office:value="2.654" calcext:value-type="float">
            <text:p>2.654</text:p>
          </table:table-cell>
          <table:table-cell table:formula="of:=&quot;QUnit (OCL)&quot;" office:value-type="string" office:string-value="QUnit (OCL)" calcext:value-type="string">
            <text:p>QUnit (OCL)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05725" calcext:value-type="float">
            <text:p>0.05725</text:p>
          </table:table-cell>
          <table:table-cell office:value-type="float" office:value="0.261093" calcext:value-type="float">
            <text:p>0.261093</text:p>
          </table:table-cell>
          <table:table-cell table:number-columns-repeated="2" office:value-type="float" office:value="0.03" calcext:value-type="float">
            <text:p>0.03</text:p>
          </table:table-cell>
          <table:table-cell table:number-columns-repeated="2" office:value-type="float" office:value="0.031" calcext:value-type="float">
            <text:p>0.031</text:p>
          </table:table-cell>
          <table:table-cell office:value-type="float" office:value="2.655" calcext:value-type="float">
            <text:p>2.655</text:p>
          </table:table-cell>
          <table:table-cell table:formula="of:=&quot;QUnit (OCL)&quot;" office:value-type="string" office:string-value="QUnit (OCL)" calcext:value-type="string">
            <text:p>QUnit (OCL)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05752" calcext:value-type="float">
            <text:p>0.05752</text:p>
          </table:table-cell>
          <table:table-cell office:value-type="float" office:value="0.259059" calcext:value-type="float">
            <text:p>0.259059</text:p>
          </table:table-cell>
          <table:table-cell office:value-type="float" office:value="0.03" calcext:value-type="float">
            <text:p>0.03</text:p>
          </table:table-cell>
          <table:table-cell table:number-columns-repeated="3" office:value-type="float" office:value="0.031" calcext:value-type="float">
            <text:p>0.031</text:p>
          </table:table-cell>
          <table:table-cell office:value-type="float" office:value="2.635" calcext:value-type="float">
            <text:p>2.635</text:p>
          </table:table-cell>
          <table:table-cell table:formula="of:=&quot;QUnit (OCL)&quot;" office:value-type="string" office:string-value="QUnit (OCL)" calcext:value-type="string">
            <text:p>QUnit (OCL)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22222" calcext:value-type="float">
            <text:p>0.22222</text:p>
          </table:table-cell>
          <table:table-cell office:value-type="float" office:value="0.0343501" calcext:value-type="float">
            <text:p>0.0343501</text:p>
          </table:table-cell>
          <table:table-cell office:value-type="float" office:value="0.195" calcext:value-type="float">
            <text:p>0.195</text:p>
          </table:table-cell>
          <table:table-cell office:value-type="float" office:value="0.2" calcext:value-type="float">
            <text:p>0.2</text:p>
          </table:table-cell>
          <table:table-cell office:value-type="float" office:value="0.203" calcext:value-type="float">
            <text:p>0.203</text:p>
          </table:table-cell>
          <table:table-cell office:value-type="float" office:value="0.25" calcext:value-type="float">
            <text:p>0.25</text:p>
          </table:table-cell>
          <table:table-cell office:value-type="float" office:value="0.347" calcext:value-type="float">
            <text:p>0.347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37934" calcext:value-type="float">
            <text:p>0.37934</text:p>
          </table:table-cell>
          <table:table-cell office:value-type="float" office:value="0.0384211" calcext:value-type="float">
            <text:p>0.0384211</text:p>
          </table:table-cell>
          <table:table-cell office:value-type="float" office:value="0.322" calcext:value-type="float">
            <text:p>0.322</text:p>
          </table:table-cell>
          <table:table-cell office:value-type="float" office:value="0.345" calcext:value-type="float">
            <text:p>0.345</text:p>
          </table:table-cell>
          <table:table-cell office:value-type="float" office:value="0.379" calcext:value-type="float">
            <text:p>0.379</text:p>
          </table:table-cell>
          <table:table-cell office:value-type="float" office:value="0.407" calcext:value-type="float">
            <text:p>0.407</text:p>
          </table:table-cell>
          <table:table-cell office:value-type="float" office:value="0.524" calcext:value-type="float">
            <text:p>0.524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66823" calcext:value-type="float">
            <text:p>0.66823</text:p>
          </table:table-cell>
          <table:table-cell office:value-type="float" office:value="0.0470593" calcext:value-type="float">
            <text:p>0.0470593</text:p>
          </table:table-cell>
          <table:table-cell office:value-type="float" office:value="0.586" calcext:value-type="float">
            <text:p>0.586</text:p>
          </table:table-cell>
          <table:table-cell office:value-type="float" office:value="0.625" calcext:value-type="float">
            <text:p>0.625</text:p>
          </table:table-cell>
          <table:table-cell office:value-type="float" office:value="0.674" calcext:value-type="float">
            <text:p>0.674</text:p>
          </table:table-cell>
          <table:table-cell office:value-type="float" office:value="0.694" calcext:value-type="float">
            <text:p>0.694</text:p>
          </table:table-cell>
          <table:table-cell office:value-type="float" office:value="0.889" calcext:value-type="float">
            <text:p>0.889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6918" calcext:value-type="float">
            <text:p>0.6918</text:p>
          </table:table-cell>
          <table:table-cell office:value-type="float" office:value="0.0409727" calcext:value-type="float">
            <text:p>0.0409727</text:p>
          </table:table-cell>
          <table:table-cell office:value-type="float" office:value="0.606" calcext:value-type="float">
            <text:p>0.606</text:p>
          </table:table-cell>
          <table:table-cell office:value-type="float" office:value="0.677" calcext:value-type="float">
            <text:p>0.677</text:p>
          </table:table-cell>
          <table:table-cell office:value-type="float" office:value="0.689" calcext:value-type="float">
            <text:p>0.689</text:p>
          </table:table-cell>
          <table:table-cell office:value-type="float" office:value="0.697" calcext:value-type="float">
            <text:p>0.697</text:p>
          </table:table-cell>
          <table:table-cell office:value-type="float" office:value="0.873" calcext:value-type="float">
            <text:p>0.873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69831" calcext:value-type="float">
            <text:p>0.69831</text:p>
          </table:table-cell>
          <table:table-cell office:value-type="float" office:value="0.099781" calcext:value-type="float">
            <text:p>0.099781</text:p>
          </table:table-cell>
          <table:table-cell office:value-type="float" office:value="0.605" calcext:value-type="float">
            <text:p>0.605</text:p>
          </table:table-cell>
          <table:table-cell office:value-type="float" office:value="0.641" calcext:value-type="float">
            <text:p>0.641</text:p>
          </table:table-cell>
          <table:table-cell office:value-type="float" office:value="0.684" calcext:value-type="float">
            <text:p>0.684</text:p>
          </table:table-cell>
          <table:table-cell office:value-type="float" office:value="0.689" calcext:value-type="float">
            <text:p>0.689</text:p>
          </table:table-cell>
          <table:table-cell office:value-type="float" office:value="1.1" calcext:value-type="float">
            <text:p>1.1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70483" calcext:value-type="float">
            <text:p>0.70483</text:p>
          </table:table-cell>
          <table:table-cell office:value-type="float" office:value="0.101091" calcext:value-type="float">
            <text:p>0.101091</text:p>
          </table:table-cell>
          <table:table-cell office:value-type="float" office:value="0.601" calcext:value-type="float">
            <text:p>0.601</text:p>
          </table:table-cell>
          <table:table-cell office:value-type="float" office:value="0.68" calcext:value-type="float">
            <text:p>0.68</text:p>
          </table:table-cell>
          <table:table-cell office:value-type="float" office:value="0.686" calcext:value-type="float">
            <text:p>0.686</text:p>
          </table:table-cell>
          <table:table-cell office:value-type="float" office:value="0.689" calcext:value-type="float">
            <text:p>0.689</text:p>
          </table:table-cell>
          <table:table-cell office:value-type="float" office:value="1.167" calcext:value-type="float">
            <text:p>1.167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66693" calcext:value-type="float">
            <text:p>0.66693</text:p>
          </table:table-cell>
          <table:table-cell office:value-type="float" office:value="0.0474614" calcext:value-type="float">
            <text:p>0.0474614</text:p>
          </table:table-cell>
          <table:table-cell office:value-type="float" office:value="0.619" calcext:value-type="float">
            <text:p>0.619</text:p>
          </table:table-cell>
          <table:table-cell office:value-type="float" office:value="0.643" calcext:value-type="float">
            <text:p>0.643</text:p>
          </table:table-cell>
          <table:table-cell office:value-type="float" office:value="0.656" calcext:value-type="float">
            <text:p>0.656</text:p>
          </table:table-cell>
          <table:table-cell office:value-type="float" office:value="0.665" calcext:value-type="float">
            <text:p>0.665</text:p>
          </table:table-cell>
          <table:table-cell office:value-type="float" office:value="0.927" calcext:value-type="float">
            <text:p>0.927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72832" calcext:value-type="float">
            <text:p>0.72832</text:p>
          </table:table-cell>
          <table:table-cell office:value-type="float" office:value="0.0601719" calcext:value-type="float">
            <text:p>0.0601719</text:p>
          </table:table-cell>
          <table:table-cell office:value-type="float" office:value="0.625" calcext:value-type="float">
            <text:p>0.625</text:p>
          </table:table-cell>
          <table:table-cell office:value-type="float" office:value="0.704" calcext:value-type="float">
            <text:p>0.704</text:p>
          </table:table-cell>
          <table:table-cell office:value-type="float" office:value="0.728" calcext:value-type="float">
            <text:p>0.728</text:p>
          </table:table-cell>
          <table:table-cell office:value-type="float" office:value="0.742" calcext:value-type="float">
            <text:p>0.742</text:p>
          </table:table-cell>
          <table:table-cell office:value-type="float" office:value="0.973" calcext:value-type="float">
            <text:p>0.973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70609" calcext:value-type="float">
            <text:p>0.70609</text:p>
          </table:table-cell>
          <table:table-cell office:value-type="float" office:value="0.0972885" calcext:value-type="float">
            <text:p>0.0972885</text:p>
          </table:table-cell>
          <table:table-cell office:value-type="float" office:value="0.622" calcext:value-type="float">
            <text:p>0.622</text:p>
          </table:table-cell>
          <table:table-cell office:value-type="float" office:value="0.634" calcext:value-type="float">
            <text:p>0.634</text:p>
          </table:table-cell>
          <table:table-cell office:value-type="float" office:value="0.673" calcext:value-type="float">
            <text:p>0.673</text:p>
          </table:table-cell>
          <table:table-cell office:value-type="float" office:value="0.734" calcext:value-type="float">
            <text:p>0.734</text:p>
          </table:table-cell>
          <table:table-cell office:value-type="float" office:value="1.042" calcext:value-type="float">
            <text:p>1.042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7253" calcext:value-type="float">
            <text:p>0.7253</text:p>
          </table:table-cell>
          <table:table-cell office:value-type="float" office:value="0.0743432" calcext:value-type="float">
            <text:p>0.0743432</text:p>
          </table:table-cell>
          <table:table-cell office:value-type="float" office:value="0.624" calcext:value-type="float">
            <text:p>0.624</text:p>
          </table:table-cell>
          <table:table-cell office:value-type="float" office:value="0.667" calcext:value-type="float">
            <text:p>0.667</text:p>
          </table:table-cell>
          <table:table-cell office:value-type="float" office:value="0.708" calcext:value-type="float">
            <text:p>0.708</text:p>
          </table:table-cell>
          <table:table-cell office:value-type="float" office:value="0.791" calcext:value-type="float">
            <text:p>0.791</text:p>
          </table:table-cell>
          <table:table-cell office:value-type="float" office:value="0.956" calcext:value-type="float">
            <text:p>0.956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83808" calcext:value-type="float">
            <text:p>0.83808</text:p>
          </table:table-cell>
          <table:table-cell office:value-type="float" office:value="0.110307" calcext:value-type="float">
            <text:p>0.110307</text:p>
          </table:table-cell>
          <table:table-cell office:value-type="float" office:value="0.645" calcext:value-type="float">
            <text:p>0.645</text:p>
          </table:table-cell>
          <table:table-cell office:value-type="float" office:value="0.725" calcext:value-type="float">
            <text:p>0.725</text:p>
          </table:table-cell>
          <table:table-cell office:value-type="float" office:value="0.87" calcext:value-type="float">
            <text:p>0.87</text:p>
          </table:table-cell>
          <table:table-cell office:value-type="float" office:value="0.933" calcext:value-type="float">
            <text:p>0.933</text:p>
          </table:table-cell>
          <table:table-cell office:value-type="float" office:value="1.049" calcext:value-type="float">
            <text:p>1.049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.06197" calcext:value-type="float">
            <text:p>1.06197</text:p>
          </table:table-cell>
          <table:table-cell office:value-type="float" office:value="0.207552" calcext:value-type="float">
            <text:p>0.207552</text:p>
          </table:table-cell>
          <table:table-cell office:value-type="float" office:value="0.656" calcext:value-type="float">
            <text:p>0.656</text:p>
          </table:table-cell>
          <table:table-cell office:value-type="float" office:value="0.81" calcext:value-type="float">
            <text:p>0.81</text:p>
          </table:table-cell>
          <table:table-cell office:value-type="float" office:value="1.138" calcext:value-type="float">
            <text:p>1.138</text:p>
          </table:table-cell>
          <table:table-cell office:value-type="float" office:value="1.204" calcext:value-type="float">
            <text:p>1.204</text:p>
          </table:table-cell>
          <table:table-cell office:value-type="float" office:value="1.628" calcext:value-type="float">
            <text:p>1.628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.4849" calcext:value-type="float">
            <text:p>1.4849</text:p>
          </table:table-cell>
          <table:table-cell office:value-type="float" office:value="0.363075" calcext:value-type="float">
            <text:p>0.363075</text:p>
          </table:table-cell>
          <table:table-cell office:value-type="float" office:value="0.68" calcext:value-type="float">
            <text:p>0.68</text:p>
          </table:table-cell>
          <table:table-cell office:value-type="float" office:value="1.428" calcext:value-type="float">
            <text:p>1.428</text:p>
          </table:table-cell>
          <table:table-cell office:value-type="float" office:value="1.618" calcext:value-type="float">
            <text:p>1.618</text:p>
          </table:table-cell>
          <table:table-cell office:value-type="float" office:value="1.657" calcext:value-type="float">
            <text:p>1.657</text:p>
          </table:table-cell>
          <table:table-cell office:value-type="float" office:value="3.256" calcext:value-type="float">
            <text:p>3.256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.74975" calcext:value-type="float">
            <text:p>1.74975</text:p>
          </table:table-cell>
          <table:table-cell office:value-type="float" office:value="0.915453" calcext:value-type="float">
            <text:p>0.915453</text:p>
          </table:table-cell>
          <table:table-cell office:value-type="float" office:value="0.693" calcext:value-type="float">
            <text:p>0.693</text:p>
          </table:table-cell>
          <table:table-cell office:value-type="float" office:value="0.872" calcext:value-type="float">
            <text:p>0.872</text:p>
          </table:table-cell>
          <table:table-cell office:value-type="float" office:value="1.351" calcext:value-type="float">
            <text:p>1.351</text:p>
          </table:table-cell>
          <table:table-cell office:value-type="float" office:value="2.547" calcext:value-type="float">
            <text:p>2.547</text:p>
          </table:table-cell>
          <table:table-cell office:value-type="float" office:value="5.865" calcext:value-type="float">
            <text:p>5.865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.62146" calcext:value-type="float">
            <text:p>2.62146</text:p>
          </table:table-cell>
          <table:table-cell office:value-type="float" office:value="2.12794" calcext:value-type="float">
            <text:p>2.12794</text:p>
          </table:table-cell>
          <table:table-cell office:value-type="float" office:value="0.753" calcext:value-type="float">
            <text:p>0.753</text:p>
          </table:table-cell>
          <table:table-cell office:value-type="float" office:value="1.059" calcext:value-type="float">
            <text:p>1.059</text:p>
          </table:table-cell>
          <table:table-cell office:value-type="float" office:value="1.354" calcext:value-type="float">
            <text:p>1.354</text:p>
          </table:table-cell>
          <table:table-cell office:value-type="float" office:value="4.837" calcext:value-type="float">
            <text:p>4.837</text:p>
          </table:table-cell>
          <table:table-cell office:value-type="float" office:value="12.656" calcext:value-type="float">
            <text:p>12.656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.91664" calcext:value-type="float">
            <text:p>1.91664</text:p>
          </table:table-cell>
          <table:table-cell office:value-type="float" office:value="3.46219" calcext:value-type="float">
            <text:p>3.46219</text:p>
          </table:table-cell>
          <table:table-cell office:value-type="float" office:value="0.692" calcext:value-type="float">
            <text:p>0.692</text:p>
          </table:table-cell>
          <table:table-cell office:value-type="float" office:value="0.826" calcext:value-type="float">
            <text:p>0.826</text:p>
          </table:table-cell>
          <table:table-cell office:value-type="float" office:value="0.925" calcext:value-type="float">
            <text:p>0.925</text:p>
          </table:table-cell>
          <table:table-cell office:value-type="float" office:value="1.139" calcext:value-type="float">
            <text:p>1.139</text:p>
          </table:table-cell>
          <table:table-cell office:value-type="float" office:value="28.922" calcext:value-type="float">
            <text:p>28.922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.77076" calcext:value-type="float">
            <text:p>3.77076</text:p>
          </table:table-cell>
          <table:table-cell office:value-type="float" office:value="6.83796" calcext:value-type="float">
            <text:p>6.83796</text:p>
          </table:table-cell>
          <table:table-cell office:value-type="float" office:value="0.728" calcext:value-type="float">
            <text:p>0.728</text:p>
          </table:table-cell>
          <table:table-cell office:value-type="float" office:value="1.012" calcext:value-type="float">
            <text:p>1.012</text:p>
          </table:table-cell>
          <table:table-cell office:value-type="float" office:value="1.138" calcext:value-type="float">
            <text:p>1.138</text:p>
          </table:table-cell>
          <table:table-cell office:value-type="float" office:value="1.297" calcext:value-type="float">
            <text:p>1.297</text:p>
          </table:table-cell>
          <table:table-cell office:value-type="float" office:value="25.667" calcext:value-type="float">
            <text:p>25.667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2.1757" calcext:value-type="float">
            <text:p>12.1757</text:p>
          </table:table-cell>
          <table:table-cell office:value-type="float" office:value="21.363" calcext:value-type="float">
            <text:p>21.363</text:p>
          </table:table-cell>
          <table:table-cell office:value-type="float" office:value="0.779" calcext:value-type="float">
            <text:p>0.779</text:p>
          </table:table-cell>
          <table:table-cell office:value-type="float" office:value="1.167" calcext:value-type="float">
            <text:p>1.167</text:p>
          </table:table-cell>
          <table:table-cell office:value-type="float" office:value="1.497" calcext:value-type="float">
            <text:p>1.497</text:p>
          </table:table-cell>
          <table:table-cell office:value-type="float" office:value="18.075" calcext:value-type="float">
            <text:p>18.075</text:p>
          </table:table-cell>
          <table:table-cell office:value-type="float" office:value="168.586" calcext:value-type="float">
            <text:p>168.586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5.7578" calcext:value-type="float">
            <text:p>45.7578</text:p>
          </table:table-cell>
          <table:table-cell office:value-type="float" office:value="42.6135" calcext:value-type="float">
            <text:p>42.6135</text:p>
          </table:table-cell>
          <table:table-cell office:value-type="float" office:value="0.881" calcext:value-type="float">
            <text:p>0.881</text:p>
          </table:table-cell>
          <table:table-cell office:value-type="float" office:value="10.388" calcext:value-type="float">
            <text:p>10.388</text:p>
          </table:table-cell>
          <table:table-cell office:value-type="float" office:value="43.936" calcext:value-type="float">
            <text:p>43.936</text:p>
          </table:table-cell>
          <table:table-cell office:value-type="float" office:value="71.749" calcext:value-type="float">
            <text:p>71.749</text:p>
          </table:table-cell>
          <table:table-cell office:value-type="float" office:value="331.543" calcext:value-type="float">
            <text:p>331.543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792.632" calcext:value-type="float">
            <text:p>792.632</text:p>
          </table:table-cell>
          <table:table-cell office:value-type="float" office:value="50.5355" calcext:value-type="float">
            <text:p>50.5355</text:p>
          </table:table-cell>
          <table:table-cell office:value-type="float" office:value="694.085" calcext:value-type="float">
            <text:p>694.085</text:p>
          </table:table-cell>
          <table:table-cell office:value-type="float" office:value="756.955" calcext:value-type="float">
            <text:p>756.955</text:p>
          </table:table-cell>
          <table:table-cell office:value-type="float" office:value="798.51" calcext:value-type="float">
            <text:p>798.51</text:p>
          </table:table-cell>
          <table:table-cell office:value-type="float" office:value="825.9" calcext:value-type="float">
            <text:p>825.9</text:p>
          </table:table-cell>
          <table:table-cell office:value-type="float" office:value="911.683" calcext:value-type="float">
            <text:p>911.683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640.77" calcext:value-type="float">
            <text:p>1640.77</text:p>
          </table:table-cell>
          <table:table-cell office:value-type="float" office:value="77.7705" calcext:value-type="float">
            <text:p>77.7705</text:p>
          </table:table-cell>
          <table:table-cell office:value-type="float" office:value="1440.71" calcext:value-type="float">
            <text:p>1440.71</text:p>
          </table:table-cell>
          <table:table-cell office:value-type="float" office:value="1587.06" calcext:value-type="float">
            <text:p>1587.06</text:p>
          </table:table-cell>
          <table:table-cell office:value-type="float" office:value="1648.35" calcext:value-type="float">
            <text:p>1648.35</text:p>
          </table:table-cell>
          <table:table-cell office:value-type="float" office:value="1698.27" calcext:value-type="float">
            <text:p>1698.27</text:p>
          </table:table-cell>
          <table:table-cell office:value-type="float" office:value="1802.56" calcext:value-type="float">
            <text:p>1802.56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505.24" calcext:value-type="float">
            <text:p>3505.24</text:p>
          </table:table-cell>
          <table:table-cell office:value-type="float" office:value="79.237" calcext:value-type="float">
            <text:p>79.237</text:p>
          </table:table-cell>
          <table:table-cell office:value-type="float" office:value="3305.62" calcext:value-type="float">
            <text:p>3305.62</text:p>
          </table:table-cell>
          <table:table-cell office:value-type="float" office:value="3457.63" calcext:value-type="float">
            <text:p>3457.63</text:p>
          </table:table-cell>
          <table:table-cell office:value-type="float" office:value="3518.24" calcext:value-type="float">
            <text:p>3518.24</text:p>
          </table:table-cell>
          <table:table-cell office:value-type="float" office:value="3559.82" calcext:value-type="float">
            <text:p>3559.82</text:p>
          </table:table-cell>
          <table:table-cell office:value-type="float" office:value="3703.99" calcext:value-type="float">
            <text:p>3703.99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7109.17" calcext:value-type="float">
            <text:p>7109.17</text:p>
          </table:table-cell>
          <table:table-cell office:value-type="float" office:value="94.1787" calcext:value-type="float">
            <text:p>94.1787</text:p>
          </table:table-cell>
          <table:table-cell office:value-type="float" office:value="6714.61" calcext:value-type="float">
            <text:p>6714.61</text:p>
          </table:table-cell>
          <table:table-cell office:value-type="float" office:value="7059.34" calcext:value-type="float">
            <text:p>7059.34</text:p>
          </table:table-cell>
          <table:table-cell office:value-type="float" office:value="7109.19" calcext:value-type="float">
            <text:p>7109.19</text:p>
          </table:table-cell>
          <table:table-cell office:value-type="float" office:value="7158.73" calcext:value-type="float">
            <text:p>7158.73</text:p>
          </table:table-cell>
          <table:table-cell office:value-type="float" office:value="7337.57" calcext:value-type="float">
            <text:p>7337.57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4289.4" calcext:value-type="float">
            <text:p>14289.4</text:p>
          </table:table-cell>
          <table:table-cell office:value-type="float" office:value="152.086" calcext:value-type="float">
            <text:p>152.086</text:p>
          </table:table-cell>
          <table:table-cell office:value-type="float" office:value="13443.7" calcext:value-type="float">
            <text:p>13443.7</text:p>
          </table:table-cell>
          <table:table-cell office:value-type="float" office:value="14218.3" calcext:value-type="float">
            <text:p>14218.3</text:p>
          </table:table-cell>
          <table:table-cell office:value-type="float" office:value="14292.5" calcext:value-type="float">
            <text:p>14292.5</text:p>
          </table:table-cell>
          <table:table-cell office:value-type="float" office:value="14362.5" calcext:value-type="float">
            <text:p>14362.5</text:p>
          </table:table-cell>
          <table:table-cell office:value-type="float" office:value="14767.4" calcext:value-type="float">
            <text:p>14767.4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8749.8" calcext:value-type="float">
            <text:p>28749.8</text:p>
          </table:table-cell>
          <table:table-cell office:value-type="float" office:value="280.343" calcext:value-type="float">
            <text:p>280.343</text:p>
          </table:table-cell>
          <table:table-cell office:value-type="float" office:value="27113.5" calcext:value-type="float">
            <text:p>27113.5</text:p>
          </table:table-cell>
          <table:table-cell office:value-type="float" office:value="28566.9" calcext:value-type="float">
            <text:p>28566.9</text:p>
          </table:table-cell>
          <table:table-cell office:value-type="float" office:value="28697.2" calcext:value-type="float">
            <text:p>28697.2</text:p>
          </table:table-cell>
          <table:table-cell office:value-type="float" office:value="28942.4" calcext:value-type="float">
            <text:p>28942.4</text:p>
          </table:table-cell>
          <table:table-cell office:value-type="float" office:value="29412.7" calcext:value-type="float">
            <text:p>29412.7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57128.8" calcext:value-type="float">
            <text:p>57128.8</text:p>
          </table:table-cell>
          <table:table-cell office:value-type="float" office:value="1504.46" calcext:value-type="float">
            <text:p>1504.46</text:p>
          </table:table-cell>
          <table:table-cell office:value-type="float" office:value="53733.9" calcext:value-type="float">
            <text:p>53733.9</text:p>
          </table:table-cell>
          <table:table-cell office:value-type="float" office:value="56456.2" calcext:value-type="float">
            <text:p>56456.2</text:p>
          </table:table-cell>
          <table:table-cell office:value-type="float" office:value="56936.2" calcext:value-type="float">
            <text:p>56936.2</text:p>
          </table:table-cell>
          <table:table-cell office:value-type="float" office:value="57604.2" calcext:value-type="float">
            <text:p>57604.2</text:p>
          </table:table-cell>
          <table:table-cell office:value-type="float" office:value="63279.5" calcext:value-type="float">
            <text:p>63279.5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</table:table>
      <table:table table:name="X Gate (Length)" table:style-name="ta1">
        <table:table-column table:style-name="co1" table:number-columns-repeated="8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# of Qubits</text:p>
          </table:table-cell>
          <table:table-cell office:value-type="string" calcext:value-type="string">
            <text:p><text:s/>Average Time (ms)</text:p>
          </table:table-cell>
          <table:table-cell office:value-type="string" calcext:value-type="string">
            <text:p><text:s/>Sample Std. Deviation (ms)</text:p>
          </table:table-cell>
          <table:table-cell office:value-type="string" calcext:value-type="string">
            <text:p><text:s/>Fastest (ms)</text:p>
          </table:table-cell>
          <table:table-cell office:value-type="string" calcext:value-type="string">
            <text:p><text:s/>1st Quartile (ms)</text:p>
          </table:table-cell>
          <table:table-cell office:value-type="string" calcext:value-type="string">
            <text:p><text:s/>Median (ms)</text:p>
          </table:table-cell>
          <table:table-cell office:value-type="string" calcext:value-type="string">
            <text:p><text:s/>3rd Quartile (ms)</text:p>
          </table:table-cell>
          <table:table-cell office:value-type="string" calcext:value-type="string">
            <text:p><text:s/>Slowest (ms)</text:p>
          </table:table-cell>
          <table:table-cell office:value-type="string" calcext:value-type="string">
            <text:p>Typ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18896" calcext:value-type="float">
            <text:p>1.18896</text:p>
          </table:table-cell>
          <table:table-cell office:value-type="float" office:value="0.462213" calcext:value-type="float">
            <text:p>0.462213</text:p>
          </table:table-cell>
          <table:table-cell office:value-type="float" office:value="0.512" calcext:value-type="float">
            <text:p>0.512</text:p>
          </table:table-cell>
          <table:table-cell office:value-type="float" office:value="1.041" calcext:value-type="float">
            <text:p>1.041</text:p>
          </table:table-cell>
          <table:table-cell office:value-type="float" office:value="1.055" calcext:value-type="float">
            <text:p>1.055</text:p>
          </table:table-cell>
          <table:table-cell office:value-type="float" office:value="1.092" calcext:value-type="float">
            <text:p>1.092</text:p>
          </table:table-cell>
          <table:table-cell office:value-type="float" office:value="2.932" calcext:value-type="float">
            <text:p>2.932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99686" calcext:value-type="float">
            <text:p>0.99686</text:p>
          </table:table-cell>
          <table:table-cell office:value-type="float" office:value="0.171566" calcext:value-type="float">
            <text:p>0.171566</text:p>
          </table:table-cell>
          <table:table-cell office:value-type="float" office:value="0.508" calcext:value-type="float">
            <text:p>0.508</text:p>
          </table:table-cell>
          <table:table-cell office:value-type="float" office:value="1.038" calcext:value-type="float">
            <text:p>1.038</text:p>
          </table:table-cell>
          <table:table-cell office:value-type="float" office:value="1.044" calcext:value-type="float">
            <text:p>1.044</text:p>
          </table:table-cell>
          <table:table-cell office:value-type="float" office:value="1.061" calcext:value-type="float">
            <text:p>1.061</text:p>
          </table:table-cell>
          <table:table-cell office:value-type="float" office:value="1.36" calcext:value-type="float">
            <text:p>1.36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96905" calcext:value-type="float">
            <text:p>0.96905</text:p>
          </table:table-cell>
          <table:table-cell office:value-type="float" office:value="0.200347" calcext:value-type="float">
            <text:p>0.200347</text:p>
          </table:table-cell>
          <table:table-cell office:value-type="float" office:value="0.51" calcext:value-type="float">
            <text:p>0.51</text:p>
          </table:table-cell>
          <table:table-cell office:value-type="float" office:value="0.844" calcext:value-type="float">
            <text:p>0.844</text:p>
          </table:table-cell>
          <table:table-cell office:value-type="float" office:value="1.04" calcext:value-type="float">
            <text:p>1.04</text:p>
          </table:table-cell>
          <table:table-cell office:value-type="float" office:value="1.062" calcext:value-type="float">
            <text:p>1.062</text:p>
          </table:table-cell>
          <table:table-cell office:value-type="float" office:value="1.398" calcext:value-type="float">
            <text:p>1.398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95657" calcext:value-type="float">
            <text:p>0.95657</text:p>
          </table:table-cell>
          <table:table-cell office:value-type="float" office:value="0.191418" calcext:value-type="float">
            <text:p>0.191418</text:p>
          </table:table-cell>
          <table:table-cell office:value-type="float" office:value="0.498" calcext:value-type="float">
            <text:p>0.498</text:p>
          </table:table-cell>
          <table:table-cell office:value-type="float" office:value="0.846" calcext:value-type="float">
            <text:p>0.846</text:p>
          </table:table-cell>
          <table:table-cell office:value-type="float" office:value="1.037" calcext:value-type="float">
            <text:p>1.037</text:p>
          </table:table-cell>
          <table:table-cell office:value-type="float" office:value="1.045" calcext:value-type="float">
            <text:p>1.045</text:p>
          </table:table-cell>
          <table:table-cell office:value-type="float" office:value="1.58" calcext:value-type="float">
            <text:p>1.58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05275" calcext:value-type="float">
            <text:p>1.05275</text:p>
          </table:table-cell>
          <table:table-cell office:value-type="float" office:value="0.110068" calcext:value-type="float">
            <text:p>0.110068</text:p>
          </table:table-cell>
          <table:table-cell office:value-type="float" office:value="0.512" calcext:value-type="float">
            <text:p>0.512</text:p>
          </table:table-cell>
          <table:table-cell office:value-type="float" office:value="1.038" calcext:value-type="float">
            <text:p>1.038</text:p>
          </table:table-cell>
          <table:table-cell office:value-type="float" office:value="1.042" calcext:value-type="float">
            <text:p>1.042</text:p>
          </table:table-cell>
          <table:table-cell office:value-type="float" office:value="1.063" calcext:value-type="float">
            <text:p>1.063</text:p>
          </table:table-cell>
          <table:table-cell office:value-type="float" office:value="1.391" calcext:value-type="float">
            <text:p>1.391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42012" calcext:value-type="float">
            <text:p>1.42012</text:p>
          </table:table-cell>
          <table:table-cell office:value-type="float" office:value="0.133925" calcext:value-type="float">
            <text:p>0.133925</text:p>
          </table:table-cell>
          <table:table-cell office:value-type="float" office:value="1.212" calcext:value-type="float">
            <text:p>1.212</text:p>
          </table:table-cell>
          <table:table-cell office:value-type="float" office:value="1.336" calcext:value-type="float">
            <text:p>1.336</text:p>
          </table:table-cell>
          <table:table-cell office:value-type="float" office:value="1.517" calcext:value-type="float">
            <text:p>1.517</text:p>
          </table:table-cell>
          <table:table-cell office:value-type="float" office:value="1.527" calcext:value-type="float">
            <text:p>1.527</text:p>
          </table:table-cell>
          <table:table-cell office:value-type="float" office:value="1.738" calcext:value-type="float">
            <text:p>1.738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.54222" calcext:value-type="float">
            <text:p>1.54222</text:p>
          </table:table-cell>
          <table:table-cell office:value-type="float" office:value="0.0571363" calcext:value-type="float">
            <text:p>0.0571363</text:p>
          </table:table-cell>
          <table:table-cell office:value-type="float" office:value="1.514" calcext:value-type="float">
            <text:p>1.514</text:p>
          </table:table-cell>
          <table:table-cell office:value-type="float" office:value="1.521" calcext:value-type="float">
            <text:p>1.521</text:p>
          </table:table-cell>
          <table:table-cell office:value-type="float" office:value="1.529" calcext:value-type="float">
            <text:p>1.529</text:p>
          </table:table-cell>
          <table:table-cell office:value-type="float" office:value="1.549" calcext:value-type="float">
            <text:p>1.549</text:p>
          </table:table-cell>
          <table:table-cell office:value-type="float" office:value="2.079" calcext:value-type="float">
            <text:p>2.079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.03372" calcext:value-type="float">
            <text:p>2.03372</text:p>
          </table:table-cell>
          <table:table-cell office:value-type="float" office:value="0.100805" calcext:value-type="float">
            <text:p>0.100805</text:p>
          </table:table-cell>
          <table:table-cell office:value-type="float" office:value="1.995" calcext:value-type="float">
            <text:p>1.995</text:p>
          </table:table-cell>
          <table:table-cell office:value-type="float" office:value="2.005" calcext:value-type="float">
            <text:p>2.005</text:p>
          </table:table-cell>
          <table:table-cell office:value-type="float" office:value="2.024" calcext:value-type="float">
            <text:p>2.024</text:p>
          </table:table-cell>
          <table:table-cell office:value-type="float" office:value="2.039" calcext:value-type="float">
            <text:p>2.039</text:p>
          </table:table-cell>
          <table:table-cell office:value-type="float" office:value="3.02" calcext:value-type="float">
            <text:p>3.02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.04653" calcext:value-type="float">
            <text:p>2.04653</text:p>
          </table:table-cell>
          <table:table-cell office:value-type="float" office:value="0.104083" calcext:value-type="float">
            <text:p>0.104083</text:p>
          </table:table-cell>
          <table:table-cell office:value-type="float" office:value="2.006" calcext:value-type="float">
            <text:p>2.006</text:p>
          </table:table-cell>
          <table:table-cell office:value-type="float" office:value="2.018" calcext:value-type="float">
            <text:p>2.018</text:p>
          </table:table-cell>
          <table:table-cell office:value-type="float" office:value="2.035" calcext:value-type="float">
            <text:p>2.035</text:p>
          </table:table-cell>
          <table:table-cell office:value-type="float" office:value="2.049" calcext:value-type="float">
            <text:p>2.049</text:p>
          </table:table-cell>
          <table:table-cell office:value-type="float" office:value="3.063" calcext:value-type="float">
            <text:p>3.063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.57023" calcext:value-type="float">
            <text:p>1.57023</text:p>
          </table:table-cell>
          <table:table-cell office:value-type="float" office:value="0.103812" calcext:value-type="float">
            <text:p>0.103812</text:p>
          </table:table-cell>
          <table:table-cell office:value-type="float" office:value="1.539" calcext:value-type="float">
            <text:p>1.539</text:p>
          </table:table-cell>
          <table:table-cell office:value-type="float" office:value="1.544" calcext:value-type="float">
            <text:p>1.544</text:p>
          </table:table-cell>
          <table:table-cell office:value-type="float" office:value="1.557" calcext:value-type="float">
            <text:p>1.557</text:p>
          </table:table-cell>
          <table:table-cell office:value-type="float" office:value="1.574" calcext:value-type="float">
            <text:p>1.574</text:p>
          </table:table-cell>
          <table:table-cell office:value-type="float" office:value="2.591" calcext:value-type="float">
            <text:p>2.591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.59309" calcext:value-type="float">
            <text:p>1.59309</text:p>
          </table:table-cell>
          <table:table-cell office:value-type="float" office:value="0.103001" calcext:value-type="float">
            <text:p>0.103001</text:p>
          </table:table-cell>
          <table:table-cell office:value-type="float" office:value="1.56" calcext:value-type="float">
            <text:p>1.56</text:p>
          </table:table-cell>
          <table:table-cell office:value-type="float" office:value="1.566" calcext:value-type="float">
            <text:p>1.566</text:p>
          </table:table-cell>
          <table:table-cell office:value-type="float" office:value="1.582" calcext:value-type="float">
            <text:p>1.582</text:p>
          </table:table-cell>
          <table:table-cell office:value-type="float" office:value="1.598" calcext:value-type="float">
            <text:p>1.598</text:p>
          </table:table-cell>
          <table:table-cell office:value-type="float" office:value="2.605" calcext:value-type="float">
            <text:p>2.605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.62981" calcext:value-type="float">
            <text:p>1.62981</text:p>
          </table:table-cell>
          <table:table-cell office:value-type="float" office:value="0.102924" calcext:value-type="float">
            <text:p>0.102924</text:p>
          </table:table-cell>
          <table:table-cell office:value-type="float" office:value="1.594" calcext:value-type="float">
            <text:p>1.594</text:p>
          </table:table-cell>
          <table:table-cell office:value-type="float" office:value="1.605" calcext:value-type="float">
            <text:p>1.605</text:p>
          </table:table-cell>
          <table:table-cell office:value-type="float" office:value="1.618" calcext:value-type="float">
            <text:p>1.618</text:p>
          </table:table-cell>
          <table:table-cell office:value-type="float" office:value="1.633" calcext:value-type="float">
            <text:p>1.633</text:p>
          </table:table-cell>
          <table:table-cell office:value-type="float" office:value="2.641" calcext:value-type="float">
            <text:p>2.641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.60567" calcext:value-type="float">
            <text:p>1.60567</text:p>
          </table:table-cell>
          <table:table-cell office:value-type="float" office:value="0.10428" calcext:value-type="float">
            <text:p>0.10428</text:p>
          </table:table-cell>
          <table:table-cell office:value-type="float" office:value="1.573" calcext:value-type="float">
            <text:p>1.573</text:p>
          </table:table-cell>
          <table:table-cell office:value-type="float" office:value="1.581" calcext:value-type="float">
            <text:p>1.581</text:p>
          </table:table-cell>
          <table:table-cell office:value-type="float" office:value="1.594" calcext:value-type="float">
            <text:p>1.594</text:p>
          </table:table-cell>
          <table:table-cell office:value-type="float" office:value="1.608" calcext:value-type="float">
            <text:p>1.608</text:p>
          </table:table-cell>
          <table:table-cell office:value-type="float" office:value="2.631" calcext:value-type="float">
            <text:p>2.631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.65283" calcext:value-type="float">
            <text:p>1.65283</text:p>
          </table:table-cell>
          <table:table-cell office:value-type="float" office:value="0.103254" calcext:value-type="float">
            <text:p>0.103254</text:p>
          </table:table-cell>
          <table:table-cell office:value-type="float" office:value="1.623" calcext:value-type="float">
            <text:p>1.623</text:p>
          </table:table-cell>
          <table:table-cell office:value-type="float" office:value="1.628" calcext:value-type="float">
            <text:p>1.628</text:p>
          </table:table-cell>
          <table:table-cell office:value-type="float" office:value="1.644" calcext:value-type="float">
            <text:p>1.644</text:p>
          </table:table-cell>
          <table:table-cell office:value-type="float" office:value="1.652" calcext:value-type="float">
            <text:p>1.652</text:p>
          </table:table-cell>
          <table:table-cell office:value-type="float" office:value="2.669" calcext:value-type="float">
            <text:p>2.669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.80788" calcext:value-type="float">
            <text:p>1.80788</text:p>
          </table:table-cell>
          <table:table-cell office:value-type="float" office:value="0.109859" calcext:value-type="float">
            <text:p>0.109859</text:p>
          </table:table-cell>
          <table:table-cell office:value-type="float" office:value="1.766" calcext:value-type="float">
            <text:p>1.766</text:p>
          </table:table-cell>
          <table:table-cell office:value-type="float" office:value="1.783" calcext:value-type="float">
            <text:p>1.783</text:p>
          </table:table-cell>
          <table:table-cell office:value-type="float" office:value="1.795" calcext:value-type="float">
            <text:p>1.795</text:p>
          </table:table-cell>
          <table:table-cell office:value-type="float" office:value="1.809" calcext:value-type="float">
            <text:p>1.809</text:p>
          </table:table-cell>
          <table:table-cell office:value-type="float" office:value="2.885" calcext:value-type="float">
            <text:p>2.885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.65357" calcext:value-type="float">
            <text:p>2.65357</text:p>
          </table:table-cell>
          <table:table-cell office:value-type="float" office:value="0.116578" calcext:value-type="float">
            <text:p>0.116578</text:p>
          </table:table-cell>
          <table:table-cell office:value-type="float" office:value="2.612" calcext:value-type="float">
            <text:p>2.612</text:p>
          </table:table-cell>
          <table:table-cell office:value-type="float" office:value="2.63" calcext:value-type="float">
            <text:p>2.63</text:p>
          </table:table-cell>
          <table:table-cell office:value-type="float" office:value="2.645" calcext:value-type="float">
            <text:p>2.645</text:p>
          </table:table-cell>
          <table:table-cell office:value-type="float" office:value="2.652" calcext:value-type="float">
            <text:p>2.652</text:p>
          </table:table-cell>
          <table:table-cell office:value-type="float" office:value="3.804" calcext:value-type="float">
            <text:p>3.804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.20804" calcext:value-type="float">
            <text:p>3.20804</text:p>
          </table:table-cell>
          <table:table-cell office:value-type="float" office:value="0.128521" calcext:value-type="float">
            <text:p>0.128521</text:p>
          </table:table-cell>
          <table:table-cell office:value-type="float" office:value="3.109" calcext:value-type="float">
            <text:p>3.109</text:p>
          </table:table-cell>
          <table:table-cell office:value-type="float" office:value="3.16" calcext:value-type="float">
            <text:p>3.16</text:p>
          </table:table-cell>
          <table:table-cell office:value-type="float" office:value="3.197" calcext:value-type="float">
            <text:p>3.197</text:p>
          </table:table-cell>
          <table:table-cell office:value-type="float" office:value="3.234" calcext:value-type="float">
            <text:p>3.234</text:p>
          </table:table-cell>
          <table:table-cell office:value-type="float" office:value="4.404" calcext:value-type="float">
            <text:p>4.404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.29978" calcext:value-type="float">
            <text:p>4.29978</text:p>
          </table:table-cell>
          <table:table-cell office:value-type="float" office:value="0.156324" calcext:value-type="float">
            <text:p>0.156324</text:p>
          </table:table-cell>
          <table:table-cell office:value-type="float" office:value="4.157" calcext:value-type="float">
            <text:p>4.157</text:p>
          </table:table-cell>
          <table:table-cell office:value-type="float" office:value="4.236" calcext:value-type="float">
            <text:p>4.236</text:p>
          </table:table-cell>
          <table:table-cell office:value-type="float" office:value="4.301" calcext:value-type="float">
            <text:p>4.301</text:p>
          </table:table-cell>
          <table:table-cell office:value-type="float" office:value="4.339" calcext:value-type="float">
            <text:p>4.339</text:p>
          </table:table-cell>
          <table:table-cell office:value-type="float" office:value="5.75" calcext:value-type="float">
            <text:p>5.75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.40674" calcext:value-type="float">
            <text:p>6.40674</text:p>
          </table:table-cell>
          <table:table-cell office:value-type="float" office:value="0.582666" calcext:value-type="float">
            <text:p>0.582666</text:p>
          </table:table-cell>
          <table:table-cell office:value-type="float" office:value="6.229" calcext:value-type="float">
            <text:p>6.229</text:p>
          </table:table-cell>
          <table:table-cell office:value-type="float" office:value="6.294" calcext:value-type="float">
            <text:p>6.294</text:p>
          </table:table-cell>
          <table:table-cell office:value-type="float" office:value="6.342" calcext:value-type="float">
            <text:p>6.342</text:p>
          </table:table-cell>
          <table:table-cell office:value-type="float" office:value="6.394" calcext:value-type="float">
            <text:p>6.394</text:p>
          </table:table-cell>
          <table:table-cell office:value-type="float" office:value="12.159" calcext:value-type="float">
            <text:p>12.159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2.4554" calcext:value-type="float">
            <text:p>12.4554</text:p>
          </table:table-cell>
          <table:table-cell office:value-type="float" office:value="1.5792" calcext:value-type="float">
            <text:p>1.5792</text:p>
          </table:table-cell>
          <table:table-cell office:value-type="float" office:value="11.127" calcext:value-type="float">
            <text:p>11.127</text:p>
          </table:table-cell>
          <table:table-cell office:value-type="float" office:value="11.181" calcext:value-type="float">
            <text:p>11.181</text:p>
          </table:table-cell>
          <table:table-cell office:value-type="float" office:value="11.382" calcext:value-type="float">
            <text:p>11.382</text:p>
          </table:table-cell>
          <table:table-cell office:value-type="float" office:value="13.428" calcext:value-type="float">
            <text:p>13.428</text:p>
          </table:table-cell>
          <table:table-cell office:value-type="float" office:value="22.767" calcext:value-type="float">
            <text:p>22.767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4.9039" calcext:value-type="float">
            <text:p>34.9039</text:p>
          </table:table-cell>
          <table:table-cell office:value-type="float" office:value="0.716109" calcext:value-type="float">
            <text:p>0.716109</text:p>
          </table:table-cell>
          <table:table-cell office:value-type="float" office:value="34.706" calcext:value-type="float">
            <text:p>34.706</text:p>
          </table:table-cell>
          <table:table-cell office:value-type="float" office:value="34.782" calcext:value-type="float">
            <text:p>34.782</text:p>
          </table:table-cell>
          <table:table-cell office:value-type="float" office:value="34.829" calcext:value-type="float">
            <text:p>34.829</text:p>
          </table:table-cell>
          <table:table-cell office:value-type="float" office:value="34.868" calcext:value-type="float">
            <text:p>34.868</text:p>
          </table:table-cell>
          <table:table-cell office:value-type="float" office:value="41.991" calcext:value-type="float">
            <text:p>41.991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66.2366" calcext:value-type="float">
            <text:p>66.2366</text:p>
          </table:table-cell>
          <table:table-cell office:value-type="float" office:value="1.32866" calcext:value-type="float">
            <text:p>1.32866</text:p>
          </table:table-cell>
          <table:table-cell office:value-type="float" office:value="65.91" calcext:value-type="float">
            <text:p>65.91</text:p>
          </table:table-cell>
          <table:table-cell office:value-type="float" office:value="66.041" calcext:value-type="float">
            <text:p>66.041</text:p>
          </table:table-cell>
          <table:table-cell office:value-type="float" office:value="66.095" calcext:value-type="float">
            <text:p>66.095</text:p>
          </table:table-cell>
          <table:table-cell office:value-type="float" office:value="66.154" calcext:value-type="float">
            <text:p>66.154</text:p>
          </table:table-cell>
          <table:table-cell office:value-type="float" office:value="79.426" calcext:value-type="float">
            <text:p>79.426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29.051" calcext:value-type="float">
            <text:p>129.051</text:p>
          </table:table-cell>
          <table:table-cell office:value-type="float" office:value="2.54437" calcext:value-type="float">
            <text:p>2.54437</text:p>
          </table:table-cell>
          <table:table-cell office:value-type="float" office:value="128.26" calcext:value-type="float">
            <text:p>128.26</text:p>
          </table:table-cell>
          <table:table-cell office:value-type="float" office:value="128.569" calcext:value-type="float">
            <text:p>128.569</text:p>
          </table:table-cell>
          <table:table-cell office:value-type="float" office:value="128.678" calcext:value-type="float">
            <text:p>128.678</text:p>
          </table:table-cell>
          <table:table-cell office:value-type="float" office:value="129.073" calcext:value-type="float">
            <text:p>129.073</text:p>
          </table:table-cell>
          <table:table-cell office:value-type="float" office:value="154.132" calcext:value-type="float">
            <text:p>154.132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54.299" calcext:value-type="float">
            <text:p>254.299</text:p>
          </table:table-cell>
          <table:table-cell office:value-type="float" office:value="5.04367" calcext:value-type="float">
            <text:p>5.04367</text:p>
          </table:table-cell>
          <table:table-cell office:value-type="float" office:value="253.07" calcext:value-type="float">
            <text:p>253.07</text:p>
          </table:table-cell>
          <table:table-cell office:value-type="float" office:value="253.417" calcext:value-type="float">
            <text:p>253.417</text:p>
          </table:table-cell>
          <table:table-cell office:value-type="float" office:value="253.752" calcext:value-type="float">
            <text:p>253.752</text:p>
          </table:table-cell>
          <table:table-cell office:value-type="float" office:value="254.014" calcext:value-type="float">
            <text:p>254.014</text:p>
          </table:table-cell>
          <table:table-cell office:value-type="float" office:value="304.27" calcext:value-type="float">
            <text:p>304.27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04.608" calcext:value-type="float">
            <text:p>504.608</text:p>
          </table:table-cell>
          <table:table-cell office:value-type="float" office:value="9.86824" calcext:value-type="float">
            <text:p>9.86824</text:p>
          </table:table-cell>
          <table:table-cell office:value-type="float" office:value="498.839" calcext:value-type="float">
            <text:p>498.839</text:p>
          </table:table-cell>
          <table:table-cell office:value-type="float" office:value="503.143" calcext:value-type="float">
            <text:p>503.143</text:p>
          </table:table-cell>
          <table:table-cell office:value-type="float" office:value="503.663" calcext:value-type="float">
            <text:p>503.663</text:p>
          </table:table-cell>
          <table:table-cell office:value-type="float" office:value="503.938" calcext:value-type="float">
            <text:p>503.938</text:p>
          </table:table-cell>
          <table:table-cell office:value-type="float" office:value="602.41" calcext:value-type="float">
            <text:p>602.41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005.52" calcext:value-type="float">
            <text:p>1005.52</text:p>
          </table:table-cell>
          <table:table-cell office:value-type="float" office:value="19.9481" calcext:value-type="float">
            <text:p>19.9481</text:p>
          </table:table-cell>
          <table:table-cell office:value-type="float" office:value="995.633" calcext:value-type="float">
            <text:p>995.633</text:p>
          </table:table-cell>
          <table:table-cell office:value-type="float" office:value="1002.74" calcext:value-type="float">
            <text:p>1002.74</text:p>
          </table:table-cell>
          <table:table-cell office:value-type="float" office:value="1003.75" calcext:value-type="float">
            <text:p>1003.75</text:p>
          </table:table-cell>
          <table:table-cell office:value-type="float" office:value="1004.62" calcext:value-type="float">
            <text:p>1004.62</text:p>
          </table:table-cell>
          <table:table-cell office:value-type="float" office:value="1202.4" calcext:value-type="float">
            <text:p>1202.4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5765" calcext:value-type="float">
            <text:p>0.05765</text:p>
          </table:table-cell>
          <table:table-cell office:value-type="float" office:value="0.264261" calcext:value-type="float">
            <text:p>0.264261</text:p>
          </table:table-cell>
          <table:table-cell office:value-type="float" office:value="0.03" calcext:value-type="float">
            <text:p>0.03</text:p>
          </table:table-cell>
          <table:table-cell table:number-columns-repeated="3" office:value-type="float" office:value="0.031" calcext:value-type="float">
            <text:p>0.031</text:p>
          </table:table-cell>
          <table:table-cell office:value-type="float" office:value="2.687" calcext:value-type="float">
            <text:p>2.687</text:p>
          </table:table-cell>
          <table:table-cell table:formula="of:=&quot;QUnit (OCL)&quot;" office:value-type="string" office:string-value="QUnit (OCL)" calcext:value-type="string">
            <text:p>QUnit (OCL)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10652" calcext:value-type="float">
            <text:p>0.10652</text:p>
          </table:table-cell>
          <table:table-cell office:value-type="float" office:value="0.446594" calcext:value-type="float">
            <text:p>0.446594</text:p>
          </table:table-cell>
          <table:table-cell office:value-type="float" office:value="0.06" calcext:value-type="float">
            <text:p>0.06</text:p>
          </table:table-cell>
          <table:table-cell table:number-columns-repeated="2" office:value-type="float" office:value="0.061" calcext:value-type="float">
            <text:p>0.061</text:p>
          </table:table-cell>
          <table:table-cell office:value-type="float" office:value="0.062" calcext:value-type="float">
            <text:p>0.062</text:p>
          </table:table-cell>
          <table:table-cell office:value-type="float" office:value="4.55" calcext:value-type="float">
            <text:p>4.55</text:p>
          </table:table-cell>
          <table:table-cell table:formula="of:=&quot;QUnit (OCL)&quot;" office:value-type="string" office:string-value="QUnit (OCL)" calcext:value-type="string">
            <text:p>QUnit (OCL)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10907" calcext:value-type="float">
            <text:p>0.10907</text:p>
          </table:table-cell>
          <table:table-cell office:value-type="float" office:value="0.467041" calcext:value-type="float">
            <text:p>0.467041</text:p>
          </table:table-cell>
          <table:table-cell office:value-type="float" office:value="0.06" calcext:value-type="float">
            <text:p>0.06</text:p>
          </table:table-cell>
          <table:table-cell office:value-type="float" office:value="0.061" calcext:value-type="float">
            <text:p>0.061</text:p>
          </table:table-cell>
          <table:table-cell table:number-columns-repeated="2" office:value-type="float" office:value="0.062" calcext:value-type="float">
            <text:p>0.062</text:p>
          </table:table-cell>
          <table:table-cell office:value-type="float" office:value="4.756" calcext:value-type="float">
            <text:p>4.756</text:p>
          </table:table-cell>
          <table:table-cell table:formula="of:=&quot;QUnit (OCL)&quot;" office:value-type="string" office:string-value="QUnit (OCL)" calcext:value-type="string">
            <text:p>QUnit (OCL)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14913" calcext:value-type="float">
            <text:p>0.14913</text:p>
          </table:table-cell>
          <table:table-cell office:value-type="float" office:value="0.57016" calcext:value-type="float">
            <text:p>0.57016</text:p>
          </table:table-cell>
          <table:table-cell office:value-type="float" office:value="0.09" calcext:value-type="float">
            <text:p>0.09</text:p>
          </table:table-cell>
          <table:table-cell table:number-columns-repeated="2" office:value-type="float" office:value="0.091" calcext:value-type="float">
            <text:p>0.091</text:p>
          </table:table-cell>
          <table:table-cell office:value-type="float" office:value="0.092" calcext:value-type="float">
            <text:p>0.092</text:p>
          </table:table-cell>
          <table:table-cell office:value-type="float" office:value="5.822" calcext:value-type="float">
            <text:p>5.822</text:p>
          </table:table-cell>
          <table:table-cell table:formula="of:=&quot;QUnit (OCL)&quot;" office:value-type="string" office:string-value="QUnit (OCL)" calcext:value-type="string">
            <text:p>QUnit (OCL)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14942" calcext:value-type="float">
            <text:p>0.14942</text:p>
          </table:table-cell>
          <table:table-cell office:value-type="float" office:value="0.570426" calcext:value-type="float">
            <text:p>0.570426</text:p>
          </table:table-cell>
          <table:table-cell office:value-type="float" office:value="0.09" calcext:value-type="float">
            <text:p>0.09</text:p>
          </table:table-cell>
          <table:table-cell table:number-columns-repeated="2" office:value-type="float" office:value="0.091" calcext:value-type="float">
            <text:p>0.091</text:p>
          </table:table-cell>
          <table:table-cell office:value-type="float" office:value="0.092" calcext:value-type="float">
            <text:p>0.092</text:p>
          </table:table-cell>
          <table:table-cell office:value-type="float" office:value="5.825" calcext:value-type="float">
            <text:p>5.825</text:p>
          </table:table-cell>
          <table:table-cell table:formula="of:=&quot;QUnit (OCL)&quot;" office:value-type="string" office:string-value="QUnit (OCL)" calcext:value-type="string">
            <text:p>QUnit (OCL)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20803" calcext:value-type="float">
            <text:p>0.20803</text:p>
          </table:table-cell>
          <table:table-cell office:value-type="float" office:value="0.851276" calcext:value-type="float">
            <text:p>0.851276</text:p>
          </table:table-cell>
          <table:table-cell office:value-type="float" office:value="0.12" calcext:value-type="float">
            <text:p>0.12</text:p>
          </table:table-cell>
          <table:table-cell office:value-type="float" office:value="0.121" calcext:value-type="float">
            <text:p>0.121</text:p>
          </table:table-cell>
          <table:table-cell table:number-columns-repeated="2" office:value-type="float" office:value="0.122" calcext:value-type="float">
            <text:p>0.122</text:p>
          </table:table-cell>
          <table:table-cell office:value-type="float" office:value="8.678" calcext:value-type="float">
            <text:p>8.678</text:p>
          </table:table-cell>
          <table:table-cell table:formula="of:=&quot;QUnit (OCL)&quot;" office:value-type="string" office:string-value="QUnit (OCL)" calcext:value-type="string">
            <text:p>QUnit (OCL)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20517" calcext:value-type="float">
            <text:p>0.20517</text:p>
          </table:table-cell>
          <table:table-cell office:value-type="float" office:value="0.8187" calcext:value-type="float">
            <text:p>0.8187</text:p>
          </table:table-cell>
          <table:table-cell table:number-columns-repeated="2" office:value-type="float" office:value="0.121" calcext:value-type="float">
            <text:p>0.121</text:p>
          </table:table-cell>
          <table:table-cell table:number-columns-repeated="2" office:value-type="float" office:value="0.122" calcext:value-type="float">
            <text:p>0.122</text:p>
          </table:table-cell>
          <table:table-cell office:value-type="float" office:value="8.351" calcext:value-type="float">
            <text:p>8.351</text:p>
          </table:table-cell>
          <table:table-cell table:formula="of:=&quot;QUnit (OCL)&quot;" office:value-type="string" office:string-value="QUnit (OCL)" calcext:value-type="string">
            <text:p>QUnit (OCL)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24993" calcext:value-type="float">
            <text:p>0.24993</text:p>
          </table:table-cell>
          <table:table-cell office:value-type="float" office:value="0.972488" calcext:value-type="float">
            <text:p>0.972488</text:p>
          </table:table-cell>
          <table:table-cell office:value-type="float" office:value="0.149" calcext:value-type="float">
            <text:p>0.149</text:p>
          </table:table-cell>
          <table:table-cell table:number-columns-repeated="2" office:value-type="float" office:value="0.151" calcext:value-type="float">
            <text:p>0.151</text:p>
          </table:table-cell>
          <table:table-cell office:value-type="float" office:value="0.152" calcext:value-type="float">
            <text:p>0.152</text:p>
          </table:table-cell>
          <table:table-cell office:value-type="float" office:value="9.926" calcext:value-type="float">
            <text:p>9.926</text:p>
          </table:table-cell>
          <table:table-cell table:formula="of:=&quot;QUnit (OCL)&quot;" office:value-type="string" office:string-value="QUnit (OCL)" calcext:value-type="string">
            <text:p>QUnit (OCL)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25498" calcext:value-type="float">
            <text:p>0.25498</text:p>
          </table:table-cell>
          <table:table-cell office:value-type="float" office:value="1.00656" calcext:value-type="float">
            <text:p>1.00656</text:p>
          </table:table-cell>
          <table:table-cell office:value-type="float" office:value="0.151" calcext:value-type="float">
            <text:p>0.151</text:p>
          </table:table-cell>
          <table:table-cell office:value-type="float" office:value="0.152" calcext:value-type="float">
            <text:p>0.152</text:p>
          </table:table-cell>
          <table:table-cell table:number-columns-repeated="2" office:value-type="float" office:value="0.153" calcext:value-type="float">
            <text:p>0.153</text:p>
          </table:table-cell>
          <table:table-cell office:value-type="float" office:value="10.27" calcext:value-type="float">
            <text:p>10.27</text:p>
          </table:table-cell>
          <table:table-cell table:formula="of:=&quot;QUnit (OCL)&quot;" office:value-type="string" office:string-value="QUnit (OCL)" calcext:value-type="string">
            <text:p>QUnit (OCL)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30055" calcext:value-type="float">
            <text:p>0.30055</text:p>
          </table:table-cell>
          <table:table-cell office:value-type="float" office:value="1.14369" calcext:value-type="float">
            <text:p>1.14369</text:p>
          </table:table-cell>
          <table:table-cell office:value-type="float" office:value="0.182" calcext:value-type="float">
            <text:p>0.182</text:p>
          </table:table-cell>
          <table:table-cell office:value-type="float" office:value="0.183" calcext:value-type="float">
            <text:p>0.183</text:p>
          </table:table-cell>
          <table:table-cell office:value-type="float" office:value="0.184" calcext:value-type="float">
            <text:p>0.184</text:p>
          </table:table-cell>
          <table:table-cell office:value-type="float" office:value="0.185" calcext:value-type="float">
            <text:p>0.185</text:p>
          </table:table-cell>
          <table:table-cell office:value-type="float" office:value="11.68" calcext:value-type="float">
            <text:p>11.68</text:p>
          </table:table-cell>
          <table:table-cell table:formula="of:=&quot;QUnit (OCL)&quot;" office:value-type="string" office:string-value="QUnit (OCL)" calcext:value-type="string">
            <text:p>QUnit (OCL)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30837" calcext:value-type="float">
            <text:p>0.30837</text:p>
          </table:table-cell>
          <table:table-cell office:value-type="float" office:value="1.24351" calcext:value-type="float">
            <text:p>1.24351</text:p>
          </table:table-cell>
          <table:table-cell office:value-type="float" office:value="0.18" calcext:value-type="float">
            <text:p>0.18</text:p>
          </table:table-cell>
          <table:table-cell table:number-columns-repeated="2" office:value-type="float" office:value="0.182" calcext:value-type="float">
            <text:p>0.182</text:p>
          </table:table-cell>
          <table:table-cell office:value-type="float" office:value="0.183" calcext:value-type="float">
            <text:p>0.183</text:p>
          </table:table-cell>
          <table:table-cell office:value-type="float" office:value="12.681" calcext:value-type="float">
            <text:p>12.681</text:p>
          </table:table-cell>
          <table:table-cell table:formula="of:=&quot;QUnit (OCL)&quot;" office:value-type="string" office:string-value="QUnit (OCL)" calcext:value-type="string">
            <text:p>QUnit (OCL)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3564" calcext:value-type="float">
            <text:p>0.3564</text:p>
          </table:table-cell>
          <table:table-cell office:value-type="float" office:value="1.41044" calcext:value-type="float">
            <text:p>1.41044</text:p>
          </table:table-cell>
          <table:table-cell office:value-type="float" office:value="0.211" calcext:value-type="float">
            <text:p>0.211</text:p>
          </table:table-cell>
          <table:table-cell office:value-type="float" office:value="0.212" calcext:value-type="float">
            <text:p>0.212</text:p>
          </table:table-cell>
          <table:table-cell office:value-type="float" office:value="0.213" calcext:value-type="float">
            <text:p>0.213</text:p>
          </table:table-cell>
          <table:table-cell office:value-type="float" office:value="0.214" calcext:value-type="float">
            <text:p>0.214</text:p>
          </table:table-cell>
          <table:table-cell office:value-type="float" office:value="14.39" calcext:value-type="float">
            <text:p>14.39</text:p>
          </table:table-cell>
          <table:table-cell table:formula="of:=&quot;QUnit (OCL)&quot;" office:value-type="string" office:string-value="QUnit (OCL)" calcext:value-type="string">
            <text:p>QUnit (OCL)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35188" calcext:value-type="float">
            <text:p>0.35188</text:p>
          </table:table-cell>
          <table:table-cell office:value-type="float" office:value="1.35883" calcext:value-type="float">
            <text:p>1.35883</text:p>
          </table:table-cell>
          <table:table-cell office:value-type="float" office:value="0.212" calcext:value-type="float">
            <text:p>0.212</text:p>
          </table:table-cell>
          <table:table-cell office:value-type="float" office:value="0.213" calcext:value-type="float">
            <text:p>0.213</text:p>
          </table:table-cell>
          <table:table-cell office:value-type="float" office:value="0.214" calcext:value-type="float">
            <text:p>0.214</text:p>
          </table:table-cell>
          <table:table-cell office:value-type="float" office:value="0.215" calcext:value-type="float">
            <text:p>0.215</text:p>
          </table:table-cell>
          <table:table-cell office:value-type="float" office:value="13.872" calcext:value-type="float">
            <text:p>13.872</text:p>
          </table:table-cell>
          <table:table-cell table:formula="of:=&quot;QUnit (OCL)&quot;" office:value-type="string" office:string-value="QUnit (OCL)" calcext:value-type="string">
            <text:p>QUnit (OCL)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40727" calcext:value-type="float">
            <text:p>0.40727</text:p>
          </table:table-cell>
          <table:table-cell office:value-type="float" office:value="1.61799" calcext:value-type="float">
            <text:p>1.61799</text:p>
          </table:table-cell>
          <table:table-cell office:value-type="float" office:value="0.241" calcext:value-type="float">
            <text:p>0.241</text:p>
          </table:table-cell>
          <table:table-cell office:value-type="float" office:value="0.242" calcext:value-type="float">
            <text:p>0.242</text:p>
          </table:table-cell>
          <table:table-cell office:value-type="float" office:value="0.243" calcext:value-type="float">
            <text:p>0.243</text:p>
          </table:table-cell>
          <table:table-cell office:value-type="float" office:value="0.244" calcext:value-type="float">
            <text:p>0.244</text:p>
          </table:table-cell>
          <table:table-cell office:value-type="float" office:value="16.506" calcext:value-type="float">
            <text:p>16.506</text:p>
          </table:table-cell>
          <table:table-cell table:formula="of:=&quot;QUnit (OCL)&quot;" office:value-type="string" office:string-value="QUnit (OCL)" calcext:value-type="string">
            <text:p>QUnit (OCL)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40326" calcext:value-type="float">
            <text:p>0.40326</text:p>
          </table:table-cell>
          <table:table-cell office:value-type="float" office:value="1.59327" calcext:value-type="float">
            <text:p>1.59327</text:p>
          </table:table-cell>
          <table:table-cell office:value-type="float" office:value="0.24" calcext:value-type="float">
            <text:p>0.24</text:p>
          </table:table-cell>
          <table:table-cell table:number-columns-repeated="2" office:value-type="float" office:value="0.241" calcext:value-type="float">
            <text:p>0.241</text:p>
          </table:table-cell>
          <table:table-cell office:value-type="float" office:value="0.242" calcext:value-type="float">
            <text:p>0.242</text:p>
          </table:table-cell>
          <table:table-cell office:value-type="float" office:value="16.256" calcext:value-type="float">
            <text:p>16.256</text:p>
          </table:table-cell>
          <table:table-cell table:formula="of:=&quot;QUnit (OCL)&quot;" office:value-type="string" office:string-value="QUnit (OCL)" calcext:value-type="string">
            <text:p>QUnit (OCL)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4519" calcext:value-type="float">
            <text:p>0.4519</text:p>
          </table:table-cell>
          <table:table-cell office:value-type="float" office:value="1.74668" calcext:value-type="float">
            <text:p>1.74668</text:p>
          </table:table-cell>
          <table:table-cell office:value-type="float" office:value="0.272" calcext:value-type="float">
            <text:p>0.272</text:p>
          </table:table-cell>
          <table:table-cell table:number-columns-repeated="2" office:value-type="float" office:value="0.274" calcext:value-type="float">
            <text:p>0.274</text:p>
          </table:table-cell>
          <table:table-cell office:value-type="float" office:value="0.276" calcext:value-type="float">
            <text:p>0.276</text:p>
          </table:table-cell>
          <table:table-cell office:value-type="float" office:value="17.831" calcext:value-type="float">
            <text:p>17.831</text:p>
          </table:table-cell>
          <table:table-cell table:formula="of:=&quot;QUnit (OCL)&quot;" office:value-type="string" office:string-value="QUnit (OCL)" calcext:value-type="string">
            <text:p>QUnit (OCL)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45478" calcext:value-type="float">
            <text:p>0.45478</text:p>
          </table:table-cell>
          <table:table-cell office:value-type="float" office:value="1.78367" calcext:value-type="float">
            <text:p>1.78367</text:p>
          </table:table-cell>
          <table:table-cell office:value-type="float" office:value="0.272" calcext:value-type="float">
            <text:p>0.272</text:p>
          </table:table-cell>
          <table:table-cell office:value-type="float" office:value="0.273" calcext:value-type="float">
            <text:p>0.273</text:p>
          </table:table-cell>
          <table:table-cell office:value-type="float" office:value="0.274" calcext:value-type="float">
            <text:p>0.274</text:p>
          </table:table-cell>
          <table:table-cell office:value-type="float" office:value="0.275" calcext:value-type="float">
            <text:p>0.275</text:p>
          </table:table-cell>
          <table:table-cell office:value-type="float" office:value="18.202" calcext:value-type="float">
            <text:p>18.202</text:p>
          </table:table-cell>
          <table:table-cell table:formula="of:=&quot;QUnit (OCL)&quot;" office:value-type="string" office:string-value="QUnit (OCL)" calcext:value-type="string">
            <text:p>QUnit (OCL)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5065" calcext:value-type="float">
            <text:p>0.5065</text:p>
          </table:table-cell>
          <table:table-cell office:value-type="float" office:value="2.00179" calcext:value-type="float">
            <text:p>2.00179</text:p>
          </table:table-cell>
          <table:table-cell office:value-type="float" office:value="0.301" calcext:value-type="float">
            <text:p>0.301</text:p>
          </table:table-cell>
          <table:table-cell office:value-type="float" office:value="0.303" calcext:value-type="float">
            <text:p>0.303</text:p>
          </table:table-cell>
          <table:table-cell office:value-type="float" office:value="0.304" calcext:value-type="float">
            <text:p>0.304</text:p>
          </table:table-cell>
          <table:table-cell office:value-type="float" office:value="0.305" calcext:value-type="float">
            <text:p>0.305</text:p>
          </table:table-cell>
          <table:table-cell office:value-type="float" office:value="20.424" calcext:value-type="float">
            <text:p>20.424</text:p>
          </table:table-cell>
          <table:table-cell table:formula="of:=&quot;QUnit (OCL)&quot;" office:value-type="string" office:string-value="QUnit (OCL)" calcext:value-type="string">
            <text:p>QUnit (OCL)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50235" calcext:value-type="float">
            <text:p>0.50235</text:p>
          </table:table-cell>
          <table:table-cell office:value-type="float" office:value="1.96432" calcext:value-type="float">
            <text:p>1.96432</text:p>
          </table:table-cell>
          <table:table-cell office:value-type="float" office:value="0.301" calcext:value-type="float">
            <text:p>0.301</text:p>
          </table:table-cell>
          <table:table-cell office:value-type="float" office:value="0.302" calcext:value-type="float">
            <text:p>0.302</text:p>
          </table:table-cell>
          <table:table-cell office:value-type="float" office:value="0.303" calcext:value-type="float">
            <text:p>0.303</text:p>
          </table:table-cell>
          <table:table-cell office:value-type="float" office:value="0.304" calcext:value-type="float">
            <text:p>0.304</text:p>
          </table:table-cell>
          <table:table-cell office:value-type="float" office:value="20.047" calcext:value-type="float">
            <text:p>20.047</text:p>
          </table:table-cell>
          <table:table-cell table:formula="of:=&quot;QUnit (OCL)&quot;" office:value-type="string" office:string-value="QUnit (OCL)" calcext:value-type="string">
            <text:p>QUnit (OCL)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55191" calcext:value-type="float">
            <text:p>0.55191</text:p>
          </table:table-cell>
          <table:table-cell office:value-type="float" office:value="2.13502" calcext:value-type="float">
            <text:p>2.13502</text:p>
          </table:table-cell>
          <table:table-cell office:value-type="float" office:value="0.332" calcext:value-type="float">
            <text:p>0.332</text:p>
          </table:table-cell>
          <table:table-cell office:value-type="float" office:value="0.334" calcext:value-type="float">
            <text:p>0.334</text:p>
          </table:table-cell>
          <table:table-cell office:value-type="float" office:value="0.335" calcext:value-type="float">
            <text:p>0.335</text:p>
          </table:table-cell>
          <table:table-cell office:value-type="float" office:value="0.336" calcext:value-type="float">
            <text:p>0.336</text:p>
          </table:table-cell>
          <table:table-cell office:value-type="float" office:value="21.795" calcext:value-type="float">
            <text:p>21.795</text:p>
          </table:table-cell>
          <table:table-cell table:formula="of:=&quot;QUnit (OCL)&quot;" office:value-type="string" office:string-value="QUnit (OCL)" calcext:value-type="string">
            <text:p>QUnit (OCL)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55717" calcext:value-type="float">
            <text:p>0.55717</text:p>
          </table:table-cell>
          <table:table-cell office:value-type="float" office:value="2.19188" calcext:value-type="float">
            <text:p>2.19188</text:p>
          </table:table-cell>
          <table:table-cell office:value-type="float" office:value="0.331" calcext:value-type="float">
            <text:p>0.331</text:p>
          </table:table-cell>
          <table:table-cell office:value-type="float" office:value="0.333" calcext:value-type="float">
            <text:p>0.333</text:p>
          </table:table-cell>
          <table:table-cell office:value-type="float" office:value="0.334" calcext:value-type="float">
            <text:p>0.334</text:p>
          </table:table-cell>
          <table:table-cell office:value-type="float" office:value="0.337" calcext:value-type="float">
            <text:p>0.337</text:p>
          </table:table-cell>
          <table:table-cell office:value-type="float" office:value="22.366" calcext:value-type="float">
            <text:p>22.366</text:p>
          </table:table-cell>
          <table:table-cell table:formula="of:=&quot;QUnit (OCL)&quot;" office:value-type="string" office:string-value="QUnit (OCL)" calcext:value-type="string">
            <text:p>QUnit (OCL)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59546" calcext:value-type="float">
            <text:p>0.59546</text:p>
          </table:table-cell>
          <table:table-cell office:value-type="float" office:value="2.27808" calcext:value-type="float">
            <text:p>2.27808</text:p>
          </table:table-cell>
          <table:table-cell office:value-type="float" office:value="0.362" calcext:value-type="float">
            <text:p>0.362</text:p>
          </table:table-cell>
          <table:table-cell office:value-type="float" office:value="0.363" calcext:value-type="float">
            <text:p>0.363</text:p>
          </table:table-cell>
          <table:table-cell office:value-type="float" office:value="0.364" calcext:value-type="float">
            <text:p>0.364</text:p>
          </table:table-cell>
          <table:table-cell office:value-type="float" office:value="0.367" calcext:value-type="float">
            <text:p>0.367</text:p>
          </table:table-cell>
          <table:table-cell office:value-type="float" office:value="23.262" calcext:value-type="float">
            <text:p>23.262</text:p>
          </table:table-cell>
          <table:table-cell table:formula="of:=&quot;QUnit (OCL)&quot;" office:value-type="string" office:string-value="QUnit (OCL)" calcext:value-type="string">
            <text:p>QUnit (OCL)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62684" calcext:value-type="float">
            <text:p>0.62684</text:p>
          </table:table-cell>
          <table:table-cell office:value-type="float" office:value="2.41171" calcext:value-type="float">
            <text:p>2.41171</text:p>
          </table:table-cell>
          <table:table-cell office:value-type="float" office:value="0.379" calcext:value-type="float">
            <text:p>0.379</text:p>
          </table:table-cell>
          <table:table-cell office:value-type="float" office:value="0.381" calcext:value-type="float">
            <text:p>0.381</text:p>
          </table:table-cell>
          <table:table-cell office:value-type="float" office:value="0.382" calcext:value-type="float">
            <text:p>0.382</text:p>
          </table:table-cell>
          <table:table-cell office:value-type="float" office:value="0.384" calcext:value-type="float">
            <text:p>0.384</text:p>
          </table:table-cell>
          <table:table-cell office:value-type="float" office:value="24.623" calcext:value-type="float">
            <text:p>24.623</text:p>
          </table:table-cell>
          <table:table-cell table:formula="of:=&quot;QUnit (OCL)&quot;" office:value-type="string" office:string-value="QUnit (OCL)" calcext:value-type="string">
            <text:p>QUnit (OCL)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67854" calcext:value-type="float">
            <text:p>0.67854</text:p>
          </table:table-cell>
          <table:table-cell office:value-type="float" office:value="2.62933" calcext:value-type="float">
            <text:p>2.62933</text:p>
          </table:table-cell>
          <table:table-cell office:value-type="float" office:value="0.409" calcext:value-type="float">
            <text:p>0.409</text:p>
          </table:table-cell>
          <table:table-cell office:value-type="float" office:value="0.411" calcext:value-type="float">
            <text:p>0.411</text:p>
          </table:table-cell>
          <table:table-cell office:value-type="float" office:value="0.412" calcext:value-type="float">
            <text:p>0.412</text:p>
          </table:table-cell>
          <table:table-cell office:value-type="float" office:value="0.414" calcext:value-type="float">
            <text:p>0.414</text:p>
          </table:table-cell>
          <table:table-cell office:value-type="float" office:value="26.84" calcext:value-type="float">
            <text:p>26.84</text:p>
          </table:table-cell>
          <table:table-cell table:formula="of:=&quot;QUnit (OCL)&quot;" office:value-type="string" office:string-value="QUnit (OCL)" calcext:value-type="string">
            <text:p>QUnit (OCL)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64884" calcext:value-type="float">
            <text:p>0.64884</text:p>
          </table:table-cell>
          <table:table-cell office:value-type="float" office:value="2.50438" calcext:value-type="float">
            <text:p>2.50438</text:p>
          </table:table-cell>
          <table:table-cell office:value-type="float" office:value="0.392" calcext:value-type="float">
            <text:p>0.392</text:p>
          </table:table-cell>
          <table:table-cell office:value-type="float" office:value="0.394" calcext:value-type="float">
            <text:p>0.394</text:p>
          </table:table-cell>
          <table:table-cell office:value-type="float" office:value="0.395" calcext:value-type="float">
            <text:p>0.395</text:p>
          </table:table-cell>
          <table:table-cell office:value-type="float" office:value="0.397" calcext:value-type="float">
            <text:p>0.397</text:p>
          </table:table-cell>
          <table:table-cell office:value-type="float" office:value="25.567" calcext:value-type="float">
            <text:p>25.567</text:p>
          </table:table-cell>
          <table:table-cell table:formula="of:=&quot;QUnit (OCL)&quot;" office:value-type="string" office:string-value="QUnit (OCL)" calcext:value-type="string">
            <text:p>QUnit (OCL)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70504" calcext:value-type="float">
            <text:p>0.70504</text:p>
          </table:table-cell>
          <table:table-cell office:value-type="float" office:value="2.77361" calcext:value-type="float">
            <text:p>2.77361</text:p>
          </table:table-cell>
          <table:table-cell office:value-type="float" office:value="0.421" calcext:value-type="float">
            <text:p>0.421</text:p>
          </table:table-cell>
          <table:table-cell office:value-type="float" office:value="0.423" calcext:value-type="float">
            <text:p>0.423</text:p>
          </table:table-cell>
          <table:table-cell office:value-type="float" office:value="0.424" calcext:value-type="float">
            <text:p>0.424</text:p>
          </table:table-cell>
          <table:table-cell office:value-type="float" office:value="0.425" calcext:value-type="float">
            <text:p>0.425</text:p>
          </table:table-cell>
          <table:table-cell office:value-type="float" office:value="28.302" calcext:value-type="float">
            <text:p>28.302</text:p>
          </table:table-cell>
          <table:table-cell table:formula="of:=&quot;QUnit (OCL)&quot;" office:value-type="string" office:string-value="QUnit (OCL)" calcext:value-type="string">
            <text:p>QUnit (OCL)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22449" calcext:value-type="float">
            <text:p>0.22449</text:p>
          </table:table-cell>
          <table:table-cell office:value-type="float" office:value="0.0351475" calcext:value-type="float">
            <text:p>0.0351475</text:p>
          </table:table-cell>
          <table:table-cell office:value-type="float" office:value="0.193" calcext:value-type="float">
            <text:p>0.193</text:p>
          </table:table-cell>
          <table:table-cell office:value-type="float" office:value="0.203" calcext:value-type="float">
            <text:p>0.203</text:p>
          </table:table-cell>
          <table:table-cell office:value-type="float" office:value="0.206" calcext:value-type="float">
            <text:p>0.206</text:p>
          </table:table-cell>
          <table:table-cell office:value-type="float" office:value="0.242" calcext:value-type="float">
            <text:p>0.242</text:p>
          </table:table-cell>
          <table:table-cell office:value-type="float" office:value="0.422" calcext:value-type="float">
            <text:p>0.422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37869" calcext:value-type="float">
            <text:p>0.37869</text:p>
          </table:table-cell>
          <table:table-cell office:value-type="float" office:value="0.0379375" calcext:value-type="float">
            <text:p>0.0379375</text:p>
          </table:table-cell>
          <table:table-cell office:value-type="float" office:value="0.325" calcext:value-type="float">
            <text:p>0.325</text:p>
          </table:table-cell>
          <table:table-cell office:value-type="float" office:value="0.343" calcext:value-type="float">
            <text:p>0.343</text:p>
          </table:table-cell>
          <table:table-cell office:value-type="float" office:value="0.383" calcext:value-type="float">
            <text:p>0.383</text:p>
          </table:table-cell>
          <table:table-cell office:value-type="float" office:value="0.406" calcext:value-type="float">
            <text:p>0.406</text:p>
          </table:table-cell>
          <table:table-cell office:value-type="float" office:value="0.505" calcext:value-type="float">
            <text:p>0.505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68767" calcext:value-type="float">
            <text:p>0.68767</text:p>
          </table:table-cell>
          <table:table-cell office:value-type="float" office:value="0.0423998" calcext:value-type="float">
            <text:p>0.0423998</text:p>
          </table:table-cell>
          <table:table-cell office:value-type="float" office:value="0.609" calcext:value-type="float">
            <text:p>0.609</text:p>
          </table:table-cell>
          <table:table-cell office:value-type="float" office:value="0.653" calcext:value-type="float">
            <text:p>0.653</text:p>
          </table:table-cell>
          <table:table-cell office:value-type="float" office:value="0.697" calcext:value-type="float">
            <text:p>0.697</text:p>
          </table:table-cell>
          <table:table-cell office:value-type="float" office:value="0.703" calcext:value-type="float">
            <text:p>0.703</text:p>
          </table:table-cell>
          <table:table-cell office:value-type="float" office:value="0.848" calcext:value-type="float">
            <text:p>0.848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69933" calcext:value-type="float">
            <text:p>0.69933</text:p>
          </table:table-cell>
          <table:table-cell office:value-type="float" office:value="0.0674589" calcext:value-type="float">
            <text:p>0.0674589</text:p>
          </table:table-cell>
          <table:table-cell office:value-type="float" office:value="0.615" calcext:value-type="float">
            <text:p>0.615</text:p>
          </table:table-cell>
          <table:table-cell office:value-type="float" office:value="0.675" calcext:value-type="float">
            <text:p>0.675</text:p>
          </table:table-cell>
          <table:table-cell office:value-type="float" office:value="0.693" calcext:value-type="float">
            <text:p>0.693</text:p>
          </table:table-cell>
          <table:table-cell office:value-type="float" office:value="0.703" calcext:value-type="float">
            <text:p>0.703</text:p>
          </table:table-cell>
          <table:table-cell office:value-type="float" office:value="1.064" calcext:value-type="float">
            <text:p>1.064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68105" calcext:value-type="float">
            <text:p>0.68105</text:p>
          </table:table-cell>
          <table:table-cell office:value-type="float" office:value="0.0530425" calcext:value-type="float">
            <text:p>0.0530425</text:p>
          </table:table-cell>
          <table:table-cell office:value-type="float" office:value="0.593" calcext:value-type="float">
            <text:p>0.593</text:p>
          </table:table-cell>
          <table:table-cell office:value-type="float" office:value="0.634" calcext:value-type="float">
            <text:p>0.634</text:p>
          </table:table-cell>
          <table:table-cell office:value-type="float" office:value="0.689" calcext:value-type="float">
            <text:p>0.689</text:p>
          </table:table-cell>
          <table:table-cell office:value-type="float" office:value="0.697" calcext:value-type="float">
            <text:p>0.697</text:p>
          </table:table-cell>
          <table:table-cell office:value-type="float" office:value="0.952" calcext:value-type="float">
            <text:p>0.952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69036" calcext:value-type="float">
            <text:p>0.69036</text:p>
          </table:table-cell>
          <table:table-cell office:value-type="float" office:value="0.0672486" calcext:value-type="float">
            <text:p>0.0672486</text:p>
          </table:table-cell>
          <table:table-cell office:value-type="float" office:value="0.605" calcext:value-type="float">
            <text:p>0.605</text:p>
          </table:table-cell>
          <table:table-cell office:value-type="float" office:value="0.641" calcext:value-type="float">
            <text:p>0.641</text:p>
          </table:table-cell>
          <table:table-cell office:value-type="float" office:value="0.692" calcext:value-type="float">
            <text:p>0.692</text:p>
          </table:table-cell>
          <table:table-cell office:value-type="float" office:value="0.698" calcext:value-type="float">
            <text:p>0.698</text:p>
          </table:table-cell>
          <table:table-cell office:value-type="float" office:value="1.001" calcext:value-type="float">
            <text:p>1.001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67367" calcext:value-type="float">
            <text:p>0.67367</text:p>
          </table:table-cell>
          <table:table-cell office:value-type="float" office:value="0.081056" calcext:value-type="float">
            <text:p>0.081056</text:p>
          </table:table-cell>
          <table:table-cell office:value-type="float" office:value="0.611" calcext:value-type="float">
            <text:p>0.611</text:p>
          </table:table-cell>
          <table:table-cell office:value-type="float" office:value="0.631" calcext:value-type="float">
            <text:p>0.631</text:p>
          </table:table-cell>
          <table:table-cell office:value-type="float" office:value="0.65" calcext:value-type="float">
            <text:p>0.65</text:p>
          </table:table-cell>
          <table:table-cell office:value-type="float" office:value="0.668" calcext:value-type="float">
            <text:p>0.668</text:p>
          </table:table-cell>
          <table:table-cell office:value-type="float" office:value="1.033" calcext:value-type="float">
            <text:p>1.033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73478" calcext:value-type="float">
            <text:p>0.73478</text:p>
          </table:table-cell>
          <table:table-cell office:value-type="float" office:value="0.117361" calcext:value-type="float">
            <text:p>0.117361</text:p>
          </table:table-cell>
          <table:table-cell office:value-type="float" office:value="0.622" calcext:value-type="float">
            <text:p>0.622</text:p>
          </table:table-cell>
          <table:table-cell office:value-type="float" office:value="0.664" calcext:value-type="float">
            <text:p>0.664</text:p>
          </table:table-cell>
          <table:table-cell office:value-type="float" office:value="0.686" calcext:value-type="float">
            <text:p>0.686</text:p>
          </table:table-cell>
          <table:table-cell office:value-type="float" office:value="0.748" calcext:value-type="float">
            <text:p>0.748</text:p>
          </table:table-cell>
          <table:table-cell office:value-type="float" office:value="1.155" calcext:value-type="float">
            <text:p>1.155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73088" calcext:value-type="float">
            <text:p>0.73088</text:p>
          </table:table-cell>
          <table:table-cell office:value-type="float" office:value="0.0787294" calcext:value-type="float">
            <text:p>0.0787294</text:p>
          </table:table-cell>
          <table:table-cell office:value-type="float" office:value="0.617" calcext:value-type="float">
            <text:p>0.617</text:p>
          </table:table-cell>
          <table:table-cell office:value-type="float" office:value="0.661" calcext:value-type="float">
            <text:p>0.661</text:p>
          </table:table-cell>
          <table:table-cell office:value-type="float" office:value="0.72" calcext:value-type="float">
            <text:p>0.72</text:p>
          </table:table-cell>
          <table:table-cell office:value-type="float" office:value="0.775" calcext:value-type="float">
            <text:p>0.775</text:p>
          </table:table-cell>
          <table:table-cell office:value-type="float" office:value="1" calcext:value-type="float">
            <text:p>1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77029" calcext:value-type="float">
            <text:p>0.77029</text:p>
          </table:table-cell>
          <table:table-cell office:value-type="float" office:value="0.0922302" calcext:value-type="float">
            <text:p>0.0922302</text:p>
          </table:table-cell>
          <table:table-cell office:value-type="float" office:value="0.621" calcext:value-type="float">
            <text:p>0.621</text:p>
          </table:table-cell>
          <table:table-cell office:value-type="float" office:value="0.737" calcext:value-type="float">
            <text:p>0.737</text:p>
          </table:table-cell>
          <table:table-cell office:value-type="float" office:value="0.767" calcext:value-type="float">
            <text:p>0.767</text:p>
          </table:table-cell>
          <table:table-cell office:value-type="float" office:value="0.808" calcext:value-type="float">
            <text:p>0.808</text:p>
          </table:table-cell>
          <table:table-cell office:value-type="float" office:value="1.189" calcext:value-type="float">
            <text:p>1.189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84289" calcext:value-type="float">
            <text:p>0.84289</text:p>
          </table:table-cell>
          <table:table-cell office:value-type="float" office:value="0.0871789" calcext:value-type="float">
            <text:p>0.0871789</text:p>
          </table:table-cell>
          <table:table-cell office:value-type="float" office:value="0.649" calcext:value-type="float">
            <text:p>0.649</text:p>
          </table:table-cell>
          <table:table-cell office:value-type="float" office:value="0.79" calcext:value-type="float">
            <text:p>0.79</text:p>
          </table:table-cell>
          <table:table-cell office:value-type="float" office:value="0.877" calcext:value-type="float">
            <text:p>0.877</text:p>
          </table:table-cell>
          <table:table-cell office:value-type="float" office:value="0.891" calcext:value-type="float">
            <text:p>0.891</text:p>
          </table:table-cell>
          <table:table-cell office:value-type="float" office:value="1.076" calcext:value-type="float">
            <text:p>1.076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97922" calcext:value-type="float">
            <text:p>0.97922</text:p>
          </table:table-cell>
          <table:table-cell office:value-type="float" office:value="0.17858" calcext:value-type="float">
            <text:p>0.17858</text:p>
          </table:table-cell>
          <table:table-cell office:value-type="float" office:value="0.663" calcext:value-type="float">
            <text:p>0.663</text:p>
          </table:table-cell>
          <table:table-cell office:value-type="float" office:value="0.806" calcext:value-type="float">
            <text:p>0.806</text:p>
          </table:table-cell>
          <table:table-cell office:value-type="float" office:value="1.028" calcext:value-type="float">
            <text:p>1.028</text:p>
          </table:table-cell>
          <table:table-cell office:value-type="float" office:value="1.093" calcext:value-type="float">
            <text:p>1.093</text:p>
          </table:table-cell>
          <table:table-cell office:value-type="float" office:value="1.802" calcext:value-type="float">
            <text:p>1.802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.37571" calcext:value-type="float">
            <text:p>1.37571</text:p>
          </table:table-cell>
          <table:table-cell office:value-type="float" office:value="0.308947" calcext:value-type="float">
            <text:p>0.308947</text:p>
          </table:table-cell>
          <table:table-cell office:value-type="float" office:value="0.667" calcext:value-type="float">
            <text:p>0.667</text:p>
          </table:table-cell>
          <table:table-cell office:value-type="float" office:value="1.297" calcext:value-type="float">
            <text:p>1.297</text:p>
          </table:table-cell>
          <table:table-cell office:value-type="float" office:value="1.463" calcext:value-type="float">
            <text:p>1.463</text:p>
          </table:table-cell>
          <table:table-cell office:value-type="float" office:value="1.543" calcext:value-type="float">
            <text:p>1.543</text:p>
          </table:table-cell>
          <table:table-cell office:value-type="float" office:value="2.786" calcext:value-type="float">
            <text:p>2.786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.02202" calcext:value-type="float">
            <text:p>2.02202</text:p>
          </table:table-cell>
          <table:table-cell office:value-type="float" office:value="0.757447" calcext:value-type="float">
            <text:p>0.757447</text:p>
          </table:table-cell>
          <table:table-cell office:value-type="float" office:value="0.697" calcext:value-type="float">
            <text:p>0.697</text:p>
          </table:table-cell>
          <table:table-cell office:value-type="float" office:value="1.199" calcext:value-type="float">
            <text:p>1.199</text:p>
          </table:table-cell>
          <table:table-cell office:value-type="float" office:value="2.364" calcext:value-type="float">
            <text:p>2.364</text:p>
          </table:table-cell>
          <table:table-cell office:value-type="float" office:value="2.47" calcext:value-type="float">
            <text:p>2.47</text:p>
          </table:table-cell>
          <table:table-cell office:value-type="float" office:value="5.377" calcext:value-type="float">
            <text:p>5.377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.2294" calcext:value-type="float">
            <text:p>3.2294</text:p>
          </table:table-cell>
          <table:table-cell office:value-type="float" office:value="1.90772" calcext:value-type="float">
            <text:p>1.90772</text:p>
          </table:table-cell>
          <table:table-cell office:value-type="float" office:value="0.713" calcext:value-type="float">
            <text:p>0.713</text:p>
          </table:table-cell>
          <table:table-cell office:value-type="float" office:value="1.154" calcext:value-type="float">
            <text:p>1.154</text:p>
          </table:table-cell>
          <table:table-cell office:value-type="float" office:value="4.095" calcext:value-type="float">
            <text:p>4.095</text:p>
          </table:table-cell>
          <table:table-cell office:value-type="float" office:value="4.764" calcext:value-type="float">
            <text:p>4.764</text:p>
          </table:table-cell>
          <table:table-cell office:value-type="float" office:value="11.114" calcext:value-type="float">
            <text:p>11.114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.01746" calcext:value-type="float">
            <text:p>2.01746</text:p>
          </table:table-cell>
          <table:table-cell office:value-type="float" office:value="3.51967" calcext:value-type="float">
            <text:p>3.51967</text:p>
          </table:table-cell>
          <table:table-cell office:value-type="float" office:value="0.697" calcext:value-type="float">
            <text:p>0.697</text:p>
          </table:table-cell>
          <table:table-cell office:value-type="float" office:value="0.808" calcext:value-type="float">
            <text:p>0.808</text:p>
          </table:table-cell>
          <table:table-cell office:value-type="float" office:value="0.962" calcext:value-type="float">
            <text:p>0.962</text:p>
          </table:table-cell>
          <table:table-cell office:value-type="float" office:value="1.121" calcext:value-type="float">
            <text:p>1.121</text:p>
          </table:table-cell>
          <table:table-cell office:value-type="float" office:value="25.88" calcext:value-type="float">
            <text:p>25.88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.04596" calcext:value-type="float">
            <text:p>4.04596</text:p>
          </table:table-cell>
          <table:table-cell office:value-type="float" office:value="6.56053" calcext:value-type="float">
            <text:p>6.56053</text:p>
          </table:table-cell>
          <table:table-cell office:value-type="float" office:value="0.736" calcext:value-type="float">
            <text:p>0.736</text:p>
          </table:table-cell>
          <table:table-cell office:value-type="float" office:value="0.965" calcext:value-type="float">
            <text:p>0.965</text:p>
          </table:table-cell>
          <table:table-cell office:value-type="float" office:value="1.177" calcext:value-type="float">
            <text:p>1.177</text:p>
          </table:table-cell>
          <table:table-cell office:value-type="float" office:value="3.326" calcext:value-type="float">
            <text:p>3.326</text:p>
          </table:table-cell>
          <table:table-cell office:value-type="float" office:value="29.869" calcext:value-type="float">
            <text:p>29.869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2.5282" calcext:value-type="float">
            <text:p>12.5282</text:p>
          </table:table-cell>
          <table:table-cell office:value-type="float" office:value="18.6093" calcext:value-type="float">
            <text:p>18.6093</text:p>
          </table:table-cell>
          <table:table-cell office:value-type="float" office:value="0.795" calcext:value-type="float">
            <text:p>0.795</text:p>
          </table:table-cell>
          <table:table-cell office:value-type="float" office:value="1.162" calcext:value-type="float">
            <text:p>1.162</text:p>
          </table:table-cell>
          <table:table-cell office:value-type="float" office:value="1.863" calcext:value-type="float">
            <text:p>1.863</text:p>
          </table:table-cell>
          <table:table-cell office:value-type="float" office:value="21.814" calcext:value-type="float">
            <text:p>21.814</text:p>
          </table:table-cell>
          <table:table-cell office:value-type="float" office:value="121.408" calcext:value-type="float">
            <text:p>121.408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1.6172" calcext:value-type="float">
            <text:p>41.6172</text:p>
          </table:table-cell>
          <table:table-cell office:value-type="float" office:value="40.6021" calcext:value-type="float">
            <text:p>40.6021</text:p>
          </table:table-cell>
          <table:table-cell office:value-type="float" office:value="0.882" calcext:value-type="float">
            <text:p>0.882</text:p>
          </table:table-cell>
          <table:table-cell office:value-type="float" office:value="7.734" calcext:value-type="float">
            <text:p>7.734</text:p>
          </table:table-cell>
          <table:table-cell office:value-type="float" office:value="38.417" calcext:value-type="float">
            <text:p>38.417</text:p>
          </table:table-cell>
          <table:table-cell office:value-type="float" office:value="62.387" calcext:value-type="float">
            <text:p>62.387</text:p>
          </table:table-cell>
          <table:table-cell office:value-type="float" office:value="323.944" calcext:value-type="float">
            <text:p>323.944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764.018" calcext:value-type="float">
            <text:p>764.018</text:p>
          </table:table-cell>
          <table:table-cell office:value-type="float" office:value="62.6125" calcext:value-type="float">
            <text:p>62.6125</text:p>
          </table:table-cell>
          <table:table-cell office:value-type="float" office:value="517.61" calcext:value-type="float">
            <text:p>517.61</text:p>
          </table:table-cell>
          <table:table-cell office:value-type="float" office:value="726.652" calcext:value-type="float">
            <text:p>726.652</text:p>
          </table:table-cell>
          <table:table-cell office:value-type="float" office:value="771.865" calcext:value-type="float">
            <text:p>771.865</text:p>
          </table:table-cell>
          <table:table-cell office:value-type="float" office:value="804.869" calcext:value-type="float">
            <text:p>804.869</text:p>
          </table:table-cell>
          <table:table-cell office:value-type="float" office:value="883.59" calcext:value-type="float">
            <text:p>883.59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659.54" calcext:value-type="float">
            <text:p>1659.54</text:p>
          </table:table-cell>
          <table:table-cell office:value-type="float" office:value="61.9419" calcext:value-type="float">
            <text:p>61.9419</text:p>
          </table:table-cell>
          <table:table-cell office:value-type="float" office:value="1420.03" calcext:value-type="float">
            <text:p>1420.03</text:p>
          </table:table-cell>
          <table:table-cell office:value-type="float" office:value="1626.33" calcext:value-type="float">
            <text:p>1626.33</text:p>
          </table:table-cell>
          <table:table-cell office:value-type="float" office:value="1663.84" calcext:value-type="float">
            <text:p>1663.84</text:p>
          </table:table-cell>
          <table:table-cell office:value-type="float" office:value="1703.03" calcext:value-type="float">
            <text:p>1703.03</text:p>
          </table:table-cell>
          <table:table-cell office:value-type="float" office:value="1759.92" calcext:value-type="float">
            <text:p>1759.92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451.6" calcext:value-type="float">
            <text:p>3451.6</text:p>
          </table:table-cell>
          <table:table-cell office:value-type="float" office:value="65.2038" calcext:value-type="float">
            <text:p>65.2038</text:p>
          </table:table-cell>
          <table:table-cell office:value-type="float" office:value="3282.16" calcext:value-type="float">
            <text:p>3282.16</text:p>
          </table:table-cell>
          <table:table-cell office:value-type="float" office:value="3410.19" calcext:value-type="float">
            <text:p>3410.19</text:p>
          </table:table-cell>
          <table:table-cell office:value-type="float" office:value="3452.87" calcext:value-type="float">
            <text:p>3452.87</text:p>
          </table:table-cell>
          <table:table-cell office:value-type="float" office:value="3498.45" calcext:value-type="float">
            <text:p>3498.45</text:p>
          </table:table-cell>
          <table:table-cell office:value-type="float" office:value="3606.65" calcext:value-type="float">
            <text:p>3606.65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7018.52" calcext:value-type="float">
            <text:p>7018.52</text:p>
          </table:table-cell>
          <table:table-cell office:value-type="float" office:value="75.6119" calcext:value-type="float">
            <text:p>75.6119</text:p>
          </table:table-cell>
          <table:table-cell office:value-type="float" office:value="6843.37" calcext:value-type="float">
            <text:p>6843.37</text:p>
          </table:table-cell>
          <table:table-cell office:value-type="float" office:value="6959.75" calcext:value-type="float">
            <text:p>6959.75</text:p>
          </table:table-cell>
          <table:table-cell office:value-type="float" office:value="7010.81" calcext:value-type="float">
            <text:p>7010.81</text:p>
          </table:table-cell>
          <table:table-cell office:value-type="float" office:value="7064.09" calcext:value-type="float">
            <text:p>7064.09</text:p>
          </table:table-cell>
          <table:table-cell office:value-type="float" office:value="7218.43" calcext:value-type="float">
            <text:p>7218.43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4107.8" calcext:value-type="float">
            <text:p>14107.8</text:p>
          </table:table-cell>
          <table:table-cell office:value-type="float" office:value="143.778" calcext:value-type="float">
            <text:p>143.778</text:p>
          </table:table-cell>
          <table:table-cell office:value-type="float" office:value="13672.9" calcext:value-type="float">
            <text:p>13672.9</text:p>
          </table:table-cell>
          <table:table-cell office:value-type="float" office:value="13996.3" calcext:value-type="float">
            <text:p>13996.3</text:p>
          </table:table-cell>
          <table:table-cell office:value-type="float" office:value="14116.7" calcext:value-type="float">
            <text:p>14116.7</text:p>
          </table:table-cell>
          <table:table-cell office:value-type="float" office:value="14217.4" calcext:value-type="float">
            <text:p>14217.4</text:p>
          </table:table-cell>
          <table:table-cell office:value-type="float" office:value="14495.7" calcext:value-type="float">
            <text:p>14495.7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8382.2" calcext:value-type="float">
            <text:p>28382.2</text:p>
          </table:table-cell>
          <table:table-cell office:value-type="float" office:value="238.887" calcext:value-type="float">
            <text:p>238.887</text:p>
          </table:table-cell>
          <table:table-cell office:value-type="float" office:value="27285.1" calcext:value-type="float">
            <text:p>27285.1</text:p>
          </table:table-cell>
          <table:table-cell office:value-type="float" office:value="28205.8" calcext:value-type="float">
            <text:p>28205.8</text:p>
          </table:table-cell>
          <table:table-cell office:value-type="float" office:value="28383.9" calcext:value-type="float">
            <text:p>28383.9</text:p>
          </table:table-cell>
          <table:table-cell office:value-type="float" office:value="28555" calcext:value-type="float">
            <text:p>28555</text:p>
          </table:table-cell>
          <table:table-cell office:value-type="float" office:value="28861.1" calcext:value-type="float">
            <text:p>28861.1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56605.3" calcext:value-type="float">
            <text:p>56605.3</text:p>
          </table:table-cell>
          <table:table-cell office:value-type="float" office:value="464.081" calcext:value-type="float">
            <text:p>464.081</text:p>
          </table:table-cell>
          <table:table-cell office:value-type="float" office:value="54021.1" calcext:value-type="float">
            <text:p>54021.1</text:p>
          </table:table-cell>
          <table:table-cell office:value-type="float" office:value="56379.3" calcext:value-type="float">
            <text:p>56379.3</text:p>
          </table:table-cell>
          <table:table-cell office:value-type="float" office:value="56617.6" calcext:value-type="float">
            <text:p>56617.6</text:p>
          </table:table-cell>
          <table:table-cell office:value-type="float" office:value="56853" calcext:value-type="float">
            <text:p>56853</text:p>
          </table:table-cell>
          <table:table-cell office:value-type="float" office:value="58039.4" calcext:value-type="float">
            <text:p>58039.4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</table:table>
      <table:table table:name="CNOT (Length)" table:style-name="ta1">
        <table:table-column table:style-name="co1" table:number-columns-repeated="8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# of Qubits</text:p>
          </table:table-cell>
          <table:table-cell office:value-type="string" calcext:value-type="string">
            <text:p><text:s/>Average Time (ms)</text:p>
          </table:table-cell>
          <table:table-cell office:value-type="string" calcext:value-type="string">
            <text:p><text:s/>Sample Std. Deviation (ms)</text:p>
          </table:table-cell>
          <table:table-cell office:value-type="string" calcext:value-type="string">
            <text:p><text:s/>Fastest (ms)</text:p>
          </table:table-cell>
          <table:table-cell office:value-type="string" calcext:value-type="string">
            <text:p><text:s/>1st Quartile (ms)</text:p>
          </table:table-cell>
          <table:table-cell office:value-type="string" calcext:value-type="string">
            <text:p><text:s/>Median (ms)</text:p>
          </table:table-cell>
          <table:table-cell office:value-type="string" calcext:value-type="string">
            <text:p><text:s/>3rd Quartile (ms)</text:p>
          </table:table-cell>
          <table:table-cell office:value-type="string" calcext:value-type="string">
            <text:p><text:s/>Slowest (ms)</text:p>
          </table:table-cell>
          <table:table-cell office:value-type="string" calcext:value-type="string">
            <text:p>Typ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3681" calcext:value-type="float">
            <text:p>0.03681</text:p>
          </table:table-cell>
          <table:table-cell office:value-type="float" office:value="0.0549437" calcext:value-type="float">
            <text:p>0.0549437</text:p>
          </table:table-cell>
          <table:table-cell office:value-type="float" office:value="0.03" calcext:value-type="float">
            <text:p>0.03</text:p>
          </table:table-cell>
          <table:table-cell table:number-columns-repeated="3" office:value-type="float" office:value="0.031" calcext:value-type="float">
            <text:p>0.031</text:p>
          </table:table-cell>
          <table:table-cell office:value-type="float" office:value="0.583" calcext:value-type="float">
            <text:p>0.583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6716" calcext:value-type="float">
            <text:p>0.06716</text:p>
          </table:table-cell>
          <table:table-cell office:value-type="float" office:value="0.0532255" calcext:value-type="float">
            <text:p>0.0532255</text:p>
          </table:table-cell>
          <table:table-cell office:value-type="float" office:value="0.06" calcext:value-type="float">
            <text:p>0.06</text:p>
          </table:table-cell>
          <table:table-cell table:number-columns-repeated="2" office:value-type="float" office:value="0.061" calcext:value-type="float">
            <text:p>0.061</text:p>
          </table:table-cell>
          <table:table-cell office:value-type="float" office:value="0.062" calcext:value-type="float">
            <text:p>0.062</text:p>
          </table:table-cell>
          <table:table-cell office:value-type="float" office:value="0.596" calcext:value-type="float">
            <text:p>0.596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6619" calcext:value-type="float">
            <text:p>0.06619</text:p>
          </table:table-cell>
          <table:table-cell office:value-type="float" office:value="0.0540985" calcext:value-type="float">
            <text:p>0.0540985</text:p>
          </table:table-cell>
          <table:table-cell office:value-type="float" office:value="0.059" calcext:value-type="float">
            <text:p>0.059</text:p>
          </table:table-cell>
          <table:table-cell table:number-columns-repeated="2" office:value-type="float" office:value="0.06" calcext:value-type="float">
            <text:p>0.06</text:p>
          </table:table-cell>
          <table:table-cell office:value-type="float" office:value="0.061" calcext:value-type="float">
            <text:p>0.061</text:p>
          </table:table-cell>
          <table:table-cell office:value-type="float" office:value="0.604" calcext:value-type="float">
            <text:p>0.604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9669" calcext:value-type="float">
            <text:p>0.09669</text:p>
          </table:table-cell>
          <table:table-cell office:value-type="float" office:value="0.0537821" calcext:value-type="float">
            <text:p>0.0537821</text:p>
          </table:table-cell>
          <table:table-cell office:value-type="float" office:value="0.089" calcext:value-type="float">
            <text:p>0.089</text:p>
          </table:table-cell>
          <table:table-cell table:number-columns-repeated="2" office:value-type="float" office:value="0.09" calcext:value-type="float">
            <text:p>0.09</text:p>
          </table:table-cell>
          <table:table-cell office:value-type="float" office:value="0.091" calcext:value-type="float">
            <text:p>0.091</text:p>
          </table:table-cell>
          <table:table-cell office:value-type="float" office:value="0.63" calcext:value-type="float">
            <text:p>0.63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10037" calcext:value-type="float">
            <text:p>0.10037</text:p>
          </table:table-cell>
          <table:table-cell office:value-type="float" office:value="0.0532837" calcext:value-type="float">
            <text:p>0.0532837</text:p>
          </table:table-cell>
          <table:table-cell office:value-type="float" office:value="0.092" calcext:value-type="float">
            <text:p>0.092</text:p>
          </table:table-cell>
          <table:table-cell table:number-columns-repeated="2" office:value-type="float" office:value="0.094" calcext:value-type="float">
            <text:p>0.094</text:p>
          </table:table-cell>
          <table:table-cell office:value-type="float" office:value="0.095" calcext:value-type="float">
            <text:p>0.095</text:p>
          </table:table-cell>
          <table:table-cell office:value-type="float" office:value="0.629" calcext:value-type="float">
            <text:p>0.629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1313" calcext:value-type="float">
            <text:p>0.1313</text:p>
          </table:table-cell>
          <table:table-cell office:value-type="float" office:value="0.0565711" calcext:value-type="float">
            <text:p>0.0565711</text:p>
          </table:table-cell>
          <table:table-cell office:value-type="float" office:value="0.123" calcext:value-type="float">
            <text:p>0.123</text:p>
          </table:table-cell>
          <table:table-cell office:value-type="float" office:value="0.124" calcext:value-type="float">
            <text:p>0.124</text:p>
          </table:table-cell>
          <table:table-cell table:number-columns-repeated="2" office:value-type="float" office:value="0.125" calcext:value-type="float">
            <text:p>0.125</text:p>
          </table:table-cell>
          <table:table-cell office:value-type="float" office:value="0.693" calcext:value-type="float">
            <text:p>0.693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13063" calcext:value-type="float">
            <text:p>0.13063</text:p>
          </table:table-cell>
          <table:table-cell office:value-type="float" office:value="0.0564519" calcext:value-type="float">
            <text:p>0.0564519</text:p>
          </table:table-cell>
          <table:table-cell office:value-type="float" office:value="0.122" calcext:value-type="float">
            <text:p>0.122</text:p>
          </table:table-cell>
          <table:table-cell table:number-columns-repeated="2" office:value-type="float" office:value="0.124" calcext:value-type="float">
            <text:p>0.124</text:p>
          </table:table-cell>
          <table:table-cell office:value-type="float" office:value="0.125" calcext:value-type="float">
            <text:p>0.125</text:p>
          </table:table-cell>
          <table:table-cell office:value-type="float" office:value="0.691" calcext:value-type="float">
            <text:p>0.691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16828" calcext:value-type="float">
            <text:p>0.16828</text:p>
          </table:table-cell>
          <table:table-cell office:value-type="float" office:value="0.110497" calcext:value-type="float">
            <text:p>0.110497</text:p>
          </table:table-cell>
          <table:table-cell office:value-type="float" office:value="0.154" calcext:value-type="float">
            <text:p>0.154</text:p>
          </table:table-cell>
          <table:table-cell office:value-type="float" office:value="0.155" calcext:value-type="float">
            <text:p>0.155</text:p>
          </table:table-cell>
          <table:table-cell office:value-type="float" office:value="0.156" calcext:value-type="float">
            <text:p>0.156</text:p>
          </table:table-cell>
          <table:table-cell office:value-type="float" office:value="0.157" calcext:value-type="float">
            <text:p>0.157</text:p>
          </table:table-cell>
          <table:table-cell office:value-type="float" office:value="1.267" calcext:value-type="float">
            <text:p>1.267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16509" calcext:value-type="float">
            <text:p>0.16509</text:p>
          </table:table-cell>
          <table:table-cell office:value-type="float" office:value="0.108367" calcext:value-type="float">
            <text:p>0.108367</text:p>
          </table:table-cell>
          <table:table-cell office:value-type="float" office:value="0.148" calcext:value-type="float">
            <text:p>0.148</text:p>
          </table:table-cell>
          <table:table-cell office:value-type="float" office:value="0.15" calcext:value-type="float">
            <text:p>0.15</text:p>
          </table:table-cell>
          <table:table-cell office:value-type="float" office:value="0.151" calcext:value-type="float">
            <text:p>0.151</text:p>
          </table:table-cell>
          <table:table-cell office:value-type="float" office:value="0.157" calcext:value-type="float">
            <text:p>0.157</text:p>
          </table:table-cell>
          <table:table-cell office:value-type="float" office:value="1.241" calcext:value-type="float">
            <text:p>1.241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19131" calcext:value-type="float">
            <text:p>0.19131</text:p>
          </table:table-cell>
          <table:table-cell office:value-type="float" office:value="0.102201" calcext:value-type="float">
            <text:p>0.102201</text:p>
          </table:table-cell>
          <table:table-cell office:value-type="float" office:value="0.178" calcext:value-type="float">
            <text:p>0.178</text:p>
          </table:table-cell>
          <table:table-cell office:value-type="float" office:value="0.179" calcext:value-type="float">
            <text:p>0.179</text:p>
          </table:table-cell>
          <table:table-cell office:value-type="float" office:value="0.18" calcext:value-type="float">
            <text:p>0.18</text:p>
          </table:table-cell>
          <table:table-cell office:value-type="float" office:value="0.181" calcext:value-type="float">
            <text:p>0.181</text:p>
          </table:table-cell>
          <table:table-cell office:value-type="float" office:value="1.207" calcext:value-type="float">
            <text:p>1.207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19467" calcext:value-type="float">
            <text:p>0.19467</text:p>
          </table:table-cell>
          <table:table-cell office:value-type="float" office:value="0.102339" calcext:value-type="float">
            <text:p>0.102339</text:p>
          </table:table-cell>
          <table:table-cell office:value-type="float" office:value="0.18" calcext:value-type="float">
            <text:p>0.18</text:p>
          </table:table-cell>
          <table:table-cell office:value-type="float" office:value="0.182" calcext:value-type="float">
            <text:p>0.182</text:p>
          </table:table-cell>
          <table:table-cell office:value-type="float" office:value="0.183" calcext:value-type="float">
            <text:p>0.183</text:p>
          </table:table-cell>
          <table:table-cell office:value-type="float" office:value="0.184" calcext:value-type="float">
            <text:p>0.184</text:p>
          </table:table-cell>
          <table:table-cell office:value-type="float" office:value="1.212" calcext:value-type="float">
            <text:p>1.212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23189" calcext:value-type="float">
            <text:p>0.23189</text:p>
          </table:table-cell>
          <table:table-cell office:value-type="float" office:value="0.10225" calcext:value-type="float">
            <text:p>0.10225</text:p>
          </table:table-cell>
          <table:table-cell office:value-type="float" office:value="0.218" calcext:value-type="float">
            <text:p>0.218</text:p>
          </table:table-cell>
          <table:table-cell office:value-type="float" office:value="0.219" calcext:value-type="float">
            <text:p>0.219</text:p>
          </table:table-cell>
          <table:table-cell office:value-type="float" office:value="0.22" calcext:value-type="float">
            <text:p>0.22</text:p>
          </table:table-cell>
          <table:table-cell office:value-type="float" office:value="0.221" calcext:value-type="float">
            <text:p>0.221</text:p>
          </table:table-cell>
          <table:table-cell office:value-type="float" office:value="1.248" calcext:value-type="float">
            <text:p>1.248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24056" calcext:value-type="float">
            <text:p>0.24056</text:p>
          </table:table-cell>
          <table:table-cell office:value-type="float" office:value="0.103248" calcext:value-type="float">
            <text:p>0.103248</text:p>
          </table:table-cell>
          <table:table-cell office:value-type="float" office:value="0.226" calcext:value-type="float">
            <text:p>0.226</text:p>
          </table:table-cell>
          <table:table-cell office:value-type="float" office:value="0.228" calcext:value-type="float">
            <text:p>0.228</text:p>
          </table:table-cell>
          <table:table-cell office:value-type="float" office:value="0.229" calcext:value-type="float">
            <text:p>0.229</text:p>
          </table:table-cell>
          <table:table-cell office:value-type="float" office:value="0.23" calcext:value-type="float">
            <text:p>0.23</text:p>
          </table:table-cell>
          <table:table-cell office:value-type="float" office:value="1.267" calcext:value-type="float">
            <text:p>1.267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29841" calcext:value-type="float">
            <text:p>0.29841</text:p>
          </table:table-cell>
          <table:table-cell office:value-type="float" office:value="0.105774" calcext:value-type="float">
            <text:p>0.105774</text:p>
          </table:table-cell>
          <table:table-cell office:value-type="float" office:value="0.284" calcext:value-type="float">
            <text:p>0.284</text:p>
          </table:table-cell>
          <table:table-cell office:value-type="float" office:value="0.285" calcext:value-type="float">
            <text:p>0.285</text:p>
          </table:table-cell>
          <table:table-cell office:value-type="float" office:value="0.286" calcext:value-type="float">
            <text:p>0.286</text:p>
          </table:table-cell>
          <table:table-cell office:value-type="float" office:value="0.287" calcext:value-type="float">
            <text:p>0.287</text:p>
          </table:table-cell>
          <table:table-cell office:value-type="float" office:value="1.349" calcext:value-type="float">
            <text:p>1.349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34887" calcext:value-type="float">
            <text:p>0.34887</text:p>
          </table:table-cell>
          <table:table-cell office:value-type="float" office:value="0.111976" calcext:value-type="float">
            <text:p>0.111976</text:p>
          </table:table-cell>
          <table:table-cell office:value-type="float" office:value="0.333" calcext:value-type="float">
            <text:p>0.333</text:p>
          </table:table-cell>
          <table:table-cell office:value-type="float" office:value="0.335" calcext:value-type="float">
            <text:p>0.335</text:p>
          </table:table-cell>
          <table:table-cell office:value-type="float" office:value="0.336" calcext:value-type="float">
            <text:p>0.336</text:p>
          </table:table-cell>
          <table:table-cell office:value-type="float" office:value="0.338" calcext:value-type="float">
            <text:p>0.338</text:p>
          </table:table-cell>
          <table:table-cell office:value-type="float" office:value="1.462" calcext:value-type="float">
            <text:p>1.462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50559" calcext:value-type="float">
            <text:p>0.50559</text:p>
          </table:table-cell>
          <table:table-cell office:value-type="float" office:value="0.122964" calcext:value-type="float">
            <text:p>0.122964</text:p>
          </table:table-cell>
          <table:table-cell office:value-type="float" office:value="0.488" calcext:value-type="float">
            <text:p>0.488</text:p>
          </table:table-cell>
          <table:table-cell office:value-type="float" office:value="0.49" calcext:value-type="float">
            <text:p>0.49</text:p>
          </table:table-cell>
          <table:table-cell office:value-type="float" office:value="0.491" calcext:value-type="float">
            <text:p>0.491</text:p>
          </table:table-cell>
          <table:table-cell office:value-type="float" office:value="0.493" calcext:value-type="float">
            <text:p>0.493</text:p>
          </table:table-cell>
          <table:table-cell office:value-type="float" office:value="1.728" calcext:value-type="float">
            <text:p>1.728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72046" calcext:value-type="float">
            <text:p>0.72046</text:p>
          </table:table-cell>
          <table:table-cell office:value-type="float" office:value="0.144804" calcext:value-type="float">
            <text:p>0.144804</text:p>
          </table:table-cell>
          <table:table-cell office:value-type="float" office:value="0.667" calcext:value-type="float">
            <text:p>0.667</text:p>
          </table:table-cell>
          <table:table-cell office:value-type="float" office:value="0.711" calcext:value-type="float">
            <text:p>0.711</text:p>
          </table:table-cell>
          <table:table-cell office:value-type="float" office:value="0.714" calcext:value-type="float">
            <text:p>0.714</text:p>
          </table:table-cell>
          <table:table-cell office:value-type="float" office:value="0.716" calcext:value-type="float">
            <text:p>0.716</text:p>
          </table:table-cell>
          <table:table-cell office:value-type="float" office:value="2.149" calcext:value-type="float">
            <text:p>2.149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.68462" calcext:value-type="float">
            <text:p>1.68462</text:p>
          </table:table-cell>
          <table:table-cell office:value-type="float" office:value="0.179694" calcext:value-type="float">
            <text:p>0.179694</text:p>
          </table:table-cell>
          <table:table-cell office:value-type="float" office:value="1.613" calcext:value-type="float">
            <text:p>1.613</text:p>
          </table:table-cell>
          <table:table-cell office:value-type="float" office:value="1.669" calcext:value-type="float">
            <text:p>1.669</text:p>
          </table:table-cell>
          <table:table-cell office:value-type="float" office:value="1.672" calcext:value-type="float">
            <text:p>1.672</text:p>
          </table:table-cell>
          <table:table-cell office:value-type="float" office:value="1.676" calcext:value-type="float">
            <text:p>1.676</text:p>
          </table:table-cell>
          <table:table-cell office:value-type="float" office:value="3.462" calcext:value-type="float">
            <text:p>3.462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.97716" calcext:value-type="float">
            <text:p>2.97716</text:p>
          </table:table-cell>
          <table:table-cell office:value-type="float" office:value="0.260659" calcext:value-type="float">
            <text:p>0.260659</text:p>
          </table:table-cell>
          <table:table-cell office:value-type="float" office:value="2.937" calcext:value-type="float">
            <text:p>2.937</text:p>
          </table:table-cell>
          <table:table-cell office:value-type="float" office:value="2.945" calcext:value-type="float">
            <text:p>2.945</text:p>
          </table:table-cell>
          <table:table-cell office:value-type="float" office:value="2.948" calcext:value-type="float">
            <text:p>2.948</text:p>
          </table:table-cell>
          <table:table-cell office:value-type="float" office:value="2.957" calcext:value-type="float">
            <text:p>2.957</text:p>
          </table:table-cell>
          <table:table-cell office:value-type="float" office:value="5.569" calcext:value-type="float">
            <text:p>5.569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6.21097" calcext:value-type="float">
            <text:p>6.21097</text:p>
          </table:table-cell>
          <table:table-cell office:value-type="float" office:value="0.413176" calcext:value-type="float">
            <text:p>0.413176</text:p>
          </table:table-cell>
          <table:table-cell office:value-type="float" office:value="6.116" calcext:value-type="float">
            <text:p>6.116</text:p>
          </table:table-cell>
          <table:table-cell office:value-type="float" office:value="6.161" calcext:value-type="float">
            <text:p>6.161</text:p>
          </table:table-cell>
          <table:table-cell office:value-type="float" office:value="6.167" calcext:value-type="float">
            <text:p>6.167</text:p>
          </table:table-cell>
          <table:table-cell office:value-type="float" office:value="6.176" calcext:value-type="float">
            <text:p>6.176</text:p>
          </table:table-cell>
          <table:table-cell office:value-type="float" office:value="10.32" calcext:value-type="float">
            <text:p>10.32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2.0516" calcext:value-type="float">
            <text:p>12.0516</text:p>
          </table:table-cell>
          <table:table-cell office:value-type="float" office:value="0.721671" calcext:value-type="float">
            <text:p>0.721671</text:p>
          </table:table-cell>
          <table:table-cell office:value-type="float" office:value="11.946" calcext:value-type="float">
            <text:p>11.946</text:p>
          </table:table-cell>
          <table:table-cell office:value-type="float" office:value="11.97" calcext:value-type="float">
            <text:p>11.97</text:p>
          </table:table-cell>
          <table:table-cell office:value-type="float" office:value="11.979" calcext:value-type="float">
            <text:p>11.979</text:p>
          </table:table-cell>
          <table:table-cell office:value-type="float" office:value="11.987" calcext:value-type="float">
            <text:p>11.987</text:p>
          </table:table-cell>
          <table:table-cell office:value-type="float" office:value="19.231" calcext:value-type="float">
            <text:p>19.231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5.9299" calcext:value-type="float">
            <text:p>25.9299</text:p>
          </table:table-cell>
          <table:table-cell office:value-type="float" office:value="1.33404" calcext:value-type="float">
            <text:p>1.33404</text:p>
          </table:table-cell>
          <table:table-cell office:value-type="float" office:value="25.753" calcext:value-type="float">
            <text:p>25.753</text:p>
          </table:table-cell>
          <table:table-cell office:value-type="float" office:value="25.783" calcext:value-type="float">
            <text:p>25.783</text:p>
          </table:table-cell>
          <table:table-cell office:value-type="float" office:value="25.793" calcext:value-type="float">
            <text:p>25.793</text:p>
          </table:table-cell>
          <table:table-cell office:value-type="float" office:value="25.811" calcext:value-type="float">
            <text:p>25.811</text:p>
          </table:table-cell>
          <table:table-cell office:value-type="float" office:value="39.202" calcext:value-type="float">
            <text:p>39.202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1.4315" calcext:value-type="float">
            <text:p>51.4315</text:p>
          </table:table-cell>
          <table:table-cell office:value-type="float" office:value="2.54834" calcext:value-type="float">
            <text:p>2.54834</text:p>
          </table:table-cell>
          <table:table-cell office:value-type="float" office:value="51.091" calcext:value-type="float">
            <text:p>51.091</text:p>
          </table:table-cell>
          <table:table-cell office:value-type="float" office:value="51.163" calcext:value-type="float">
            <text:p>51.163</text:p>
          </table:table-cell>
          <table:table-cell office:value-type="float" office:value="51.177" calcext:value-type="float">
            <text:p>51.177</text:p>
          </table:table-cell>
          <table:table-cell office:value-type="float" office:value="51.191" calcext:value-type="float">
            <text:p>51.191</text:p>
          </table:table-cell>
          <table:table-cell office:value-type="float" office:value="76.786" calcext:value-type="float">
            <text:p>76.786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10.735" calcext:value-type="float">
            <text:p>110.735</text:p>
          </table:table-cell>
          <table:table-cell office:value-type="float" office:value="4.9809" calcext:value-type="float">
            <text:p>4.9809</text:p>
          </table:table-cell>
          <table:table-cell office:value-type="float" office:value="110.126" calcext:value-type="float">
            <text:p>110.126</text:p>
          </table:table-cell>
          <table:table-cell office:value-type="float" office:value="110.215" calcext:value-type="float">
            <text:p>110.215</text:p>
          </table:table-cell>
          <table:table-cell office:value-type="float" office:value="110.238" calcext:value-type="float">
            <text:p>110.238</text:p>
          </table:table-cell>
          <table:table-cell office:value-type="float" office:value="110.265" calcext:value-type="float">
            <text:p>110.265</text:p>
          </table:table-cell>
          <table:table-cell office:value-type="float" office:value="160.293" calcext:value-type="float">
            <text:p>160.293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20.962" calcext:value-type="float">
            <text:p>220.962</text:p>
          </table:table-cell>
          <table:table-cell office:value-type="float" office:value="9.83917" calcext:value-type="float">
            <text:p>9.83917</text:p>
          </table:table-cell>
          <table:table-cell office:value-type="float" office:value="219.87" calcext:value-type="float">
            <text:p>219.87</text:p>
          </table:table-cell>
          <table:table-cell office:value-type="float" office:value="219.937" calcext:value-type="float">
            <text:p>219.937</text:p>
          </table:table-cell>
          <table:table-cell office:value-type="float" office:value="219.972" calcext:value-type="float">
            <text:p>219.972</text:p>
          </table:table-cell>
          <table:table-cell office:value-type="float" office:value="220.009" calcext:value-type="float">
            <text:p>220.009</text:p>
          </table:table-cell>
          <table:table-cell office:value-type="float" office:value="318.859" calcext:value-type="float">
            <text:p>318.859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75.99" calcext:value-type="float">
            <text:p>475.99</text:p>
          </table:table-cell>
          <table:table-cell office:value-type="float" office:value="19.5786" calcext:value-type="float">
            <text:p>19.5786</text:p>
          </table:table-cell>
          <table:table-cell office:value-type="float" office:value="473.811" calcext:value-type="float">
            <text:p>473.811</text:p>
          </table:table-cell>
          <table:table-cell office:value-type="float" office:value="473.959" calcext:value-type="float">
            <text:p>473.959</text:p>
          </table:table-cell>
          <table:table-cell office:value-type="float" office:value="474.025" calcext:value-type="float">
            <text:p>474.025</text:p>
          </table:table-cell>
          <table:table-cell office:value-type="float" office:value="474.087" calcext:value-type="float">
            <text:p>474.087</text:p>
          </table:table-cell>
          <table:table-cell office:value-type="float" office:value="670.793" calcext:value-type="float">
            <text:p>670.793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5765" calcext:value-type="float">
            <text:p>0.05765</text:p>
          </table:table-cell>
          <table:table-cell office:value-type="float" office:value="0.264261" calcext:value-type="float">
            <text:p>0.264261</text:p>
          </table:table-cell>
          <table:table-cell office:value-type="float" office:value="0.03" calcext:value-type="float">
            <text:p>0.03</text:p>
          </table:table-cell>
          <table:table-cell table:number-columns-repeated="3" office:value-type="float" office:value="0.031" calcext:value-type="float">
            <text:p>0.031</text:p>
          </table:table-cell>
          <table:table-cell office:value-type="float" office:value="2.687" calcext:value-type="float">
            <text:p>2.687</text:p>
          </table:table-cell>
          <table:table-cell table:formula="of:=&quot;QUnit (OCL)&quot;" office:value-type="string" office:string-value="QUnit (OCL)" calcext:value-type="string">
            <text:p>QUnit (OCL)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10652" calcext:value-type="float">
            <text:p>0.10652</text:p>
          </table:table-cell>
          <table:table-cell office:value-type="float" office:value="0.446594" calcext:value-type="float">
            <text:p>0.446594</text:p>
          </table:table-cell>
          <table:table-cell office:value-type="float" office:value="0.06" calcext:value-type="float">
            <text:p>0.06</text:p>
          </table:table-cell>
          <table:table-cell table:number-columns-repeated="2" office:value-type="float" office:value="0.061" calcext:value-type="float">
            <text:p>0.061</text:p>
          </table:table-cell>
          <table:table-cell office:value-type="float" office:value="0.062" calcext:value-type="float">
            <text:p>0.062</text:p>
          </table:table-cell>
          <table:table-cell office:value-type="float" office:value="4.55" calcext:value-type="float">
            <text:p>4.55</text:p>
          </table:table-cell>
          <table:table-cell table:formula="of:=&quot;QUnit (OCL)&quot;" office:value-type="string" office:string-value="QUnit (OCL)" calcext:value-type="string">
            <text:p>QUnit (OCL)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10907" calcext:value-type="float">
            <text:p>0.10907</text:p>
          </table:table-cell>
          <table:table-cell office:value-type="float" office:value="0.467041" calcext:value-type="float">
            <text:p>0.467041</text:p>
          </table:table-cell>
          <table:table-cell office:value-type="float" office:value="0.06" calcext:value-type="float">
            <text:p>0.06</text:p>
          </table:table-cell>
          <table:table-cell office:value-type="float" office:value="0.061" calcext:value-type="float">
            <text:p>0.061</text:p>
          </table:table-cell>
          <table:table-cell table:number-columns-repeated="2" office:value-type="float" office:value="0.062" calcext:value-type="float">
            <text:p>0.062</text:p>
          </table:table-cell>
          <table:table-cell office:value-type="float" office:value="4.756" calcext:value-type="float">
            <text:p>4.756</text:p>
          </table:table-cell>
          <table:table-cell table:formula="of:=&quot;QUnit (OCL)&quot;" office:value-type="string" office:string-value="QUnit (OCL)" calcext:value-type="string">
            <text:p>QUnit (OCL)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14913" calcext:value-type="float">
            <text:p>0.14913</text:p>
          </table:table-cell>
          <table:table-cell office:value-type="float" office:value="0.57016" calcext:value-type="float">
            <text:p>0.57016</text:p>
          </table:table-cell>
          <table:table-cell office:value-type="float" office:value="0.09" calcext:value-type="float">
            <text:p>0.09</text:p>
          </table:table-cell>
          <table:table-cell table:number-columns-repeated="2" office:value-type="float" office:value="0.091" calcext:value-type="float">
            <text:p>0.091</text:p>
          </table:table-cell>
          <table:table-cell office:value-type="float" office:value="0.092" calcext:value-type="float">
            <text:p>0.092</text:p>
          </table:table-cell>
          <table:table-cell office:value-type="float" office:value="5.822" calcext:value-type="float">
            <text:p>5.822</text:p>
          </table:table-cell>
          <table:table-cell table:formula="of:=&quot;QUnit (OCL)&quot;" office:value-type="string" office:string-value="QUnit (OCL)" calcext:value-type="string">
            <text:p>QUnit (OCL)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14942" calcext:value-type="float">
            <text:p>0.14942</text:p>
          </table:table-cell>
          <table:table-cell office:value-type="float" office:value="0.570426" calcext:value-type="float">
            <text:p>0.570426</text:p>
          </table:table-cell>
          <table:table-cell office:value-type="float" office:value="0.09" calcext:value-type="float">
            <text:p>0.09</text:p>
          </table:table-cell>
          <table:table-cell table:number-columns-repeated="2" office:value-type="float" office:value="0.091" calcext:value-type="float">
            <text:p>0.091</text:p>
          </table:table-cell>
          <table:table-cell office:value-type="float" office:value="0.092" calcext:value-type="float">
            <text:p>0.092</text:p>
          </table:table-cell>
          <table:table-cell office:value-type="float" office:value="5.825" calcext:value-type="float">
            <text:p>5.825</text:p>
          </table:table-cell>
          <table:table-cell table:formula="of:=&quot;QUnit (OCL)&quot;" office:value-type="string" office:string-value="QUnit (OCL)" calcext:value-type="string">
            <text:p>QUnit (OCL)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20803" calcext:value-type="float">
            <text:p>0.20803</text:p>
          </table:table-cell>
          <table:table-cell office:value-type="float" office:value="0.851276" calcext:value-type="float">
            <text:p>0.851276</text:p>
          </table:table-cell>
          <table:table-cell office:value-type="float" office:value="0.12" calcext:value-type="float">
            <text:p>0.12</text:p>
          </table:table-cell>
          <table:table-cell office:value-type="float" office:value="0.121" calcext:value-type="float">
            <text:p>0.121</text:p>
          </table:table-cell>
          <table:table-cell table:number-columns-repeated="2" office:value-type="float" office:value="0.122" calcext:value-type="float">
            <text:p>0.122</text:p>
          </table:table-cell>
          <table:table-cell office:value-type="float" office:value="8.678" calcext:value-type="float">
            <text:p>8.678</text:p>
          </table:table-cell>
          <table:table-cell table:formula="of:=&quot;QUnit (OCL)&quot;" office:value-type="string" office:string-value="QUnit (OCL)" calcext:value-type="string">
            <text:p>QUnit (OCL)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20517" calcext:value-type="float">
            <text:p>0.20517</text:p>
          </table:table-cell>
          <table:table-cell office:value-type="float" office:value="0.8187" calcext:value-type="float">
            <text:p>0.8187</text:p>
          </table:table-cell>
          <table:table-cell table:number-columns-repeated="2" office:value-type="float" office:value="0.121" calcext:value-type="float">
            <text:p>0.121</text:p>
          </table:table-cell>
          <table:table-cell table:number-columns-repeated="2" office:value-type="float" office:value="0.122" calcext:value-type="float">
            <text:p>0.122</text:p>
          </table:table-cell>
          <table:table-cell office:value-type="float" office:value="8.351" calcext:value-type="float">
            <text:p>8.351</text:p>
          </table:table-cell>
          <table:table-cell table:formula="of:=&quot;QUnit (OCL)&quot;" office:value-type="string" office:string-value="QUnit (OCL)" calcext:value-type="string">
            <text:p>QUnit (OCL)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24993" calcext:value-type="float">
            <text:p>0.24993</text:p>
          </table:table-cell>
          <table:table-cell office:value-type="float" office:value="0.972488" calcext:value-type="float">
            <text:p>0.972488</text:p>
          </table:table-cell>
          <table:table-cell office:value-type="float" office:value="0.149" calcext:value-type="float">
            <text:p>0.149</text:p>
          </table:table-cell>
          <table:table-cell table:number-columns-repeated="2" office:value-type="float" office:value="0.151" calcext:value-type="float">
            <text:p>0.151</text:p>
          </table:table-cell>
          <table:table-cell office:value-type="float" office:value="0.152" calcext:value-type="float">
            <text:p>0.152</text:p>
          </table:table-cell>
          <table:table-cell office:value-type="float" office:value="9.926" calcext:value-type="float">
            <text:p>9.926</text:p>
          </table:table-cell>
          <table:table-cell table:formula="of:=&quot;QUnit (OCL)&quot;" office:value-type="string" office:string-value="QUnit (OCL)" calcext:value-type="string">
            <text:p>QUnit (OCL)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25498" calcext:value-type="float">
            <text:p>0.25498</text:p>
          </table:table-cell>
          <table:table-cell office:value-type="float" office:value="1.00656" calcext:value-type="float">
            <text:p>1.00656</text:p>
          </table:table-cell>
          <table:table-cell office:value-type="float" office:value="0.151" calcext:value-type="float">
            <text:p>0.151</text:p>
          </table:table-cell>
          <table:table-cell office:value-type="float" office:value="0.152" calcext:value-type="float">
            <text:p>0.152</text:p>
          </table:table-cell>
          <table:table-cell table:number-columns-repeated="2" office:value-type="float" office:value="0.153" calcext:value-type="float">
            <text:p>0.153</text:p>
          </table:table-cell>
          <table:table-cell office:value-type="float" office:value="10.27" calcext:value-type="float">
            <text:p>10.27</text:p>
          </table:table-cell>
          <table:table-cell table:formula="of:=&quot;QUnit (OCL)&quot;" office:value-type="string" office:string-value="QUnit (OCL)" calcext:value-type="string">
            <text:p>QUnit (OCL)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30055" calcext:value-type="float">
            <text:p>0.30055</text:p>
          </table:table-cell>
          <table:table-cell office:value-type="float" office:value="1.14369" calcext:value-type="float">
            <text:p>1.14369</text:p>
          </table:table-cell>
          <table:table-cell office:value-type="float" office:value="0.182" calcext:value-type="float">
            <text:p>0.182</text:p>
          </table:table-cell>
          <table:table-cell office:value-type="float" office:value="0.183" calcext:value-type="float">
            <text:p>0.183</text:p>
          </table:table-cell>
          <table:table-cell office:value-type="float" office:value="0.184" calcext:value-type="float">
            <text:p>0.184</text:p>
          </table:table-cell>
          <table:table-cell office:value-type="float" office:value="0.185" calcext:value-type="float">
            <text:p>0.185</text:p>
          </table:table-cell>
          <table:table-cell office:value-type="float" office:value="11.68" calcext:value-type="float">
            <text:p>11.68</text:p>
          </table:table-cell>
          <table:table-cell table:formula="of:=&quot;QUnit (OCL)&quot;" office:value-type="string" office:string-value="QUnit (OCL)" calcext:value-type="string">
            <text:p>QUnit (OCL)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30837" calcext:value-type="float">
            <text:p>0.30837</text:p>
          </table:table-cell>
          <table:table-cell office:value-type="float" office:value="1.24351" calcext:value-type="float">
            <text:p>1.24351</text:p>
          </table:table-cell>
          <table:table-cell office:value-type="float" office:value="0.18" calcext:value-type="float">
            <text:p>0.18</text:p>
          </table:table-cell>
          <table:table-cell table:number-columns-repeated="2" office:value-type="float" office:value="0.182" calcext:value-type="float">
            <text:p>0.182</text:p>
          </table:table-cell>
          <table:table-cell office:value-type="float" office:value="0.183" calcext:value-type="float">
            <text:p>0.183</text:p>
          </table:table-cell>
          <table:table-cell office:value-type="float" office:value="12.681" calcext:value-type="float">
            <text:p>12.681</text:p>
          </table:table-cell>
          <table:table-cell table:formula="of:=&quot;QUnit (OCL)&quot;" office:value-type="string" office:string-value="QUnit (OCL)" calcext:value-type="string">
            <text:p>QUnit (OCL)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3564" calcext:value-type="float">
            <text:p>0.3564</text:p>
          </table:table-cell>
          <table:table-cell office:value-type="float" office:value="1.41044" calcext:value-type="float">
            <text:p>1.41044</text:p>
          </table:table-cell>
          <table:table-cell office:value-type="float" office:value="0.211" calcext:value-type="float">
            <text:p>0.211</text:p>
          </table:table-cell>
          <table:table-cell office:value-type="float" office:value="0.212" calcext:value-type="float">
            <text:p>0.212</text:p>
          </table:table-cell>
          <table:table-cell office:value-type="float" office:value="0.213" calcext:value-type="float">
            <text:p>0.213</text:p>
          </table:table-cell>
          <table:table-cell office:value-type="float" office:value="0.214" calcext:value-type="float">
            <text:p>0.214</text:p>
          </table:table-cell>
          <table:table-cell office:value-type="float" office:value="14.39" calcext:value-type="float">
            <text:p>14.39</text:p>
          </table:table-cell>
          <table:table-cell table:formula="of:=&quot;QUnit (OCL)&quot;" office:value-type="string" office:string-value="QUnit (OCL)" calcext:value-type="string">
            <text:p>QUnit (OCL)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35188" calcext:value-type="float">
            <text:p>0.35188</text:p>
          </table:table-cell>
          <table:table-cell office:value-type="float" office:value="1.35883" calcext:value-type="float">
            <text:p>1.35883</text:p>
          </table:table-cell>
          <table:table-cell office:value-type="float" office:value="0.212" calcext:value-type="float">
            <text:p>0.212</text:p>
          </table:table-cell>
          <table:table-cell office:value-type="float" office:value="0.213" calcext:value-type="float">
            <text:p>0.213</text:p>
          </table:table-cell>
          <table:table-cell office:value-type="float" office:value="0.214" calcext:value-type="float">
            <text:p>0.214</text:p>
          </table:table-cell>
          <table:table-cell office:value-type="float" office:value="0.215" calcext:value-type="float">
            <text:p>0.215</text:p>
          </table:table-cell>
          <table:table-cell office:value-type="float" office:value="13.872" calcext:value-type="float">
            <text:p>13.872</text:p>
          </table:table-cell>
          <table:table-cell table:formula="of:=&quot;QUnit (OCL)&quot;" office:value-type="string" office:string-value="QUnit (OCL)" calcext:value-type="string">
            <text:p>QUnit (OCL)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40727" calcext:value-type="float">
            <text:p>0.40727</text:p>
          </table:table-cell>
          <table:table-cell office:value-type="float" office:value="1.61799" calcext:value-type="float">
            <text:p>1.61799</text:p>
          </table:table-cell>
          <table:table-cell office:value-type="float" office:value="0.241" calcext:value-type="float">
            <text:p>0.241</text:p>
          </table:table-cell>
          <table:table-cell office:value-type="float" office:value="0.242" calcext:value-type="float">
            <text:p>0.242</text:p>
          </table:table-cell>
          <table:table-cell office:value-type="float" office:value="0.243" calcext:value-type="float">
            <text:p>0.243</text:p>
          </table:table-cell>
          <table:table-cell office:value-type="float" office:value="0.244" calcext:value-type="float">
            <text:p>0.244</text:p>
          </table:table-cell>
          <table:table-cell office:value-type="float" office:value="16.506" calcext:value-type="float">
            <text:p>16.506</text:p>
          </table:table-cell>
          <table:table-cell table:formula="of:=&quot;QUnit (OCL)&quot;" office:value-type="string" office:string-value="QUnit (OCL)" calcext:value-type="string">
            <text:p>QUnit (OCL)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40326" calcext:value-type="float">
            <text:p>0.40326</text:p>
          </table:table-cell>
          <table:table-cell office:value-type="float" office:value="1.59327" calcext:value-type="float">
            <text:p>1.59327</text:p>
          </table:table-cell>
          <table:table-cell office:value-type="float" office:value="0.24" calcext:value-type="float">
            <text:p>0.24</text:p>
          </table:table-cell>
          <table:table-cell table:number-columns-repeated="2" office:value-type="float" office:value="0.241" calcext:value-type="float">
            <text:p>0.241</text:p>
          </table:table-cell>
          <table:table-cell office:value-type="float" office:value="0.242" calcext:value-type="float">
            <text:p>0.242</text:p>
          </table:table-cell>
          <table:table-cell office:value-type="float" office:value="16.256" calcext:value-type="float">
            <text:p>16.256</text:p>
          </table:table-cell>
          <table:table-cell table:formula="of:=&quot;QUnit (OCL)&quot;" office:value-type="string" office:string-value="QUnit (OCL)" calcext:value-type="string">
            <text:p>QUnit (OCL)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4519" calcext:value-type="float">
            <text:p>0.4519</text:p>
          </table:table-cell>
          <table:table-cell office:value-type="float" office:value="1.74668" calcext:value-type="float">
            <text:p>1.74668</text:p>
          </table:table-cell>
          <table:table-cell office:value-type="float" office:value="0.272" calcext:value-type="float">
            <text:p>0.272</text:p>
          </table:table-cell>
          <table:table-cell table:number-columns-repeated="2" office:value-type="float" office:value="0.274" calcext:value-type="float">
            <text:p>0.274</text:p>
          </table:table-cell>
          <table:table-cell office:value-type="float" office:value="0.276" calcext:value-type="float">
            <text:p>0.276</text:p>
          </table:table-cell>
          <table:table-cell office:value-type="float" office:value="17.831" calcext:value-type="float">
            <text:p>17.831</text:p>
          </table:table-cell>
          <table:table-cell table:formula="of:=&quot;QUnit (OCL)&quot;" office:value-type="string" office:string-value="QUnit (OCL)" calcext:value-type="string">
            <text:p>QUnit (OCL)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45478" calcext:value-type="float">
            <text:p>0.45478</text:p>
          </table:table-cell>
          <table:table-cell office:value-type="float" office:value="1.78367" calcext:value-type="float">
            <text:p>1.78367</text:p>
          </table:table-cell>
          <table:table-cell office:value-type="float" office:value="0.272" calcext:value-type="float">
            <text:p>0.272</text:p>
          </table:table-cell>
          <table:table-cell office:value-type="float" office:value="0.273" calcext:value-type="float">
            <text:p>0.273</text:p>
          </table:table-cell>
          <table:table-cell office:value-type="float" office:value="0.274" calcext:value-type="float">
            <text:p>0.274</text:p>
          </table:table-cell>
          <table:table-cell office:value-type="float" office:value="0.275" calcext:value-type="float">
            <text:p>0.275</text:p>
          </table:table-cell>
          <table:table-cell office:value-type="float" office:value="18.202" calcext:value-type="float">
            <text:p>18.202</text:p>
          </table:table-cell>
          <table:table-cell table:formula="of:=&quot;QUnit (OCL)&quot;" office:value-type="string" office:string-value="QUnit (OCL)" calcext:value-type="string">
            <text:p>QUnit (OCL)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5065" calcext:value-type="float">
            <text:p>0.5065</text:p>
          </table:table-cell>
          <table:table-cell office:value-type="float" office:value="2.00179" calcext:value-type="float">
            <text:p>2.00179</text:p>
          </table:table-cell>
          <table:table-cell office:value-type="float" office:value="0.301" calcext:value-type="float">
            <text:p>0.301</text:p>
          </table:table-cell>
          <table:table-cell office:value-type="float" office:value="0.303" calcext:value-type="float">
            <text:p>0.303</text:p>
          </table:table-cell>
          <table:table-cell office:value-type="float" office:value="0.304" calcext:value-type="float">
            <text:p>0.304</text:p>
          </table:table-cell>
          <table:table-cell office:value-type="float" office:value="0.305" calcext:value-type="float">
            <text:p>0.305</text:p>
          </table:table-cell>
          <table:table-cell office:value-type="float" office:value="20.424" calcext:value-type="float">
            <text:p>20.424</text:p>
          </table:table-cell>
          <table:table-cell table:formula="of:=&quot;QUnit (OCL)&quot;" office:value-type="string" office:string-value="QUnit (OCL)" calcext:value-type="string">
            <text:p>QUnit (OCL)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50235" calcext:value-type="float">
            <text:p>0.50235</text:p>
          </table:table-cell>
          <table:table-cell office:value-type="float" office:value="1.96432" calcext:value-type="float">
            <text:p>1.96432</text:p>
          </table:table-cell>
          <table:table-cell office:value-type="float" office:value="0.301" calcext:value-type="float">
            <text:p>0.301</text:p>
          </table:table-cell>
          <table:table-cell office:value-type="float" office:value="0.302" calcext:value-type="float">
            <text:p>0.302</text:p>
          </table:table-cell>
          <table:table-cell office:value-type="float" office:value="0.303" calcext:value-type="float">
            <text:p>0.303</text:p>
          </table:table-cell>
          <table:table-cell office:value-type="float" office:value="0.304" calcext:value-type="float">
            <text:p>0.304</text:p>
          </table:table-cell>
          <table:table-cell office:value-type="float" office:value="20.047" calcext:value-type="float">
            <text:p>20.047</text:p>
          </table:table-cell>
          <table:table-cell table:formula="of:=&quot;QUnit (OCL)&quot;" office:value-type="string" office:string-value="QUnit (OCL)" calcext:value-type="string">
            <text:p>QUnit (OCL)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55191" calcext:value-type="float">
            <text:p>0.55191</text:p>
          </table:table-cell>
          <table:table-cell office:value-type="float" office:value="2.13502" calcext:value-type="float">
            <text:p>2.13502</text:p>
          </table:table-cell>
          <table:table-cell office:value-type="float" office:value="0.332" calcext:value-type="float">
            <text:p>0.332</text:p>
          </table:table-cell>
          <table:table-cell office:value-type="float" office:value="0.334" calcext:value-type="float">
            <text:p>0.334</text:p>
          </table:table-cell>
          <table:table-cell office:value-type="float" office:value="0.335" calcext:value-type="float">
            <text:p>0.335</text:p>
          </table:table-cell>
          <table:table-cell office:value-type="float" office:value="0.336" calcext:value-type="float">
            <text:p>0.336</text:p>
          </table:table-cell>
          <table:table-cell office:value-type="float" office:value="21.795" calcext:value-type="float">
            <text:p>21.795</text:p>
          </table:table-cell>
          <table:table-cell table:formula="of:=&quot;QUnit (OCL)&quot;" office:value-type="string" office:string-value="QUnit (OCL)" calcext:value-type="string">
            <text:p>QUnit (OCL)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55717" calcext:value-type="float">
            <text:p>0.55717</text:p>
          </table:table-cell>
          <table:table-cell office:value-type="float" office:value="2.19188" calcext:value-type="float">
            <text:p>2.19188</text:p>
          </table:table-cell>
          <table:table-cell office:value-type="float" office:value="0.331" calcext:value-type="float">
            <text:p>0.331</text:p>
          </table:table-cell>
          <table:table-cell office:value-type="float" office:value="0.333" calcext:value-type="float">
            <text:p>0.333</text:p>
          </table:table-cell>
          <table:table-cell office:value-type="float" office:value="0.334" calcext:value-type="float">
            <text:p>0.334</text:p>
          </table:table-cell>
          <table:table-cell office:value-type="float" office:value="0.337" calcext:value-type="float">
            <text:p>0.337</text:p>
          </table:table-cell>
          <table:table-cell office:value-type="float" office:value="22.366" calcext:value-type="float">
            <text:p>22.366</text:p>
          </table:table-cell>
          <table:table-cell table:formula="of:=&quot;QUnit (OCL)&quot;" office:value-type="string" office:string-value="QUnit (OCL)" calcext:value-type="string">
            <text:p>QUnit (OCL)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59546" calcext:value-type="float">
            <text:p>0.59546</text:p>
          </table:table-cell>
          <table:table-cell office:value-type="float" office:value="2.27808" calcext:value-type="float">
            <text:p>2.27808</text:p>
          </table:table-cell>
          <table:table-cell office:value-type="float" office:value="0.362" calcext:value-type="float">
            <text:p>0.362</text:p>
          </table:table-cell>
          <table:table-cell office:value-type="float" office:value="0.363" calcext:value-type="float">
            <text:p>0.363</text:p>
          </table:table-cell>
          <table:table-cell office:value-type="float" office:value="0.364" calcext:value-type="float">
            <text:p>0.364</text:p>
          </table:table-cell>
          <table:table-cell office:value-type="float" office:value="0.367" calcext:value-type="float">
            <text:p>0.367</text:p>
          </table:table-cell>
          <table:table-cell office:value-type="float" office:value="23.262" calcext:value-type="float">
            <text:p>23.262</text:p>
          </table:table-cell>
          <table:table-cell table:formula="of:=&quot;QUnit (OCL)&quot;" office:value-type="string" office:string-value="QUnit (OCL)" calcext:value-type="string">
            <text:p>QUnit (OCL)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62684" calcext:value-type="float">
            <text:p>0.62684</text:p>
          </table:table-cell>
          <table:table-cell office:value-type="float" office:value="2.41171" calcext:value-type="float">
            <text:p>2.41171</text:p>
          </table:table-cell>
          <table:table-cell office:value-type="float" office:value="0.379" calcext:value-type="float">
            <text:p>0.379</text:p>
          </table:table-cell>
          <table:table-cell office:value-type="float" office:value="0.381" calcext:value-type="float">
            <text:p>0.381</text:p>
          </table:table-cell>
          <table:table-cell office:value-type="float" office:value="0.382" calcext:value-type="float">
            <text:p>0.382</text:p>
          </table:table-cell>
          <table:table-cell office:value-type="float" office:value="0.384" calcext:value-type="float">
            <text:p>0.384</text:p>
          </table:table-cell>
          <table:table-cell office:value-type="float" office:value="24.623" calcext:value-type="float">
            <text:p>24.623</text:p>
          </table:table-cell>
          <table:table-cell table:formula="of:=&quot;QUnit (OCL)&quot;" office:value-type="string" office:string-value="QUnit (OCL)" calcext:value-type="string">
            <text:p>QUnit (OCL)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67854" calcext:value-type="float">
            <text:p>0.67854</text:p>
          </table:table-cell>
          <table:table-cell office:value-type="float" office:value="2.62933" calcext:value-type="float">
            <text:p>2.62933</text:p>
          </table:table-cell>
          <table:table-cell office:value-type="float" office:value="0.409" calcext:value-type="float">
            <text:p>0.409</text:p>
          </table:table-cell>
          <table:table-cell office:value-type="float" office:value="0.411" calcext:value-type="float">
            <text:p>0.411</text:p>
          </table:table-cell>
          <table:table-cell office:value-type="float" office:value="0.412" calcext:value-type="float">
            <text:p>0.412</text:p>
          </table:table-cell>
          <table:table-cell office:value-type="float" office:value="0.414" calcext:value-type="float">
            <text:p>0.414</text:p>
          </table:table-cell>
          <table:table-cell office:value-type="float" office:value="26.84" calcext:value-type="float">
            <text:p>26.84</text:p>
          </table:table-cell>
          <table:table-cell table:formula="of:=&quot;QUnit (OCL)&quot;" office:value-type="string" office:string-value="QUnit (OCL)" calcext:value-type="string">
            <text:p>QUnit (OCL)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64884" calcext:value-type="float">
            <text:p>0.64884</text:p>
          </table:table-cell>
          <table:table-cell office:value-type="float" office:value="2.50438" calcext:value-type="float">
            <text:p>2.50438</text:p>
          </table:table-cell>
          <table:table-cell office:value-type="float" office:value="0.392" calcext:value-type="float">
            <text:p>0.392</text:p>
          </table:table-cell>
          <table:table-cell office:value-type="float" office:value="0.394" calcext:value-type="float">
            <text:p>0.394</text:p>
          </table:table-cell>
          <table:table-cell office:value-type="float" office:value="0.395" calcext:value-type="float">
            <text:p>0.395</text:p>
          </table:table-cell>
          <table:table-cell office:value-type="float" office:value="0.397" calcext:value-type="float">
            <text:p>0.397</text:p>
          </table:table-cell>
          <table:table-cell office:value-type="float" office:value="25.567" calcext:value-type="float">
            <text:p>25.567</text:p>
          </table:table-cell>
          <table:table-cell table:formula="of:=&quot;QUnit (OCL)&quot;" office:value-type="string" office:string-value="QUnit (OCL)" calcext:value-type="string">
            <text:p>QUnit (OCL)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70504" calcext:value-type="float">
            <text:p>0.70504</text:p>
          </table:table-cell>
          <table:table-cell office:value-type="float" office:value="2.77361" calcext:value-type="float">
            <text:p>2.77361</text:p>
          </table:table-cell>
          <table:table-cell office:value-type="float" office:value="0.421" calcext:value-type="float">
            <text:p>0.421</text:p>
          </table:table-cell>
          <table:table-cell office:value-type="float" office:value="0.423" calcext:value-type="float">
            <text:p>0.423</text:p>
          </table:table-cell>
          <table:table-cell office:value-type="float" office:value="0.424" calcext:value-type="float">
            <text:p>0.424</text:p>
          </table:table-cell>
          <table:table-cell office:value-type="float" office:value="0.425" calcext:value-type="float">
            <text:p>0.425</text:p>
          </table:table-cell>
          <table:table-cell office:value-type="float" office:value="28.302" calcext:value-type="float">
            <text:p>28.302</text:p>
          </table:table-cell>
          <table:table-cell table:formula="of:=&quot;QUnit (OCL)&quot;" office:value-type="string" office:string-value="QUnit (OCL)" calcext:value-type="string">
            <text:p>QUnit (OCL)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2604" calcext:value-type="float">
            <text:p>0.2604</text:p>
          </table:table-cell>
          <table:table-cell office:value-type="float" office:value="0.0377584" calcext:value-type="float">
            <text:p>0.0377584</text:p>
          </table:table-cell>
          <table:table-cell office:value-type="float" office:value="0.196" calcext:value-type="float">
            <text:p>0.196</text:p>
          </table:table-cell>
          <table:table-cell office:value-type="float" office:value="0.232" calcext:value-type="float">
            <text:p>0.232</text:p>
          </table:table-cell>
          <table:table-cell office:value-type="float" office:value="0.276" calcext:value-type="float">
            <text:p>0.276</text:p>
          </table:table-cell>
          <table:table-cell office:value-type="float" office:value="0.282" calcext:value-type="float">
            <text:p>0.282</text:p>
          </table:table-cell>
          <table:table-cell office:value-type="float" office:value="0.384" calcext:value-type="float">
            <text:p>0.384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42026" calcext:value-type="float">
            <text:p>0.42026</text:p>
          </table:table-cell>
          <table:table-cell office:value-type="float" office:value="0.0674907" calcext:value-type="float">
            <text:p>0.0674907</text:p>
          </table:table-cell>
          <table:table-cell office:value-type="float" office:value="0.335" calcext:value-type="float">
            <text:p>0.335</text:p>
          </table:table-cell>
          <table:table-cell office:value-type="float" office:value="0.368" calcext:value-type="float">
            <text:p>0.368</text:p>
          </table:table-cell>
          <table:table-cell office:value-type="float" office:value="0.399" calcext:value-type="float">
            <text:p>0.399</text:p>
          </table:table-cell>
          <table:table-cell office:value-type="float" office:value="0.458" calcext:value-type="float">
            <text:p>0.458</text:p>
          </table:table-cell>
          <table:table-cell office:value-type="float" office:value="0.637" calcext:value-type="float">
            <text:p>0.637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66811" calcext:value-type="float">
            <text:p>0.66811</text:p>
          </table:table-cell>
          <table:table-cell office:value-type="float" office:value="0.059809" calcext:value-type="float">
            <text:p>0.059809</text:p>
          </table:table-cell>
          <table:table-cell office:value-type="float" office:value="0.613" calcext:value-type="float">
            <text:p>0.613</text:p>
          </table:table-cell>
          <table:table-cell office:value-type="float" office:value="0.631" calcext:value-type="float">
            <text:p>0.631</text:p>
          </table:table-cell>
          <table:table-cell office:value-type="float" office:value="0.653" calcext:value-type="float">
            <text:p>0.653</text:p>
          </table:table-cell>
          <table:table-cell office:value-type="float" office:value="0.683" calcext:value-type="float">
            <text:p>0.683</text:p>
          </table:table-cell>
          <table:table-cell office:value-type="float" office:value="0.963" calcext:value-type="float">
            <text:p>0.963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73902" calcext:value-type="float">
            <text:p>0.73902</text:p>
          </table:table-cell>
          <table:table-cell office:value-type="float" office:value="0.119896" calcext:value-type="float">
            <text:p>0.119896</text:p>
          </table:table-cell>
          <table:table-cell office:value-type="float" office:value="0.618" calcext:value-type="float">
            <text:p>0.618</text:p>
          </table:table-cell>
          <table:table-cell office:value-type="float" office:value="0.644" calcext:value-type="float">
            <text:p>0.644</text:p>
          </table:table-cell>
          <table:table-cell office:value-type="float" office:value="0.693" calcext:value-type="float">
            <text:p>0.693</text:p>
          </table:table-cell>
          <table:table-cell office:value-type="float" office:value="0.789" calcext:value-type="float">
            <text:p>0.789</text:p>
          </table:table-cell>
          <table:table-cell office:value-type="float" office:value="1.062" calcext:value-type="float">
            <text:p>1.062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69862" calcext:value-type="float">
            <text:p>0.69862</text:p>
          </table:table-cell>
          <table:table-cell office:value-type="float" office:value="0.0906134" calcext:value-type="float">
            <text:p>0.0906134</text:p>
          </table:table-cell>
          <table:table-cell office:value-type="float" office:value="0.612" calcext:value-type="float">
            <text:p>0.612</text:p>
          </table:table-cell>
          <table:table-cell office:value-type="float" office:value="0.655" calcext:value-type="float">
            <text:p>0.655</text:p>
          </table:table-cell>
          <table:table-cell office:value-type="float" office:value="0.679" calcext:value-type="float">
            <text:p>0.679</text:p>
          </table:table-cell>
          <table:table-cell office:value-type="float" office:value="0.7" calcext:value-type="float">
            <text:p>0.7</text:p>
          </table:table-cell>
          <table:table-cell office:value-type="float" office:value="1.081" calcext:value-type="float">
            <text:p>1.081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72698" calcext:value-type="float">
            <text:p>0.72698</text:p>
          </table:table-cell>
          <table:table-cell office:value-type="float" office:value="0.106924" calcext:value-type="float">
            <text:p>0.106924</text:p>
          </table:table-cell>
          <table:table-cell office:value-type="float" office:value="0.613" calcext:value-type="float">
            <text:p>0.613</text:p>
          </table:table-cell>
          <table:table-cell office:value-type="float" office:value="0.659" calcext:value-type="float">
            <text:p>0.659</text:p>
          </table:table-cell>
          <table:table-cell office:value-type="float" office:value="0.694" calcext:value-type="float">
            <text:p>0.694</text:p>
          </table:table-cell>
          <table:table-cell office:value-type="float" office:value="0.716" calcext:value-type="float">
            <text:p>0.716</text:p>
          </table:table-cell>
          <table:table-cell office:value-type="float" office:value="1.104" calcext:value-type="float">
            <text:p>1.104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67133" calcext:value-type="float">
            <text:p>0.67133</text:p>
          </table:table-cell>
          <table:table-cell office:value-type="float" office:value="0.0860522" calcext:value-type="float">
            <text:p>0.0860522</text:p>
          </table:table-cell>
          <table:table-cell office:value-type="float" office:value="0.618" calcext:value-type="float">
            <text:p>0.618</text:p>
          </table:table-cell>
          <table:table-cell office:value-type="float" office:value="0.631" calcext:value-type="float">
            <text:p>0.631</text:p>
          </table:table-cell>
          <table:table-cell office:value-type="float" office:value="0.641" calcext:value-type="float">
            <text:p>0.641</text:p>
          </table:table-cell>
          <table:table-cell office:value-type="float" office:value="0.66" calcext:value-type="float">
            <text:p>0.66</text:p>
          </table:table-cell>
          <table:table-cell office:value-type="float" office:value="1.068" calcext:value-type="float">
            <text:p>1.068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73304" calcext:value-type="float">
            <text:p>0.73304</text:p>
          </table:table-cell>
          <table:table-cell office:value-type="float" office:value="0.0569111" calcext:value-type="float">
            <text:p>0.0569111</text:p>
          </table:table-cell>
          <table:table-cell office:value-type="float" office:value="0.616" calcext:value-type="float">
            <text:p>0.616</text:p>
          </table:table-cell>
          <table:table-cell office:value-type="float" office:value="0.715" calcext:value-type="float">
            <text:p>0.715</text:p>
          </table:table-cell>
          <table:table-cell office:value-type="float" office:value="0.734" calcext:value-type="float">
            <text:p>0.734</text:p>
          </table:table-cell>
          <table:table-cell office:value-type="float" office:value="0.745" calcext:value-type="float">
            <text:p>0.745</text:p>
          </table:table-cell>
          <table:table-cell office:value-type="float" office:value="0.916" calcext:value-type="float">
            <text:p>0.916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72589" calcext:value-type="float">
            <text:p>0.72589</text:p>
          </table:table-cell>
          <table:table-cell office:value-type="float" office:value="0.0694104" calcext:value-type="float">
            <text:p>0.0694104</text:p>
          </table:table-cell>
          <table:table-cell office:value-type="float" office:value="0.623" calcext:value-type="float">
            <text:p>0.623</text:p>
          </table:table-cell>
          <table:table-cell office:value-type="float" office:value="0.666" calcext:value-type="float">
            <text:p>0.666</text:p>
          </table:table-cell>
          <table:table-cell office:value-type="float" office:value="0.705" calcext:value-type="float">
            <text:p>0.705</text:p>
          </table:table-cell>
          <table:table-cell office:value-type="float" office:value="0.783" calcext:value-type="float">
            <text:p>0.783</text:p>
          </table:table-cell>
          <table:table-cell office:value-type="float" office:value="0.953" calcext:value-type="float">
            <text:p>0.953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81629" calcext:value-type="float">
            <text:p>0.81629</text:p>
          </table:table-cell>
          <table:table-cell office:value-type="float" office:value="0.10121" calcext:value-type="float">
            <text:p>0.10121</text:p>
          </table:table-cell>
          <table:table-cell office:value-type="float" office:value="0.645" calcext:value-type="float">
            <text:p>0.645</text:p>
          </table:table-cell>
          <table:table-cell office:value-type="float" office:value="0.712" calcext:value-type="float">
            <text:p>0.712</text:p>
          </table:table-cell>
          <table:table-cell office:value-type="float" office:value="0.836" calcext:value-type="float">
            <text:p>0.836</text:p>
          </table:table-cell>
          <table:table-cell office:value-type="float" office:value="0.887" calcext:value-type="float">
            <text:p>0.887</text:p>
          </table:table-cell>
          <table:table-cell office:value-type="float" office:value="1.109" calcext:value-type="float">
            <text:p>1.109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98869" calcext:value-type="float">
            <text:p>0.98869</text:p>
          </table:table-cell>
          <table:table-cell office:value-type="float" office:value="0.20079" calcext:value-type="float">
            <text:p>0.20079</text:p>
          </table:table-cell>
          <table:table-cell office:value-type="float" office:value="0.653" calcext:value-type="float">
            <text:p>0.653</text:p>
          </table:table-cell>
          <table:table-cell office:value-type="float" office:value="0.787" calcext:value-type="float">
            <text:p>0.787</text:p>
          </table:table-cell>
          <table:table-cell office:value-type="float" office:value="1.047" calcext:value-type="float">
            <text:p>1.047</text:p>
          </table:table-cell>
          <table:table-cell office:value-type="float" office:value="1.154" calcext:value-type="float">
            <text:p>1.154</text:p>
          </table:table-cell>
          <table:table-cell office:value-type="float" office:value="1.455" calcext:value-type="float">
            <text:p>1.455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.29649" calcext:value-type="float">
            <text:p>1.29649</text:p>
          </table:table-cell>
          <table:table-cell office:value-type="float" office:value="0.434923" calcext:value-type="float">
            <text:p>0.434923</text:p>
          </table:table-cell>
          <table:table-cell office:value-type="float" office:value="0.669" calcext:value-type="float">
            <text:p>0.669</text:p>
          </table:table-cell>
          <table:table-cell office:value-type="float" office:value="0.808" calcext:value-type="float">
            <text:p>0.808</text:p>
          </table:table-cell>
          <table:table-cell office:value-type="float" office:value="1.576" calcext:value-type="float">
            <text:p>1.576</text:p>
          </table:table-cell>
          <table:table-cell office:value-type="float" office:value="1.657" calcext:value-type="float">
            <text:p>1.657</text:p>
          </table:table-cell>
          <table:table-cell office:value-type="float" office:value="2.091" calcext:value-type="float">
            <text:p>2.091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.99517" calcext:value-type="float">
            <text:p>1.99517</text:p>
          </table:table-cell>
          <table:table-cell office:value-type="float" office:value="0.945806" calcext:value-type="float">
            <text:p>0.945806</text:p>
          </table:table-cell>
          <table:table-cell office:value-type="float" office:value="0.68" calcext:value-type="float">
            <text:p>0.68</text:p>
          </table:table-cell>
          <table:table-cell office:value-type="float" office:value="0.828" calcext:value-type="float">
            <text:p>0.828</text:p>
          </table:table-cell>
          <table:table-cell office:value-type="float" office:value="2.49" calcext:value-type="float">
            <text:p>2.49</text:p>
          </table:table-cell>
          <table:table-cell office:value-type="float" office:value="2.824" calcext:value-type="float">
            <text:p>2.824</text:p>
          </table:table-cell>
          <table:table-cell office:value-type="float" office:value="3.295" calcext:value-type="float">
            <text:p>3.295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.75056" calcext:value-type="float">
            <text:p>2.75056</text:p>
          </table:table-cell>
          <table:table-cell office:value-type="float" office:value="1.71968" calcext:value-type="float">
            <text:p>1.71968</text:p>
          </table:table-cell>
          <table:table-cell office:value-type="float" office:value="0.722" calcext:value-type="float">
            <text:p>0.722</text:p>
          </table:table-cell>
          <table:table-cell office:value-type="float" office:value="1.212" calcext:value-type="float">
            <text:p>1.212</text:p>
          </table:table-cell>
          <table:table-cell office:value-type="float" office:value="1.797" calcext:value-type="float">
            <text:p>1.797</text:p>
          </table:table-cell>
          <table:table-cell office:value-type="float" office:value="4.82" calcext:value-type="float">
            <text:p>4.82</text:p>
          </table:table-cell>
          <table:table-cell office:value-type="float" office:value="5.313" calcext:value-type="float">
            <text:p>5.313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.7144" calcext:value-type="float">
            <text:p>1.7144</text:p>
          </table:table-cell>
          <table:table-cell office:value-type="float" office:value="2.03158" calcext:value-type="float">
            <text:p>2.03158</text:p>
          </table:table-cell>
          <table:table-cell office:value-type="float" office:value="0.746" calcext:value-type="float">
            <text:p>0.746</text:p>
          </table:table-cell>
          <table:table-cell office:value-type="float" office:value="0.824" calcext:value-type="float">
            <text:p>0.824</text:p>
          </table:table-cell>
          <table:table-cell office:value-type="float" office:value="0.978" calcext:value-type="float">
            <text:p>0.978</text:p>
          </table:table-cell>
          <table:table-cell office:value-type="float" office:value="1.167" calcext:value-type="float">
            <text:p>1.167</text:p>
          </table:table-cell>
          <table:table-cell office:value-type="float" office:value="10.612" calcext:value-type="float">
            <text:p>10.612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.25445" calcext:value-type="float">
            <text:p>3.25445</text:p>
          </table:table-cell>
          <table:table-cell office:value-type="float" office:value="5.12123" calcext:value-type="float">
            <text:p>5.12123</text:p>
          </table:table-cell>
          <table:table-cell office:value-type="float" office:value="0.729" calcext:value-type="float">
            <text:p>0.729</text:p>
          </table:table-cell>
          <table:table-cell office:value-type="float" office:value="0.898" calcext:value-type="float">
            <text:p>0.898</text:p>
          </table:table-cell>
          <table:table-cell office:value-type="float" office:value="1.043" calcext:value-type="float">
            <text:p>1.043</text:p>
          </table:table-cell>
          <table:table-cell office:value-type="float" office:value="1.945" calcext:value-type="float">
            <text:p>1.945</text:p>
          </table:table-cell>
          <table:table-cell office:value-type="float" office:value="20.687" calcext:value-type="float">
            <text:p>20.687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.00539" calcext:value-type="float">
            <text:p>7.00539</text:p>
          </table:table-cell>
          <table:table-cell office:value-type="float" office:value="10.4751" calcext:value-type="float">
            <text:p>10.4751</text:p>
          </table:table-cell>
          <table:table-cell office:value-type="float" office:value="0.699" calcext:value-type="float">
            <text:p>0.699</text:p>
          </table:table-cell>
          <table:table-cell office:value-type="float" office:value="0.997" calcext:value-type="float">
            <text:p>0.997</text:p>
          </table:table-cell>
          <table:table-cell office:value-type="float" office:value="1.182" calcext:value-type="float">
            <text:p>1.182</text:p>
          </table:table-cell>
          <table:table-cell office:value-type="float" office:value="5.422" calcext:value-type="float">
            <text:p>5.422</text:p>
          </table:table-cell>
          <table:table-cell office:value-type="float" office:value="37.622" calcext:value-type="float">
            <text:p>37.622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4.0847" calcext:value-type="float">
            <text:p>24.0847</text:p>
          </table:table-cell>
          <table:table-cell office:value-type="float" office:value="23.8505" calcext:value-type="float">
            <text:p>23.8505</text:p>
          </table:table-cell>
          <table:table-cell office:value-type="float" office:value="0.739" calcext:value-type="float">
            <text:p>0.739</text:p>
          </table:table-cell>
          <table:table-cell office:value-type="float" office:value="1.217" calcext:value-type="float">
            <text:p>1.217</text:p>
          </table:table-cell>
          <table:table-cell office:value-type="float" office:value="15.538" calcext:value-type="float">
            <text:p>15.538</text:p>
          </table:table-cell>
          <table:table-cell office:value-type="float" office:value="44.292" calcext:value-type="float">
            <text:p>44.292</text:p>
          </table:table-cell>
          <table:table-cell office:value-type="float" office:value="73.197" calcext:value-type="float">
            <text:p>73.197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88.7362" calcext:value-type="float">
            <text:p>88.7362</text:p>
          </table:table-cell>
          <table:table-cell office:value-type="float" office:value="40.5947" calcext:value-type="float">
            <text:p>40.5947</text:p>
          </table:table-cell>
          <table:table-cell office:value-type="float" office:value="22.163" calcext:value-type="float">
            <text:p>22.163</text:p>
          </table:table-cell>
          <table:table-cell office:value-type="float" office:value="53.746" calcext:value-type="float">
            <text:p>53.746</text:p>
          </table:table-cell>
          <table:table-cell office:value-type="float" office:value="86.579" calcext:value-type="float">
            <text:p>86.579</text:p>
          </table:table-cell>
          <table:table-cell office:value-type="float" office:value="118.429" calcext:value-type="float">
            <text:p>118.429</text:p>
          </table:table-cell>
          <table:table-cell office:value-type="float" office:value="226.208" calcext:value-type="float">
            <text:p>226.208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00.195" calcext:value-type="float">
            <text:p>300.195</text:p>
          </table:table-cell>
          <table:table-cell office:value-type="float" office:value="33.8865" calcext:value-type="float">
            <text:p>33.8865</text:p>
          </table:table-cell>
          <table:table-cell office:value-type="float" office:value="236.023" calcext:value-type="float">
            <text:p>236.023</text:p>
          </table:table-cell>
          <table:table-cell office:value-type="float" office:value="269.385" calcext:value-type="float">
            <text:p>269.385</text:p>
          </table:table-cell>
          <table:table-cell office:value-type="float" office:value="301.947" calcext:value-type="float">
            <text:p>301.947</text:p>
          </table:table-cell>
          <table:table-cell office:value-type="float" office:value="327.014" calcext:value-type="float">
            <text:p>327.014</text:p>
          </table:table-cell>
          <table:table-cell office:value-type="float" office:value="354.8" calcext:value-type="float">
            <text:p>354.8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798.728" calcext:value-type="float">
            <text:p>798.728</text:p>
          </table:table-cell>
          <table:table-cell office:value-type="float" office:value="36.721" calcext:value-type="float">
            <text:p>36.721</text:p>
          </table:table-cell>
          <table:table-cell office:value-type="float" office:value="737.729" calcext:value-type="float">
            <text:p>737.729</text:p>
          </table:table-cell>
          <table:table-cell office:value-type="float" office:value="759.674" calcext:value-type="float">
            <text:p>759.674</text:p>
          </table:table-cell>
          <table:table-cell office:value-type="float" office:value="795.548" calcext:value-type="float">
            <text:p>795.548</text:p>
          </table:table-cell>
          <table:table-cell office:value-type="float" office:value="831.644" calcext:value-type="float">
            <text:p>831.644</text:p>
          </table:table-cell>
          <table:table-cell office:value-type="float" office:value="865.189" calcext:value-type="float">
            <text:p>865.189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365.38" calcext:value-type="float">
            <text:p>1365.38</text:p>
          </table:table-cell>
          <table:table-cell office:value-type="float" office:value="36.2759" calcext:value-type="float">
            <text:p>36.2759</text:p>
          </table:table-cell>
          <table:table-cell office:value-type="float" office:value="1299.5" calcext:value-type="float">
            <text:p>1299.5</text:p>
          </table:table-cell>
          <table:table-cell office:value-type="float" office:value="1330.1" calcext:value-type="float">
            <text:p>1330.1</text:p>
          </table:table-cell>
          <table:table-cell office:value-type="float" office:value="1367.36" calcext:value-type="float">
            <text:p>1367.36</text:p>
          </table:table-cell>
          <table:table-cell office:value-type="float" office:value="1398.33" calcext:value-type="float">
            <text:p>1398.33</text:p>
          </table:table-cell>
          <table:table-cell office:value-type="float" office:value="1428.34" calcext:value-type="float">
            <text:p>1428.34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072.15" calcext:value-type="float">
            <text:p>3072.15</text:p>
          </table:table-cell>
          <table:table-cell office:value-type="float" office:value="43.6039" calcext:value-type="float">
            <text:p>43.6039</text:p>
          </table:table-cell>
          <table:table-cell office:value-type="float" office:value="2916.2" calcext:value-type="float">
            <text:p>2916.2</text:p>
          </table:table-cell>
          <table:table-cell office:value-type="float" office:value="3040.35" calcext:value-type="float">
            <text:p>3040.35</text:p>
          </table:table-cell>
          <table:table-cell office:value-type="float" office:value="3079.18" calcext:value-type="float">
            <text:p>3079.18</text:p>
          </table:table-cell>
          <table:table-cell office:value-type="float" office:value="3105.55" calcext:value-type="float">
            <text:p>3105.55</text:p>
          </table:table-cell>
          <table:table-cell office:value-type="float" office:value="3160.79" calcext:value-type="float">
            <text:p>3160.79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5599.53" calcext:value-type="float">
            <text:p>5599.53</text:p>
          </table:table-cell>
          <table:table-cell office:value-type="float" office:value="34.5551" calcext:value-type="float">
            <text:p>34.5551</text:p>
          </table:table-cell>
          <table:table-cell office:value-type="float" office:value="5529.93" calcext:value-type="float">
            <text:p>5529.93</text:p>
          </table:table-cell>
          <table:table-cell office:value-type="float" office:value="5571.7" calcext:value-type="float">
            <text:p>5571.7</text:p>
          </table:table-cell>
          <table:table-cell office:value-type="float" office:value="5599.76" calcext:value-type="float">
            <text:p>5599.76</text:p>
          </table:table-cell>
          <table:table-cell office:value-type="float" office:value="5631.55" calcext:value-type="float">
            <text:p>5631.55</text:p>
          </table:table-cell>
          <table:table-cell office:value-type="float" office:value="5655.83" calcext:value-type="float">
            <text:p>5655.83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1839.3" calcext:value-type="float">
            <text:p>11839.3</text:p>
          </table:table-cell>
          <table:table-cell office:value-type="float" office:value="45.5678" calcext:value-type="float">
            <text:p>45.5678</text:p>
          </table:table-cell>
          <table:table-cell office:value-type="float" office:value="11743.2" calcext:value-type="float">
            <text:p>11743.2</text:p>
          </table:table-cell>
          <table:table-cell office:value-type="float" office:value="11807" calcext:value-type="float">
            <text:p>11807</text:p>
          </table:table-cell>
          <table:table-cell office:value-type="float" office:value="11838.2" calcext:value-type="float">
            <text:p>11838.2</text:p>
          </table:table-cell>
          <table:table-cell office:value-type="float" office:value="11873.3" calcext:value-type="float">
            <text:p>11873.3</text:p>
          </table:table-cell>
          <table:table-cell office:value-type="float" office:value="11999.2" calcext:value-type="float">
            <text:p>11999.2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2490.9" calcext:value-type="float">
            <text:p>22490.9</text:p>
          </table:table-cell>
          <table:table-cell office:value-type="float" office:value="35.0046" calcext:value-type="float">
            <text:p>35.0046</text:p>
          </table:table-cell>
          <table:table-cell office:value-type="float" office:value="22362.5" calcext:value-type="float">
            <text:p>22362.5</text:p>
          </table:table-cell>
          <table:table-cell office:value-type="float" office:value="22474.8" calcext:value-type="float">
            <text:p>22474.8</text:p>
          </table:table-cell>
          <table:table-cell office:value-type="float" office:value="22493.9" calcext:value-type="float">
            <text:p>22493.9</text:p>
          </table:table-cell>
          <table:table-cell office:value-type="float" office:value="22510.2" calcext:value-type="float">
            <text:p>22510.2</text:p>
          </table:table-cell>
          <table:table-cell office:value-type="float" office:value="22582.1" calcext:value-type="float">
            <text:p>22582.1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</table:table>
      <table:table table:name="grovers_raw" table:style-name="ta1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9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# of Qubits</text:p>
          </table:table-cell>
          <table:table-cell office:value-type="string" calcext:value-type="string">
            <text:p><text:s/>Average Time (ms)</text:p>
          </table:table-cell>
          <table:table-cell office:value-type="string" calcext:value-type="string">
            <text:p><text:s/>Sample Std. Deviation (ms)</text:p>
          </table:table-cell>
          <table:table-cell office:value-type="string" calcext:value-type="string">
            <text:p><text:s/>Fastest (ms)</text:p>
          </table:table-cell>
          <table:table-cell office:value-type="string" calcext:value-type="string">
            <text:p><text:s/>1st Quartile (ms)</text:p>
          </table:table-cell>
          <table:table-cell office:value-type="string" calcext:value-type="string">
            <text:p><text:s/>Median (ms)</text:p>
          </table:table-cell>
          <table:table-cell office:value-type="string" calcext:value-type="string">
            <text:p><text:s/>3rd Quartile (ms)</text:p>
          </table:table-cell>
          <table:table-cell office:value-type="string" calcext:value-type="string">
            <text:p><text:s/>Slowest (ms)</text:p>
          </table:table-cell>
          <table:table-cell office:value-type="string" calcext:value-type="string">
            <text:p>Typ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.3426" calcext:value-type="float">
            <text:p>5.3426</text:p>
          </table:table-cell>
          <table:table-cell office:value-type="float" office:value="0.720909" calcext:value-type="float">
            <text:p>0.720909</text:p>
          </table:table-cell>
          <table:table-cell office:value-type="float" office:value="4.368" calcext:value-type="float">
            <text:p>4.368</text:p>
          </table:table-cell>
          <table:table-cell office:value-type="float" office:value="4.946" calcext:value-type="float">
            <text:p>4.946</text:p>
          </table:table-cell>
          <table:table-cell office:value-type="float" office:value="5.435" calcext:value-type="float">
            <text:p>5.435</text:p>
          </table:table-cell>
          <table:table-cell office:value-type="float" office:value="5.509" calcext:value-type="float">
            <text:p>5.509</text:p>
          </table:table-cell>
          <table:table-cell office:value-type="float" office:value="8.989" calcext:value-type="float">
            <text:p>8.989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.87173" calcext:value-type="float">
            <text:p>7.87173</text:p>
          </table:table-cell>
          <table:table-cell office:value-type="float" office:value="0.513348" calcext:value-type="float">
            <text:p>0.513348</text:p>
          </table:table-cell>
          <table:table-cell office:value-type="float" office:value="6.265" calcext:value-type="float">
            <text:p>6.265</text:p>
          </table:table-cell>
          <table:table-cell office:value-type="float" office:value="7.646" calcext:value-type="float">
            <text:p>7.646</text:p>
          </table:table-cell>
          <table:table-cell office:value-type="float" office:value="7.875" calcext:value-type="float">
            <text:p>7.875</text:p>
          </table:table-cell>
          <table:table-cell office:value-type="float" office:value="8.336" calcext:value-type="float">
            <text:p>8.336</text:p>
          </table:table-cell>
          <table:table-cell office:value-type="float" office:value="8.964" calcext:value-type="float">
            <text:p>8.964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.9007" calcext:value-type="float">
            <text:p>10.9007</text:p>
          </table:table-cell>
          <table:table-cell office:value-type="float" office:value="0.633448" calcext:value-type="float">
            <text:p>0.633448</text:p>
          </table:table-cell>
          <table:table-cell office:value-type="float" office:value="9.349" calcext:value-type="float">
            <text:p>9.349</text:p>
          </table:table-cell>
          <table:table-cell office:value-type="float" office:value="10.492" calcext:value-type="float">
            <text:p>10.492</text:p>
          </table:table-cell>
          <table:table-cell office:value-type="float" office:value="10.989" calcext:value-type="float">
            <text:p>10.989</text:p>
          </table:table-cell>
          <table:table-cell office:value-type="float" office:value="11.276" calcext:value-type="float">
            <text:p>11.276</text:p>
          </table:table-cell>
          <table:table-cell office:value-type="float" office:value="12.336" calcext:value-type="float">
            <text:p>12.336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7.2534" calcext:value-type="float">
            <text:p>17.2534</text:p>
          </table:table-cell>
          <table:table-cell office:value-type="float" office:value="0.990918" calcext:value-type="float">
            <text:p>0.990918</text:p>
          </table:table-cell>
          <table:table-cell office:value-type="float" office:value="14.53" calcext:value-type="float">
            <text:p>14.53</text:p>
          </table:table-cell>
          <table:table-cell office:value-type="float" office:value="16.708" calcext:value-type="float">
            <text:p>16.708</text:p>
          </table:table-cell>
          <table:table-cell office:value-type="float" office:value="17.194" calcext:value-type="float">
            <text:p>17.194</text:p>
          </table:table-cell>
          <table:table-cell office:value-type="float" office:value="17.769" calcext:value-type="float">
            <text:p>17.769</text:p>
          </table:table-cell>
          <table:table-cell office:value-type="float" office:value="19.861" calcext:value-type="float">
            <text:p>19.861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3.8341" calcext:value-type="float">
            <text:p>23.8341</text:p>
          </table:table-cell>
          <table:table-cell office:value-type="float" office:value="1.68223" calcext:value-type="float">
            <text:p>1.68223</text:p>
          </table:table-cell>
          <table:table-cell office:value-type="float" office:value="16.806" calcext:value-type="float">
            <text:p>16.806</text:p>
          </table:table-cell>
          <table:table-cell office:value-type="float" office:value="23.009" calcext:value-type="float">
            <text:p>23.009</text:p>
          </table:table-cell>
          <table:table-cell office:value-type="float" office:value="24.296" calcext:value-type="float">
            <text:p>24.296</text:p>
          </table:table-cell>
          <table:table-cell office:value-type="float" office:value="24.76" calcext:value-type="float">
            <text:p>24.76</text:p>
          </table:table-cell>
          <table:table-cell office:value-type="float" office:value="28.054" calcext:value-type="float">
            <text:p>28.054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0.9734" calcext:value-type="float">
            <text:p>40.9734</text:p>
          </table:table-cell>
          <table:table-cell office:value-type="float" office:value="6.53745" calcext:value-type="float">
            <text:p>6.53745</text:p>
          </table:table-cell>
          <table:table-cell office:value-type="float" office:value="30.758" calcext:value-type="float">
            <text:p>30.758</text:p>
          </table:table-cell>
          <table:table-cell office:value-type="float" office:value="36.618" calcext:value-type="float">
            <text:p>36.618</text:p>
          </table:table-cell>
          <table:table-cell office:value-type="float" office:value="36.76" calcext:value-type="float">
            <text:p>36.76</text:p>
          </table:table-cell>
          <table:table-cell office:value-type="float" office:value="48.775" calcext:value-type="float">
            <text:p>48.775</text:p>
          </table:table-cell>
          <table:table-cell office:value-type="float" office:value="49.87" calcext:value-type="float">
            <text:p>49.87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7.5871" calcext:value-type="float">
            <text:p>57.5871</text:p>
          </table:table-cell>
          <table:table-cell office:value-type="float" office:value="6.22414" calcext:value-type="float">
            <text:p>6.22414</text:p>
          </table:table-cell>
          <table:table-cell office:value-type="float" office:value="54.054" calcext:value-type="float">
            <text:p>54.054</text:p>
          </table:table-cell>
          <table:table-cell office:value-type="float" office:value="54.167" calcext:value-type="float">
            <text:p>54.167</text:p>
          </table:table-cell>
          <table:table-cell office:value-type="float" office:value="54.607" calcext:value-type="float">
            <text:p>54.607</text:p>
          </table:table-cell>
          <table:table-cell office:value-type="float" office:value="55.364" calcext:value-type="float">
            <text:p>55.364</text:p>
          </table:table-cell>
          <table:table-cell office:value-type="float" office:value="71.328" calcext:value-type="float">
            <text:p>71.328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2.424" calcext:value-type="float">
            <text:p>112.424</text:p>
          </table:table-cell>
          <table:table-cell office:value-type="float" office:value="1.62653" calcext:value-type="float">
            <text:p>1.62653</text:p>
          </table:table-cell>
          <table:table-cell office:value-type="float" office:value="106.791" calcext:value-type="float">
            <text:p>106.791</text:p>
          </table:table-cell>
          <table:table-cell office:value-type="float" office:value="112.222" calcext:value-type="float">
            <text:p>112.222</text:p>
          </table:table-cell>
          <table:table-cell office:value-type="float" office:value="112.602" calcext:value-type="float">
            <text:p>112.602</text:p>
          </table:table-cell>
          <table:table-cell office:value-type="float" office:value="112.722" calcext:value-type="float">
            <text:p>112.722</text:p>
          </table:table-cell>
          <table:table-cell office:value-type="float" office:value="118.45" calcext:value-type="float">
            <text:p>118.45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78.798" calcext:value-type="float">
            <text:p>178.798</text:p>
          </table:table-cell>
          <table:table-cell office:value-type="float" office:value="1.80896" calcext:value-type="float">
            <text:p>1.80896</text:p>
          </table:table-cell>
          <table:table-cell office:value-type="float" office:value="177.141" calcext:value-type="float">
            <text:p>177.141</text:p>
          </table:table-cell>
          <table:table-cell office:value-type="float" office:value="177.99" calcext:value-type="float">
            <text:p>177.99</text:p>
          </table:table-cell>
          <table:table-cell office:value-type="float" office:value="178.488" calcext:value-type="float">
            <text:p>178.488</text:p>
          </table:table-cell>
          <table:table-cell office:value-type="float" office:value="179.049" calcext:value-type="float">
            <text:p>179.049</text:p>
          </table:table-cell>
          <table:table-cell office:value-type="float" office:value="190.988" calcext:value-type="float">
            <text:p>190.988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68.857" calcext:value-type="float">
            <text:p>268.857</text:p>
          </table:table-cell>
          <table:table-cell office:value-type="float" office:value="2.6588" calcext:value-type="float">
            <text:p>2.6588</text:p>
          </table:table-cell>
          <table:table-cell office:value-type="float" office:value="262.781" calcext:value-type="float">
            <text:p>262.781</text:p>
          </table:table-cell>
          <table:table-cell office:value-type="float" office:value="266.935" calcext:value-type="float">
            <text:p>266.935</text:p>
          </table:table-cell>
          <table:table-cell office:value-type="float" office:value="268.334" calcext:value-type="float">
            <text:p>268.334</text:p>
          </table:table-cell>
          <table:table-cell office:value-type="float" office:value="270.768" calcext:value-type="float">
            <text:p>270.768</text:p>
          </table:table-cell>
          <table:table-cell office:value-type="float" office:value="274.693" calcext:value-type="float">
            <text:p>274.693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30.939" calcext:value-type="float">
            <text:p>330.939</text:p>
          </table:table-cell>
          <table:table-cell office:value-type="float" office:value="1.06967" calcext:value-type="float">
            <text:p>1.06967</text:p>
          </table:table-cell>
          <table:table-cell office:value-type="float" office:value="330.032" calcext:value-type="float">
            <text:p>330.032</text:p>
          </table:table-cell>
          <table:table-cell office:value-type="float" office:value="330.343" calcext:value-type="float">
            <text:p>330.343</text:p>
          </table:table-cell>
          <table:table-cell office:value-type="float" office:value="330.451" calcext:value-type="float">
            <text:p>330.451</text:p>
          </table:table-cell>
          <table:table-cell office:value-type="float" office:value="330.952" calcext:value-type="float">
            <text:p>330.952</text:p>
          </table:table-cell>
          <table:table-cell office:value-type="float" office:value="335.072" calcext:value-type="float">
            <text:p>335.072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89.72" calcext:value-type="float">
            <text:p>489.72</text:p>
          </table:table-cell>
          <table:table-cell office:value-type="float" office:value="2.76662" calcext:value-type="float">
            <text:p>2.76662</text:p>
          </table:table-cell>
          <table:table-cell office:value-type="float" office:value="486.985" calcext:value-type="float">
            <text:p>486.985</text:p>
          </table:table-cell>
          <table:table-cell office:value-type="float" office:value="487.642" calcext:value-type="float">
            <text:p>487.642</text:p>
          </table:table-cell>
          <table:table-cell office:value-type="float" office:value="488.203" calcext:value-type="float">
            <text:p>488.203</text:p>
          </table:table-cell>
          <table:table-cell office:value-type="float" office:value="491.821" calcext:value-type="float">
            <text:p>491.821</text:p>
          </table:table-cell>
          <table:table-cell office:value-type="float" office:value="497.314" calcext:value-type="float">
            <text:p>497.314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14.327" calcext:value-type="float">
            <text:p>714.327</text:p>
          </table:table-cell>
          <table:table-cell office:value-type="float" office:value="1.75277" calcext:value-type="float">
            <text:p>1.75277</text:p>
          </table:table-cell>
          <table:table-cell office:value-type="float" office:value="712.565" calcext:value-type="float">
            <text:p>712.565</text:p>
          </table:table-cell>
          <table:table-cell office:value-type="float" office:value="713.339" calcext:value-type="float">
            <text:p>713.339</text:p>
          </table:table-cell>
          <table:table-cell office:value-type="float" office:value="713.831" calcext:value-type="float">
            <text:p>713.831</text:p>
          </table:table-cell>
          <table:table-cell office:value-type="float" office:value="714.437" calcext:value-type="float">
            <text:p>714.437</text:p>
          </table:table-cell>
          <table:table-cell office:value-type="float" office:value="722.609" calcext:value-type="float">
            <text:p>722.609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96.76" calcext:value-type="float">
            <text:p>1096.76</text:p>
          </table:table-cell>
          <table:table-cell office:value-type="float" office:value="3.19383" calcext:value-type="float">
            <text:p>3.19383</text:p>
          </table:table-cell>
          <table:table-cell office:value-type="float" office:value="1091.29" calcext:value-type="float">
            <text:p>1091.29</text:p>
          </table:table-cell>
          <table:table-cell office:value-type="float" office:value="1094.27" calcext:value-type="float">
            <text:p>1094.27</text:p>
          </table:table-cell>
          <table:table-cell office:value-type="float" office:value="1096.21" calcext:value-type="float">
            <text:p>1096.21</text:p>
          </table:table-cell>
          <table:table-cell office:value-type="float" office:value="1099.16" calcext:value-type="float">
            <text:p>1099.16</text:p>
          </table:table-cell>
          <table:table-cell office:value-type="float" office:value="1105.25" calcext:value-type="float">
            <text:p>1105.25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.4754" calcext:value-type="float">
            <text:p>17.4754</text:p>
          </table:table-cell>
          <table:table-cell office:value-type="float" office:value="0.638235" calcext:value-type="float">
            <text:p>0.638235</text:p>
          </table:table-cell>
          <table:table-cell office:value-type="float" office:value="15.576" calcext:value-type="float">
            <text:p>15.576</text:p>
          </table:table-cell>
          <table:table-cell office:value-type="float" office:value="17.073" calcext:value-type="float">
            <text:p>17.073</text:p>
          </table:table-cell>
          <table:table-cell office:value-type="float" office:value="17.602" calcext:value-type="float">
            <text:p>17.602</text:p>
          </table:table-cell>
          <table:table-cell office:value-type="float" office:value="17.86" calcext:value-type="float">
            <text:p>17.86</text:p>
          </table:table-cell>
          <table:table-cell office:value-type="float" office:value="18.828" calcext:value-type="float">
            <text:p>18.828</text:p>
          </table:table-cell>
          <table:table-cell table:formula="of:=&quot;QUnit (OCL)&quot;" office:value-type="string" office:string-value="QUnit (OCL)" calcext:value-type="string">
            <text:p>QUnit (OCL)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6.5784" calcext:value-type="float">
            <text:p>26.5784</text:p>
          </table:table-cell>
          <table:table-cell office:value-type="float" office:value="0.729825" calcext:value-type="float">
            <text:p>0.729825</text:p>
          </table:table-cell>
          <table:table-cell office:value-type="float" office:value="24.64" calcext:value-type="float">
            <text:p>24.64</text:p>
          </table:table-cell>
          <table:table-cell office:value-type="float" office:value="26.088" calcext:value-type="float">
            <text:p>26.088</text:p>
          </table:table-cell>
          <table:table-cell office:value-type="float" office:value="26.578" calcext:value-type="float">
            <text:p>26.578</text:p>
          </table:table-cell>
          <table:table-cell office:value-type="float" office:value="26.985" calcext:value-type="float">
            <text:p>26.985</text:p>
          </table:table-cell>
          <table:table-cell office:value-type="float" office:value="28.394" calcext:value-type="float">
            <text:p>28.394</text:p>
          </table:table-cell>
          <table:table-cell table:formula="of:=&quot;QUnit (OCL)&quot;" office:value-type="string" office:string-value="QUnit (OCL)" calcext:value-type="string">
            <text:p>QUnit (OCL)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6.1287" calcext:value-type="float">
            <text:p>36.1287</text:p>
          </table:table-cell>
          <table:table-cell office:value-type="float" office:value="0.922937" calcext:value-type="float">
            <text:p>0.922937</text:p>
          </table:table-cell>
          <table:table-cell office:value-type="float" office:value="33.7" calcext:value-type="float">
            <text:p>33.7</text:p>
          </table:table-cell>
          <table:table-cell office:value-type="float" office:value="35.501" calcext:value-type="float">
            <text:p>35.501</text:p>
          </table:table-cell>
          <table:table-cell office:value-type="float" office:value="36.186" calcext:value-type="float">
            <text:p>36.186</text:p>
          </table:table-cell>
          <table:table-cell office:value-type="float" office:value="36.64" calcext:value-type="float">
            <text:p>36.64</text:p>
          </table:table-cell>
          <table:table-cell office:value-type="float" office:value="38.236" calcext:value-type="float">
            <text:p>38.236</text:p>
          </table:table-cell>
          <table:table-cell table:formula="of:=&quot;QUnit (OCL)&quot;" office:value-type="string" office:string-value="QUnit (OCL)" calcext:value-type="string">
            <text:p>QUnit (OCL)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8.8066" calcext:value-type="float">
            <text:p>48.8066</text:p>
          </table:table-cell>
          <table:table-cell office:value-type="float" office:value="1.29062" calcext:value-type="float">
            <text:p>1.29062</text:p>
          </table:table-cell>
          <table:table-cell office:value-type="float" office:value="45.674" calcext:value-type="float">
            <text:p>45.674</text:p>
          </table:table-cell>
          <table:table-cell office:value-type="float" office:value="48.081" calcext:value-type="float">
            <text:p>48.081</text:p>
          </table:table-cell>
          <table:table-cell office:value-type="float" office:value="48.785" calcext:value-type="float">
            <text:p>48.785</text:p>
          </table:table-cell>
          <table:table-cell office:value-type="float" office:value="49.693" calcext:value-type="float">
            <text:p>49.693</text:p>
          </table:table-cell>
          <table:table-cell office:value-type="float" office:value="51.695" calcext:value-type="float">
            <text:p>51.695</text:p>
          </table:table-cell>
          <table:table-cell table:formula="of:=&quot;QUnit (OCL)&quot;" office:value-type="string" office:string-value="QUnit (OCL)" calcext:value-type="string">
            <text:p>QUnit (OCL)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3.6637" calcext:value-type="float">
            <text:p>63.6637</text:p>
          </table:table-cell>
          <table:table-cell office:value-type="float" office:value="2.14692" calcext:value-type="float">
            <text:p>2.14692</text:p>
          </table:table-cell>
          <table:table-cell office:value-type="float" office:value="59.028" calcext:value-type="float">
            <text:p>59.028</text:p>
          </table:table-cell>
          <table:table-cell office:value-type="float" office:value="62.251" calcext:value-type="float">
            <text:p>62.251</text:p>
          </table:table-cell>
          <table:table-cell office:value-type="float" office:value="63.274" calcext:value-type="float">
            <text:p>63.274</text:p>
          </table:table-cell>
          <table:table-cell office:value-type="float" office:value="64.975" calcext:value-type="float">
            <text:p>64.975</text:p>
          </table:table-cell>
          <table:table-cell office:value-type="float" office:value="70.052" calcext:value-type="float">
            <text:p>70.052</text:p>
          </table:table-cell>
          <table:table-cell table:formula="of:=&quot;QUnit (OCL)&quot;" office:value-type="string" office:string-value="QUnit (OCL)" calcext:value-type="string">
            <text:p>QUnit (OCL)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5.5069" calcext:value-type="float">
            <text:p>85.5069</text:p>
          </table:table-cell>
          <table:table-cell office:value-type="float" office:value="2.89869" calcext:value-type="float">
            <text:p>2.89869</text:p>
          </table:table-cell>
          <table:table-cell office:value-type="float" office:value="78.065" calcext:value-type="float">
            <text:p>78.065</text:p>
          </table:table-cell>
          <table:table-cell office:value-type="float" office:value="83.258" calcext:value-type="float">
            <text:p>83.258</text:p>
          </table:table-cell>
          <table:table-cell office:value-type="float" office:value="85.961" calcext:value-type="float">
            <text:p>85.961</text:p>
          </table:table-cell>
          <table:table-cell office:value-type="float" office:value="87.431" calcext:value-type="float">
            <text:p>87.431</text:p>
          </table:table-cell>
          <table:table-cell office:value-type="float" office:value="92.161" calcext:value-type="float">
            <text:p>92.161</text:p>
          </table:table-cell>
          <table:table-cell table:formula="of:=&quot;QUnit (OCL)&quot;" office:value-type="string" office:string-value="QUnit (OCL)" calcext:value-type="string">
            <text:p>QUnit (OCL)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21.436" calcext:value-type="float">
            <text:p>121.436</text:p>
          </table:table-cell>
          <table:table-cell office:value-type="float" office:value="4.15467" calcext:value-type="float">
            <text:p>4.15467</text:p>
          </table:table-cell>
          <table:table-cell office:value-type="float" office:value="106.123" calcext:value-type="float">
            <text:p>106.123</text:p>
          </table:table-cell>
          <table:table-cell office:value-type="float" office:value="120.285" calcext:value-type="float">
            <text:p>120.285</text:p>
          </table:table-cell>
          <table:table-cell office:value-type="float" office:value="122.466" calcext:value-type="float">
            <text:p>122.466</text:p>
          </table:table-cell>
          <table:table-cell office:value-type="float" office:value="124.039" calcext:value-type="float">
            <text:p>124.039</text:p>
          </table:table-cell>
          <table:table-cell office:value-type="float" office:value="128.028" calcext:value-type="float">
            <text:p>128.028</text:p>
          </table:table-cell>
          <table:table-cell table:formula="of:=&quot;QUnit (OCL)&quot;" office:value-type="string" office:string-value="QUnit (OCL)" calcext:value-type="string">
            <text:p>QUnit (OCL)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92.348" calcext:value-type="float">
            <text:p>192.348</text:p>
          </table:table-cell>
          <table:table-cell office:value-type="float" office:value="4.51179" calcext:value-type="float">
            <text:p>4.51179</text:p>
          </table:table-cell>
          <table:table-cell office:value-type="float" office:value="169.347" calcext:value-type="float">
            <text:p>169.347</text:p>
          </table:table-cell>
          <table:table-cell office:value-type="float" office:value="191.659" calcext:value-type="float">
            <text:p>191.659</text:p>
          </table:table-cell>
          <table:table-cell office:value-type="float" office:value="193.607" calcext:value-type="float">
            <text:p>193.607</text:p>
          </table:table-cell>
          <table:table-cell office:value-type="float" office:value="195.082" calcext:value-type="float">
            <text:p>195.082</text:p>
          </table:table-cell>
          <table:table-cell office:value-type="float" office:value="197.222" calcext:value-type="float">
            <text:p>197.222</text:p>
          </table:table-cell>
          <table:table-cell table:formula="of:=&quot;QUnit (OCL)&quot;" office:value-type="string" office:string-value="QUnit (OCL)" calcext:value-type="string">
            <text:p>QUnit (OCL)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60.542" calcext:value-type="float">
            <text:p>260.542</text:p>
          </table:table-cell>
          <table:table-cell office:value-type="float" office:value="7.02483" calcext:value-type="float">
            <text:p>7.02483</text:p>
          </table:table-cell>
          <table:table-cell office:value-type="float" office:value="228.187" calcext:value-type="float">
            <text:p>228.187</text:p>
          </table:table-cell>
          <table:table-cell office:value-type="float" office:value="260.521" calcext:value-type="float">
            <text:p>260.521</text:p>
          </table:table-cell>
          <table:table-cell office:value-type="float" office:value="262.214" calcext:value-type="float">
            <text:p>262.214</text:p>
          </table:table-cell>
          <table:table-cell office:value-type="float" office:value="264.041" calcext:value-type="float">
            <text:p>264.041</text:p>
          </table:table-cell>
          <table:table-cell office:value-type="float" office:value="266.944" calcext:value-type="float">
            <text:p>266.944</text:p>
          </table:table-cell>
          <table:table-cell table:formula="of:=&quot;QUnit (OCL)&quot;" office:value-type="string" office:string-value="QUnit (OCL)" calcext:value-type="string">
            <text:p>QUnit (OCL)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58.793" calcext:value-type="float">
            <text:p>358.793</text:p>
          </table:table-cell>
          <table:table-cell office:value-type="float" office:value="14.0407" calcext:value-type="float">
            <text:p>14.0407</text:p>
          </table:table-cell>
          <table:table-cell office:value-type="float" office:value="313.126" calcext:value-type="float">
            <text:p>313.126</text:p>
          </table:table-cell>
          <table:table-cell office:value-type="float" office:value="361.741" calcext:value-type="float">
            <text:p>361.741</text:p>
          </table:table-cell>
          <table:table-cell office:value-type="float" office:value="363.691" calcext:value-type="float">
            <text:p>363.691</text:p>
          </table:table-cell>
          <table:table-cell office:value-type="float" office:value="365.529" calcext:value-type="float">
            <text:p>365.529</text:p>
          </table:table-cell>
          <table:table-cell office:value-type="float" office:value="369.626" calcext:value-type="float">
            <text:p>369.626</text:p>
          </table:table-cell>
          <table:table-cell table:formula="of:=&quot;QUnit (OCL)&quot;" office:value-type="string" office:string-value="QUnit (OCL)" calcext:value-type="string">
            <text:p>QUnit (OCL)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69.446" calcext:value-type="float">
            <text:p>469.446</text:p>
          </table:table-cell>
          <table:table-cell office:value-type="float" office:value="26.9027" calcext:value-type="float">
            <text:p>26.9027</text:p>
          </table:table-cell>
          <table:table-cell office:value-type="float" office:value="438.137" calcext:value-type="float">
            <text:p>438.137</text:p>
          </table:table-cell>
          <table:table-cell office:value-type="float" office:value="441.718" calcext:value-type="float">
            <text:p>441.718</text:p>
          </table:table-cell>
          <table:table-cell office:value-type="float" office:value="462.032" calcext:value-type="float">
            <text:p>462.032</text:p>
          </table:table-cell>
          <table:table-cell office:value-type="float" office:value="504.27" calcext:value-type="float">
            <text:p>504.27</text:p>
          </table:table-cell>
          <table:table-cell office:value-type="float" office:value="511.669" calcext:value-type="float">
            <text:p>511.669</text:p>
          </table:table-cell>
          <table:table-cell table:formula="of:=&quot;QUnit (OCL)&quot;" office:value-type="string" office:string-value="QUnit (OCL)" calcext:value-type="string">
            <text:p>QUnit (OCL)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39.59" calcext:value-type="float">
            <text:p>639.59</text:p>
          </table:table-cell>
          <table:table-cell office:value-type="float" office:value="20.9961" calcext:value-type="float">
            <text:p>20.9961</text:p>
          </table:table-cell>
          <table:table-cell office:value-type="float" office:value="617.208" calcext:value-type="float">
            <text:p>617.208</text:p>
          </table:table-cell>
          <table:table-cell office:value-type="float" office:value="621.026" calcext:value-type="float">
            <text:p>621.026</text:p>
          </table:table-cell>
          <table:table-cell office:value-type="float" office:value="634.051" calcext:value-type="float">
            <text:p>634.051</text:p>
          </table:table-cell>
          <table:table-cell office:value-type="float" office:value="653.45" calcext:value-type="float">
            <text:p>653.45</text:p>
          </table:table-cell>
          <table:table-cell office:value-type="float" office:value="722.763" calcext:value-type="float">
            <text:p>722.763</text:p>
          </table:table-cell>
          <table:table-cell table:formula="of:=&quot;QUnit (OCL)&quot;" office:value-type="string" office:string-value="QUnit (OCL)" calcext:value-type="string">
            <text:p>QUnit (OCL)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16.7" calcext:value-type="float">
            <text:p>1016.7</text:p>
          </table:table-cell>
          <table:table-cell office:value-type="float" office:value="16.0628" calcext:value-type="float">
            <text:p>16.0628</text:p>
          </table:table-cell>
          <table:table-cell office:value-type="float" office:value="921.443" calcext:value-type="float">
            <text:p>921.443</text:p>
          </table:table-cell>
          <table:table-cell office:value-type="float" office:value="1017.95" calcext:value-type="float">
            <text:p>1017.95</text:p>
          </table:table-cell>
          <table:table-cell office:value-type="float" office:value="1019.74" calcext:value-type="float">
            <text:p>1019.74</text:p>
          </table:table-cell>
          <table:table-cell office:value-type="float" office:value="1021.49" calcext:value-type="float">
            <text:p>1021.49</text:p>
          </table:table-cell>
          <table:table-cell office:value-type="float" office:value="1028.26" calcext:value-type="float">
            <text:p>1028.26</text:p>
          </table:table-cell>
          <table:table-cell table:formula="of:=&quot;QUnit (OCL)&quot;" office:value-type="string" office:string-value="QUnit (OCL)" calcext:value-type="string">
            <text:p>QUnit (OCL)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342.13" calcext:value-type="float">
            <text:p>1342.13</text:p>
          </table:table-cell>
          <table:table-cell office:value-type="float" office:value="3.7893" calcext:value-type="float">
            <text:p>3.7893</text:p>
          </table:table-cell>
          <table:table-cell office:value-type="float" office:value="1333.6" calcext:value-type="float">
            <text:p>1333.6</text:p>
          </table:table-cell>
          <table:table-cell office:value-type="float" office:value="1339.9" calcext:value-type="float">
            <text:p>1339.9</text:p>
          </table:table-cell>
          <table:table-cell office:value-type="float" office:value="1341.79" calcext:value-type="float">
            <text:p>1341.79</text:p>
          </table:table-cell>
          <table:table-cell office:value-type="float" office:value="1344.22" calcext:value-type="float">
            <text:p>1344.22</text:p>
          </table:table-cell>
          <table:table-cell office:value-type="float" office:value="1355.75" calcext:value-type="float">
            <text:p>1355.75</text:p>
          </table:table-cell>
          <table:table-cell table:formula="of:=&quot;QUnit (OCL)&quot;" office:value-type="string" office:string-value="QUnit (OCL)" calcext:value-type="string">
            <text:p>QUnit (OCL)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86336" calcext:value-type="float">
            <text:p>1.86336</text:p>
          </table:table-cell>
          <table:table-cell office:value-type="float" office:value="0.12659" calcext:value-type="float">
            <text:p>0.12659</text:p>
          </table:table-cell>
          <table:table-cell office:value-type="float" office:value="1.584" calcext:value-type="float">
            <text:p>1.584</text:p>
          </table:table-cell>
          <table:table-cell office:value-type="float" office:value="1.739" calcext:value-type="float">
            <text:p>1.739</text:p>
          </table:table-cell>
          <table:table-cell office:value-type="float" office:value="1.915" calcext:value-type="float">
            <text:p>1.915</text:p>
          </table:table-cell>
          <table:table-cell office:value-type="float" office:value="1.951" calcext:value-type="float">
            <text:p>1.951</text:p>
          </table:table-cell>
          <table:table-cell office:value-type="float" office:value="2.049" calcext:value-type="float">
            <text:p>2.049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.4591" calcext:value-type="float">
            <text:p>10.4591</text:p>
          </table:table-cell>
          <table:table-cell office:value-type="float" office:value="0.390705" calcext:value-type="float">
            <text:p>0.390705</text:p>
          </table:table-cell>
          <table:table-cell office:value-type="float" office:value="8.765" calcext:value-type="float">
            <text:p>8.765</text:p>
          </table:table-cell>
          <table:table-cell office:value-type="float" office:value="10.245" calcext:value-type="float">
            <text:p>10.245</text:p>
          </table:table-cell>
          <table:table-cell office:value-type="float" office:value="10.52" calcext:value-type="float">
            <text:p>10.52</text:p>
          </table:table-cell>
          <table:table-cell office:value-type="float" office:value="10.693" calcext:value-type="float">
            <text:p>10.693</text:p>
          </table:table-cell>
          <table:table-cell office:value-type="float" office:value="11.547" calcext:value-type="float">
            <text:p>11.547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4.9978" calcext:value-type="float">
            <text:p>24.9978</text:p>
          </table:table-cell>
          <table:table-cell office:value-type="float" office:value="0.611324" calcext:value-type="float">
            <text:p>0.611324</text:p>
          </table:table-cell>
          <table:table-cell office:value-type="float" office:value="23.304" calcext:value-type="float">
            <text:p>23.304</text:p>
          </table:table-cell>
          <table:table-cell office:value-type="float" office:value="24.651" calcext:value-type="float">
            <text:p>24.651</text:p>
          </table:table-cell>
          <table:table-cell office:value-type="float" office:value="25.019" calcext:value-type="float">
            <text:p>25.019</text:p>
          </table:table-cell>
          <table:table-cell office:value-type="float" office:value="25.269" calcext:value-type="float">
            <text:p>25.269</text:p>
          </table:table-cell>
          <table:table-cell office:value-type="float" office:value="26.481" calcext:value-type="float">
            <text:p>26.481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7.1121" calcext:value-type="float">
            <text:p>67.1121</text:p>
          </table:table-cell>
          <table:table-cell office:value-type="float" office:value="1.3044" calcext:value-type="float">
            <text:p>1.3044</text:p>
          </table:table-cell>
          <table:table-cell office:value-type="float" office:value="64.38" calcext:value-type="float">
            <text:p>64.38</text:p>
          </table:table-cell>
          <table:table-cell office:value-type="float" office:value="66.16" calcext:value-type="float">
            <text:p>66.16</text:p>
          </table:table-cell>
          <table:table-cell office:value-type="float" office:value="66.933" calcext:value-type="float">
            <text:p>66.933</text:p>
          </table:table-cell>
          <table:table-cell office:value-type="float" office:value="67.877" calcext:value-type="float">
            <text:p>67.877</text:p>
          </table:table-cell>
          <table:table-cell office:value-type="float" office:value="70.373" calcext:value-type="float">
            <text:p>70.373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9.6307" calcext:value-type="float">
            <text:p>99.6307</text:p>
          </table:table-cell>
          <table:table-cell office:value-type="float" office:value="1.68161" calcext:value-type="float">
            <text:p>1.68161</text:p>
          </table:table-cell>
          <table:table-cell office:value-type="float" office:value="95.83" calcext:value-type="float">
            <text:p>95.83</text:p>
          </table:table-cell>
          <table:table-cell office:value-type="float" office:value="98.401" calcext:value-type="float">
            <text:p>98.401</text:p>
          </table:table-cell>
          <table:table-cell office:value-type="float" office:value="99.516" calcext:value-type="float">
            <text:p>99.516</text:p>
          </table:table-cell>
          <table:table-cell office:value-type="float" office:value="100.435" calcext:value-type="float">
            <text:p>100.435</text:p>
          </table:table-cell>
          <table:table-cell office:value-type="float" office:value="105.07" calcext:value-type="float">
            <text:p>105.07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2.202" calcext:value-type="float">
            <text:p>162.202</text:p>
          </table:table-cell>
          <table:table-cell office:value-type="float" office:value="2.05712" calcext:value-type="float">
            <text:p>2.05712</text:p>
          </table:table-cell>
          <table:table-cell office:value-type="float" office:value="157.715" calcext:value-type="float">
            <text:p>157.715</text:p>
          </table:table-cell>
          <table:table-cell office:value-type="float" office:value="160.936" calcext:value-type="float">
            <text:p>160.936</text:p>
          </table:table-cell>
          <table:table-cell office:value-type="float" office:value="161.72" calcext:value-type="float">
            <text:p>161.72</text:p>
          </table:table-cell>
          <table:table-cell office:value-type="float" office:value="163.429" calcext:value-type="float">
            <text:p>163.429</text:p>
          </table:table-cell>
          <table:table-cell office:value-type="float" office:value="170.044" calcext:value-type="float">
            <text:p>170.044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50.123" calcext:value-type="float">
            <text:p>250.123</text:p>
          </table:table-cell>
          <table:table-cell office:value-type="float" office:value="2.78697" calcext:value-type="float">
            <text:p>2.78697</text:p>
          </table:table-cell>
          <table:table-cell office:value-type="float" office:value="243.574" calcext:value-type="float">
            <text:p>243.574</text:p>
          </table:table-cell>
          <table:table-cell office:value-type="float" office:value="248.045" calcext:value-type="float">
            <text:p>248.045</text:p>
          </table:table-cell>
          <table:table-cell office:value-type="float" office:value="250.096" calcext:value-type="float">
            <text:p>250.096</text:p>
          </table:table-cell>
          <table:table-cell office:value-type="float" office:value="251.566" calcext:value-type="float">
            <text:p>251.566</text:p>
          </table:table-cell>
          <table:table-cell office:value-type="float" office:value="258.658" calcext:value-type="float">
            <text:p>258.658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06.723" calcext:value-type="float">
            <text:p>406.723</text:p>
          </table:table-cell>
          <table:table-cell office:value-type="float" office:value="5.41174" calcext:value-type="float">
            <text:p>5.41174</text:p>
          </table:table-cell>
          <table:table-cell office:value-type="float" office:value="395.709" calcext:value-type="float">
            <text:p>395.709</text:p>
          </table:table-cell>
          <table:table-cell office:value-type="float" office:value="402.649" calcext:value-type="float">
            <text:p>402.649</text:p>
          </table:table-cell>
          <table:table-cell office:value-type="float" office:value="405.475" calcext:value-type="float">
            <text:p>405.475</text:p>
          </table:table-cell>
          <table:table-cell office:value-type="float" office:value="410.001" calcext:value-type="float">
            <text:p>410.001</text:p>
          </table:table-cell>
          <table:table-cell office:value-type="float" office:value="420.601" calcext:value-type="float">
            <text:p>420.601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48.075" calcext:value-type="float">
            <text:p>648.075</text:p>
          </table:table-cell>
          <table:table-cell office:value-type="float" office:value="10.3944" calcext:value-type="float">
            <text:p>10.3944</text:p>
          </table:table-cell>
          <table:table-cell office:value-type="float" office:value="626.462" calcext:value-type="float">
            <text:p>626.462</text:p>
          </table:table-cell>
          <table:table-cell office:value-type="float" office:value="637.441" calcext:value-type="float">
            <text:p>637.441</text:p>
          </table:table-cell>
          <table:table-cell office:value-type="float" office:value="652.391" calcext:value-type="float">
            <text:p>652.391</text:p>
          </table:table-cell>
          <table:table-cell office:value-type="float" office:value="656.225" calcext:value-type="float">
            <text:p>656.225</text:p>
          </table:table-cell>
          <table:table-cell office:value-type="float" office:value="665.485" calcext:value-type="float">
            <text:p>665.485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82.52" calcext:value-type="float">
            <text:p>1082.52</text:p>
          </table:table-cell>
          <table:table-cell office:value-type="float" office:value="30.2786" calcext:value-type="float">
            <text:p>30.2786</text:p>
          </table:table-cell>
          <table:table-cell office:value-type="float" office:value="1000.68" calcext:value-type="float">
            <text:p>1000.68</text:p>
          </table:table-cell>
          <table:table-cell office:value-type="float" office:value="1063.92" calcext:value-type="float">
            <text:p>1063.92</text:p>
          </table:table-cell>
          <table:table-cell office:value-type="float" office:value="1088.68" calcext:value-type="float">
            <text:p>1088.68</text:p>
          </table:table-cell>
          <table:table-cell office:value-type="float" office:value="1105.33" calcext:value-type="float">
            <text:p>1105.33</text:p>
          </table:table-cell>
          <table:table-cell office:value-type="float" office:value="1125.77" calcext:value-type="float">
            <text:p>1125.77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133.28" calcext:value-type="float">
            <text:p>2133.28</text:p>
          </table:table-cell>
          <table:table-cell office:value-type="float" office:value="65.864" calcext:value-type="float">
            <text:p>65.864</text:p>
          </table:table-cell>
          <table:table-cell office:value-type="float" office:value="1974.36" calcext:value-type="float">
            <text:p>1974.36</text:p>
          </table:table-cell>
          <table:table-cell office:value-type="float" office:value="2084.88" calcext:value-type="float">
            <text:p>2084.88</text:p>
          </table:table-cell>
          <table:table-cell office:value-type="float" office:value="2140.89" calcext:value-type="float">
            <text:p>2140.89</text:p>
          </table:table-cell>
          <table:table-cell office:value-type="float" office:value="2173.65" calcext:value-type="float">
            <text:p>2173.65</text:p>
          </table:table-cell>
          <table:table-cell office:value-type="float" office:value="2262.95" calcext:value-type="float">
            <text:p>2262.95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518.05" calcext:value-type="float">
            <text:p>5518.05</text:p>
          </table:table-cell>
          <table:table-cell office:value-type="float" office:value="515.584" calcext:value-type="float">
            <text:p>515.584</text:p>
          </table:table-cell>
          <table:table-cell office:value-type="float" office:value="4428.41" calcext:value-type="float">
            <text:p>4428.41</text:p>
          </table:table-cell>
          <table:table-cell office:value-type="float" office:value="5132.72" calcext:value-type="float">
            <text:p>5132.72</text:p>
          </table:table-cell>
          <table:table-cell office:value-type="float" office:value="5512.59" calcext:value-type="float">
            <text:p>5512.59</text:p>
          </table:table-cell>
          <table:table-cell office:value-type="float" office:value="5865.7" calcext:value-type="float">
            <text:p>5865.7</text:p>
          </table:table-cell>
          <table:table-cell office:value-type="float" office:value="6856.86" calcext:value-type="float">
            <text:p>6856.86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519.8" calcext:value-type="float">
            <text:p>14519.8</text:p>
          </table:table-cell>
          <table:table-cell office:value-type="float" office:value="1329.94" calcext:value-type="float">
            <text:p>1329.94</text:p>
          </table:table-cell>
          <table:table-cell office:value-type="float" office:value="11755.1" calcext:value-type="float">
            <text:p>11755.1</text:p>
          </table:table-cell>
          <table:table-cell office:value-type="float" office:value="13623.8" calcext:value-type="float">
            <text:p>13623.8</text:p>
          </table:table-cell>
          <table:table-cell office:value-type="float" office:value="14281.4" calcext:value-type="float">
            <text:p>14281.4</text:p>
          </table:table-cell>
          <table:table-cell office:value-type="float" office:value="15538.7" calcext:value-type="float">
            <text:p>15538.7</text:p>
          </table:table-cell>
          <table:table-cell office:value-type="float" office:value="17331.8" calcext:value-type="float">
            <text:p>17331.8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5500" calcext:value-type="float">
            <text:p>15500</text:p>
          </table:table-cell>
          <table:table-cell office:value-type="float" office:value="1665.34" calcext:value-type="float">
            <text:p>1665.34</text:p>
          </table:table-cell>
          <table:table-cell office:value-type="float" office:value="12146" calcext:value-type="float">
            <text:p>12146</text:p>
          </table:table-cell>
          <table:table-cell office:value-type="float" office:value="14551.3" calcext:value-type="float">
            <text:p>14551.3</text:p>
          </table:table-cell>
          <table:table-cell office:value-type="float" office:value="15671.4" calcext:value-type="float">
            <text:p>15671.4</text:p>
          </table:table-cell>
          <table:table-cell office:value-type="float" office:value="16385.6" calcext:value-type="float">
            <text:p>16385.6</text:p>
          </table:table-cell>
          <table:table-cell office:value-type="float" office:value="19070.8" calcext:value-type="float">
            <text:p>19070.8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04">00/00/0000</text:date>, <text:time style:data-style-name="N2" text:time-value="15:23:19.61978543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8-04T15:25:02.027059597</dc:date>
    <meta:editing-duration>PT2H25M55S</meta:editing-duration>
    <meta:editing-cycles>28</meta:editing-cycles>
    <meta:generator>LibreOffice/6.0.3.2$Linux_X86_64 LibreOffice_project/00m0$Build-2</meta:generator>
    <meta:document-statistic meta:table-count="5" meta:cell-count="3231" meta:object-count="0"/>
  </office:meta>
</office:document-meta>
</file>